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7-01T00:00:00" table:style-name="ce5">
            <text:p>2022/7/1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34190" table:style-name="ce6">
            <text:p>34,190<text:s/></text:p>
          </table:table-cell>
          <table:table-cell office:value-type="float" office:value="35064" table:style-name="ce6">
            <text:p>35,064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20902" table:style-name="ce6">
            <text:p>20,902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8609" table:style-name="ce6">
            <text:p>18,609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20643" table:style-name="ce6">
            <text:p>20,643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24211" table:style-name="ce6">
            <text:p>24,211<text:s/></text:p>
          </table:table-cell>
          <table:table-cell office:value-type="float" office:value="18869" table:style-name="ce6">
            <text:p>18,869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27475" table:style-name="ce6">
            <text:p>27,475<text:s/></text:p>
          </table:table-cell>
          <table:table-cell office:value-type="float" office:value="20799" table:style-name="ce6">
            <text:p>20,799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15588" table:style-name="ce6">
            <text:p>15,588<text:s/></text:p>
          </table:table-cell>
          <table:table-cell office:value-type="float" office:value="18416" table:style-name="ce6">
            <text:p>18,416<text:s/></text:p>
          </table:table-cell>
          <table:table-cell office:value-type="float" office:value="111961" table:style-name="ce6">
            <text:p>111,961<text:s/></text:p>
          </table:table-cell>
          <table:table-cell office:value-type="float" office:value="39573" table:style-name="ce6">
            <text:p>39,573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18636" table:style-name="ce6">
            <text:p>18,636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18652" table:style-name="ce6">
            <text:p>18,652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22677" table:style-name="ce6">
            <text:p>22,677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24817" table:style-name="ce6">
            <text:p>24,817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17727" table:style-name="ce6">
            <text:p>17,727<text:s/></text:p>
          </table:table-cell>
          <table:table-cell office:value-type="float" office:value="17682" table:style-name="ce6">
            <text:p>17,682<text:s/></text:p>
          </table:table-cell>
          <table:table-cell office:value-type="float" office:value="21047" table:style-name="ce6">
            <text:p>21,047<text:s/></text:p>
          </table:table-cell>
          <table:table-cell office:value-type="float" office:value="33332" table:style-name="ce6">
            <text:p>33,332<text:s/></text:p>
          </table:table-cell>
          <table:table-cell office:value-type="float" office:value="29634" table:style-name="ce6">
            <text:p>29,634<text:s/></text:p>
          </table:table-cell>
          <table:table-cell office:value-type="float" office:value="21574" table:style-name="ce6">
            <text:p>21,574<text:s/></text:p>
          </table:table-cell>
          <table:table-cell office:value-type="float" office:value="19558" table:style-name="ce6">
            <text:p>19,558<text:s/></text:p>
          </table:table-cell>
          <table:table-cell office:value-type="float" office:value="51188" table:style-name="ce6">
            <text:p>51,188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25908" table:style-name="ce6">
            <text:p>25,908<text:s/></text:p>
          </table:table-cell>
          <table:table-cell office:value-type="float" office:value="29971" table:style-name="ce6">
            <text:p>29,971<text:s/></text:p>
          </table:table-cell>
          <table:table-cell office:value-type="float" office:value="17176" table:style-name="ce6">
            <text:p>17,176<text:s/></text:p>
          </table:table-cell>
          <table:table-cell office:value-type="float" office:value="54308" table:style-name="ce6">
            <text:p>54,308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7136" table:style-name="ce6">
            <text:p>17,136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27738" table:style-name="ce6">
            <text:p>27,738<text:s/></text:p>
          </table:table-cell>
          <table:table-cell office:value-type="float" office:value="16692" table:style-name="ce6">
            <text:p>16,692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30955" table:style-name="ce6">
            <text:p>30,955<text:s/></text:p>
          </table:table-cell>
          <table:table-cell office:value-type="float" office:value="17758" table:style-name="ce6">
            <text:p>17,758<text:s/></text:p>
          </table:table-cell>
          <table:table-cell office:value-type="float" office:value="19324" table:style-name="ce6">
            <text:p>19,324<text:s/></text:p>
          </table:table-cell>
          <table:table-cell office:value-type="float" office:value="18551" table:style-name="ce6">
            <text:p>18,551<text:s/></text:p>
          </table:table-cell>
          <table:table-cell office:value-type="float" office:value="6717" table:style-name="ce6">
            <text:p>6,717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22392" table:style-name="ce6">
            <text:p>22,392<text:s/></text:p>
          </table:table-cell>
          <table:table-cell office:value-type="float" office:value="18350" table:style-name="ce6">
            <text:p>18,350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4295" table:style-name="ce6">
            <text:p>4,295<text:s/></text:p>
          </table:table-cell>
          <table:table-cell table:number-columns-repeated="16264"/>
        </table:table-row>
        <table:table-row table:style-name="ro2">
          <table:table-cell office:value-type="date" office:date-value="2022-07-02T00:00:00" table:style-name="ce5">
            <text:p>2022/7/2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16306" table:style-name="ce6">
            <text:p>16,306<text:s/></text:p>
          </table:table-cell>
          <table:table-cell office:value-type="float" office:value="30309" table:style-name="ce6">
            <text:p>30,309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17480" table:style-name="ce6">
            <text:p>17,480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20123" table:style-name="ce6">
            <text:p>20,123<text:s/></text:p>
          </table:table-cell>
          <table:table-cell office:value-type="float" office:value="14116" table:style-name="ce6">
            <text:p>14,116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89173" table:style-name="ce6">
            <text:p>89,173<text:s/></text:p>
          </table:table-cell>
          <table:table-cell office:value-type="float" office:value="34931" table:style-name="ce6">
            <text:p>34,931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16973" table:style-name="ce6">
            <text:p>16,973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20068" table:style-name="ce6">
            <text:p>20,068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6280" table:style-name="ce6">
            <text:p>16,280<text:s/></text:p>
          </table:table-cell>
          <table:table-cell office:value-type="float" office:value="24721" table:style-name="ce6">
            <text:p>24,721<text:s/></text:p>
          </table:table-cell>
          <table:table-cell office:value-type="float" office:value="19916" table:style-name="ce6">
            <text:p>19,916<text:s/></text:p>
          </table:table-cell>
          <table:table-cell office:value-type="float" office:value="14688" table:style-name="ce6">
            <text:p>14,688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45657" table:style-name="ce6">
            <text:p>45,657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21310" table:style-name="ce6">
            <text:p>21,310<text:s/></text:p>
          </table:table-cell>
          <table:table-cell office:value-type="float" office:value="22639" table:style-name="ce6">
            <text:p>22,639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41090" table:style-name="ce6">
            <text:p>41,090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2885" table:style-name="ce6">
            <text:p>12,885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2104" table:style-name="ce6">
            <text:p>2,104<text:s/></text:p>
          </table:table-cell>
          <table:table-cell table:number-columns-repeated="16264"/>
        </table:table-row>
        <table:table-row table:style-name="ro2">
          <table:table-cell office:value-type="date" office:date-value="2022-07-03T00:00:00" table:style-name="ce5">
            <text:p>2022/7/3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23039" table:style-name="ce6">
            <text:p>23,039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18178" table:style-name="ce6">
            <text:p>18,178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79738" table:style-name="ce6">
            <text:p>79,738<text:s/></text:p>
          </table:table-cell>
          <table:table-cell office:value-type="float" office:value="29077" table:style-name="ce6">
            <text:p>29,077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16458" table:style-name="ce6">
            <text:p>16,458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14374" table:style-name="ce6">
            <text:p>14,374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21206" table:style-name="ce6">
            <text:p>21,206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21761" table:style-name="ce6">
            <text:p>21,761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12963" table:style-name="ce6">
            <text:p>12,963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39244" table:style-name="ce6">
            <text:p>39,244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19273" table:style-name="ce6">
            <text:p>19,273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34298" table:style-name="ce6">
            <text:p>34,298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20069" table:style-name="ce6">
            <text:p>20,069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4816" table:style-name="ce6">
            <text:p>4,816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2107" table:style-name="ce6">
            <text:p>2,107<text:s/></text:p>
          </table:table-cell>
          <table:table-cell table:number-columns-repeated="16264"/>
        </table:table-row>
        <table:table-row table:style-name="ro2">
          <table:table-cell office:value-type="date" office:date-value="2022-07-04T00:00:00" table:style-name="ce5">
            <text:p>2022/7/4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32730" table:style-name="ce6">
            <text:p>32,730<text:s/></text:p>
          </table:table-cell>
          <table:table-cell office:value-type="float" office:value="29077" table:style-name="ce6">
            <text:p>29,077<text:s/></text:p>
          </table:table-cell>
          <table:table-cell office:value-type="float" office:value="17099" table:style-name="ce6">
            <text:p>17,099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20902" table:style-name="ce6">
            <text:p>20,902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18184" table:style-name="ce6">
            <text:p>18,184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16285" table:style-name="ce6">
            <text:p>16,285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26893" table:style-name="ce6">
            <text:p>26,893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19969" table:style-name="ce6">
            <text:p>19,969<text:s/></text:p>
          </table:table-cell>
          <table:table-cell office:value-type="float" office:value="15173" table:style-name="ce6">
            <text:p>15,173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90429" table:style-name="ce6">
            <text:p>90,429<text:s/></text:p>
          </table:table-cell>
          <table:table-cell office:value-type="float" office:value="30746" table:style-name="ce6">
            <text:p>30,746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16849" table:style-name="ce6">
            <text:p>16,849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21306" table:style-name="ce6">
            <text:p>21,306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17611" table:style-name="ce6">
            <text:p>17,611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30292" table:style-name="ce6">
            <text:p>30,292<text:s/></text:p>
          </table:table-cell>
          <table:table-cell office:value-type="float" office:value="28695" table:style-name="ce6">
            <text:p>28,695<text:s/></text:p>
          </table:table-cell>
          <table:table-cell office:value-type="float" office:value="20925" table:style-name="ce6">
            <text:p>20,925<text:s/></text:p>
          </table:table-cell>
          <table:table-cell office:value-type="float" office:value="18335" table:style-name="ce6">
            <text:p>18,335<text:s/></text:p>
          </table:table-cell>
          <table:table-cell office:value-type="float" office:value="41627" table:style-name="ce6">
            <text:p>41,627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23356" table:style-name="ce6">
            <text:p>23,356<text:s/></text:p>
          </table:table-cell>
          <table:table-cell office:value-type="float" office:value="24828" table:style-name="ce6">
            <text:p>24,828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47049" table:style-name="ce6">
            <text:p>47,049<text:s/></text:p>
          </table:table-cell>
          <table:table-cell office:value-type="float" office:value="14421" table:style-name="ce6">
            <text:p>14,421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4641" table:style-name="ce6">
            <text:p>14,641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29891" table:style-name="ce6">
            <text:p>29,891<text:s/></text:p>
          </table:table-cell>
          <table:table-cell office:value-type="float" office:value="17351" table:style-name="ce6">
            <text:p>17,351<text:s/></text:p>
          </table:table-cell>
          <table:table-cell office:value-type="float" office:value="18549" table:style-name="ce6">
            <text:p>18,549<text:s/></text:p>
          </table:table-cell>
          <table:table-cell office:value-type="float" office:value="17599" table:style-name="ce6">
            <text:p>17,599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21522" table:style-name="ce6">
            <text:p>21,522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4184" table:style-name="ce6">
            <text:p>4,184<text:s/></text:p>
          </table:table-cell>
          <table:table-cell table:number-columns-repeated="16264"/>
        </table:table-row>
        <table:table-row table:style-name="ro2">
          <table:table-cell office:value-type="date" office:date-value="2022-07-05T00:00:00" table:style-name="ce5">
            <text:p>2022/7/5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34327" table:style-name="ce6">
            <text:p>34,327<text:s/></text:p>
          </table:table-cell>
          <table:table-cell office:value-type="float" office:value="31092" table:style-name="ce6">
            <text:p>31,092<text:s/></text:p>
          </table:table-cell>
          <table:table-cell office:value-type="float" office:value="17977" table:style-name="ce6">
            <text:p>17,977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21546" table:style-name="ce6">
            <text:p>21,546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18651" table:style-name="ce6">
            <text:p>18,651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24824" table:style-name="ce6">
            <text:p>24,824<text:s/></text:p>
          </table:table-cell>
          <table:table-cell office:value-type="float" office:value="17765" table:style-name="ce6">
            <text:p>17,765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27270" table:style-name="ce6">
            <text:p>27,270<text:s/></text:p>
          </table:table-cell>
          <table:table-cell office:value-type="float" office:value="20502" table:style-name="ce6">
            <text:p>20,502<text:s/></text:p>
          </table:table-cell>
          <table:table-cell office:value-type="float" office:value="19839" table:style-name="ce6">
            <text:p>19,839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19436" table:style-name="ce6">
            <text:p>19,436<text:s/></text:p>
          </table:table-cell>
          <table:table-cell office:value-type="float" office:value="91809" table:style-name="ce6">
            <text:p>91,809<text:s/></text:p>
          </table:table-cell>
          <table:table-cell office:value-type="float" office:value="33047" table:style-name="ce6">
            <text:p>33,047<text:s/></text:p>
          </table:table-cell>
          <table:table-cell office:value-type="float" office:value="16605" table:style-name="ce6">
            <text:p>16,605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19039" table:style-name="ce6">
            <text:p>19,039<text:s/></text:p>
          </table:table-cell>
          <table:table-cell office:value-type="float" office:value="16797" table:style-name="ce6">
            <text:p>16,797<text:s/></text:p>
          </table:table-cell>
          <table:table-cell office:value-type="float" office:value="19083" table:style-name="ce6">
            <text:p>19,083<text:s/></text:p>
          </table:table-cell>
          <table:table-cell office:value-type="float" office:value="17590" table:style-name="ce6">
            <text:p>17,590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22966" table:style-name="ce6">
            <text:p>22,966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30835" table:style-name="ce6">
            <text:p>30,835<text:s/></text:p>
          </table:table-cell>
          <table:table-cell office:value-type="float" office:value="29489" table:style-name="ce6">
            <text:p>29,489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43517" table:style-name="ce6">
            <text:p>43,517<text:s/></text:p>
          </table:table-cell>
          <table:table-cell office:value-type="float" office:value="15533" table:style-name="ce6">
            <text:p>15,533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26108" table:style-name="ce6">
            <text:p>26,108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48094" table:style-name="ce6">
            <text:p>48,094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20316" table:style-name="ce6">
            <text:p>20,316<text:s/></text:p>
          </table:table-cell>
          <table:table-cell office:value-type="float" office:value="15830" table:style-name="ce6">
            <text:p>15,830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30949" table:style-name="ce6">
            <text:p>30,949<text:s/></text:p>
          </table:table-cell>
          <table:table-cell office:value-type="float" office:value="17953" table:style-name="ce6">
            <text:p>17,953<text:s/></text:p>
          </table:table-cell>
          <table:table-cell office:value-type="float" office:value="19454" table:style-name="ce6">
            <text:p>19,454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22076" table:style-name="ce6">
            <text:p>22,076<text:s/></text:p>
          </table:table-cell>
          <table:table-cell office:value-type="float" office:value="17070" table:style-name="ce6">
            <text:p>17,070<text:s/></text:p>
          </table:table-cell>
          <table:table-cell office:value-type="float" office:value="10631" table:style-name="ce6">
            <text:p>10,631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4241" table:style-name="ce6">
            <text:p>4,241<text:s/></text:p>
          </table:table-cell>
          <table:table-cell table:number-columns-repeated="16264"/>
        </table:table-row>
        <table:table-row table:style-name="ro2">
          <table:table-cell office:value-type="date" office:date-value="2022-07-06T00:00:00" table:style-name="ce5">
            <text:p>2022/7/6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34691" table:style-name="ce6">
            <text:p>34,691<text:s/></text:p>
          </table:table-cell>
          <table:table-cell office:value-type="float" office:value="31871" table:style-name="ce6">
            <text:p>31,871<text:s/></text:p>
          </table:table-cell>
          <table:table-cell office:value-type="float" office:value="18674" table:style-name="ce6">
            <text:p>18,674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12536" table:style-name="ce6">
            <text:p>12,536<text:s/></text:p>
          </table:table-cell>
          <table:table-cell office:value-type="float" office:value="19066" table:style-name="ce6">
            <text:p>19,066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18799" table:style-name="ce6">
            <text:p>18,799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25510" table:style-name="ce6">
            <text:p>25,510<text:s/></text:p>
          </table:table-cell>
          <table:table-cell office:value-type="float" office:value="18318" table:style-name="ce6">
            <text:p>18,318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27962" table:style-name="ce6">
            <text:p>27,962<text:s/></text:p>
          </table:table-cell>
          <table:table-cell office:value-type="float" office:value="20922" table:style-name="ce6">
            <text:p>20,922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15837" table:style-name="ce6">
            <text:p>15,837<text:s/></text:p>
          </table:table-cell>
          <table:table-cell office:value-type="float" office:value="19238" table:style-name="ce6">
            <text:p>19,238<text:s/></text:p>
          </table:table-cell>
          <table:table-cell office:value-type="float" office:value="94929" table:style-name="ce6">
            <text:p>94,929<text:s/></text:p>
          </table:table-cell>
          <table:table-cell office:value-type="float" office:value="35122" table:style-name="ce6">
            <text:p>35,122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17588" table:style-name="ce6">
            <text:p>17,588<text:s/></text:p>
          </table:table-cell>
          <table:table-cell office:value-type="float" office:value="19719" table:style-name="ce6">
            <text:p>19,719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19426" table:style-name="ce6">
            <text:p>19,426<text:s/></text:p>
          </table:table-cell>
          <table:table-cell office:value-type="float" office:value="18377" table:style-name="ce6">
            <text:p>18,377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24377" table:style-name="ce6">
            <text:p>24,377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14145" table:style-name="ce6">
            <text:p>14,145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22442" table:style-name="ce6">
            <text:p>22,442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31445" table:style-name="ce6">
            <text:p>31,445<text:s/></text:p>
          </table:table-cell>
          <table:table-cell office:value-type="float" office:value="30067" table:style-name="ce6">
            <text:p>30,067<text:s/></text:p>
          </table:table-cell>
          <table:table-cell office:value-type="float" office:value="21969" table:style-name="ce6">
            <text:p>21,969<text:s/></text:p>
          </table:table-cell>
          <table:table-cell office:value-type="float" office:value="19314" table:style-name="ce6">
            <text:p>19,314<text:s/></text:p>
          </table:table-cell>
          <table:table-cell office:value-type="float" office:value="46264" table:style-name="ce6">
            <text:p>46,264<text:s/></text:p>
          </table:table-cell>
          <table:table-cell office:value-type="float" office:value="16291" table:style-name="ce6">
            <text:p>16,291<text:s/></text:p>
          </table:table-cell>
          <table:table-cell office:value-type="float" office:value="24757" table:style-name="ce6">
            <text:p>24,757<text:s/></text:p>
          </table:table-cell>
          <table:table-cell office:value-type="float" office:value="26987" table:style-name="ce6">
            <text:p>26,987<text:s/></text:p>
          </table:table-cell>
          <table:table-cell office:value-type="float" office:value="16662" table:style-name="ce6">
            <text:p>16,662<text:s/></text:p>
          </table:table-cell>
          <table:table-cell office:value-type="float" office:value="49532" table:style-name="ce6">
            <text:p>49,532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31324" table:style-name="ce6">
            <text:p>31,324<text:s/></text:p>
          </table:table-cell>
          <table:table-cell office:value-type="float" office:value="18209" table:style-name="ce6">
            <text:p>18,209<text:s/></text:p>
          </table:table-cell>
          <table:table-cell office:value-type="float" office:value="19758" table:style-name="ce6">
            <text:p>19,758<text:s/></text:p>
          </table:table-cell>
          <table:table-cell office:value-type="float" office:value="18799" table:style-name="ce6">
            <text:p>18,799<text:s/>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22975" table:style-name="ce6">
            <text:p>22,975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4452" table:style-name="ce6">
            <text:p>4,452<text:s/></text:p>
          </table:table-cell>
          <table:table-cell table:number-columns-repeated="16264"/>
        </table:table-row>
        <table:table-row table:style-name="ro2">
          <table:table-cell office:value-type="date" office:date-value="2022-07-07T00:00:00" table:style-name="ce5">
            <text:p>2022/7/7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34666" table:style-name="ce6">
            <text:p>34,666<text:s/></text:p>
          </table:table-cell>
          <table:table-cell office:value-type="float" office:value="31722" table:style-name="ce6">
            <text:p>31,722<text:s/></text:p>
          </table:table-cell>
          <table:table-cell office:value-type="float" office:value="18090" table:style-name="ce6">
            <text:p>18,090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8659" table:style-name="ce6">
            <text:p>18,659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9063" table:style-name="ce6">
            <text:p>19,063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18421" table:style-name="ce6">
            <text:p>18,421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27707" table:style-name="ce6">
            <text:p>27,707<text:s/></text:p>
          </table:table-cell>
          <table:table-cell office:value-type="float" office:value="20695" table:style-name="ce6">
            <text:p>20,695<text:s/></text:p>
          </table:table-cell>
          <table:table-cell office:value-type="float" office:value="20140" table:style-name="ce6">
            <text:p>20,140<text:s/></text:p>
          </table:table-cell>
          <table:table-cell office:value-type="float" office:value="15472" table:style-name="ce6">
            <text:p>15,472<text:s/></text:p>
          </table:table-cell>
          <table:table-cell office:value-type="float" office:value="19063" table:style-name="ce6">
            <text:p>19,063<text:s/></text:p>
          </table:table-cell>
          <table:table-cell office:value-type="float" office:value="96300" table:style-name="ce6">
            <text:p>96,300<text:s/></text:p>
          </table:table-cell>
          <table:table-cell office:value-type="float" office:value="35038" table:style-name="ce6">
            <text:p>35,038<text:s/></text:p>
          </table:table-cell>
          <table:table-cell office:value-type="float" office:value="16728" table:style-name="ce6">
            <text:p>16,728<text:s/></text:p>
          </table:table-cell>
          <table:table-cell office:value-type="float" office:value="17558" table:style-name="ce6">
            <text:p>17,558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7923" table:style-name="ce6">
            <text:p>17,923<text:s/></text:p>
          </table:table-cell>
          <table:table-cell office:value-type="float" office:value="19521" table:style-name="ce6">
            <text:p>19,521<text:s/></text:p>
          </table:table-cell>
          <table:table-cell office:value-type="float" office:value="18304" table:style-name="ce6">
            <text:p>18,304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14180" table:style-name="ce6">
            <text:p>14,180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22101" table:style-name="ce6">
            <text:p>22,101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17935" table:style-name="ce6">
            <text:p>17,935<text:s/></text:p>
          </table:table-cell>
          <table:table-cell office:value-type="float" office:value="18321" table:style-name="ce6">
            <text:p>18,321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31330" table:style-name="ce6">
            <text:p>31,330<text:s/></text:p>
          </table:table-cell>
          <table:table-cell office:value-type="float" office:value="29590" table:style-name="ce6">
            <text:p>29,590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19048" table:style-name="ce6">
            <text:p>19,048<text:s/></text:p>
          </table:table-cell>
          <table:table-cell office:value-type="float" office:value="44967" table:style-name="ce6">
            <text:p>44,967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24792" table:style-name="ce6">
            <text:p>24,792<text:s/></text:p>
          </table:table-cell>
          <table:table-cell office:value-type="float" office:value="27181" table:style-name="ce6">
            <text:p>27,181<text:s/></text:p>
          </table:table-cell>
          <table:table-cell office:value-type="float" office:value="16717" table:style-name="ce6">
            <text:p>16,717<text:s/></text:p>
          </table:table-cell>
          <table:table-cell office:value-type="float" office:value="49706" table:style-name="ce6">
            <text:p>49,706<text:s/></text:p>
          </table:table-cell>
          <table:table-cell office:value-type="float" office:value="15457" table:style-name="ce6">
            <text:p>15,457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5228" table:style-name="ce6">
            <text:p>15,228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16050" table:style-name="ce6">
            <text:p>16,050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31523" table:style-name="ce6">
            <text:p>31,523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18529" table:style-name="ce6">
            <text:p>18,529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22273" table:style-name="ce6">
            <text:p>22,273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4393" table:style-name="ce6">
            <text:p>4,393<text:s/></text:p>
          </table:table-cell>
          <table:table-cell table:number-columns-repeated="16264"/>
        </table:table-row>
        <table:table-row table:style-name="ro2">
          <table:table-cell office:value-type="date" office:date-value="2022-07-08T00:00:00" table:style-name="ce5">
            <text:p>2022/7/8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36133" table:style-name="ce6">
            <text:p>36,133<text:s/></text:p>
          </table:table-cell>
          <table:table-cell office:value-type="float" office:value="36844" table:style-name="ce6">
            <text:p>36,844<text:s/></text:p>
          </table:table-cell>
          <table:table-cell office:value-type="float" office:value="19087" table:style-name="ce6">
            <text:p>19,087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12960" table:style-name="ce6">
            <text:p>12,960<text:s/></text:p>
          </table:table-cell>
          <table:table-cell office:value-type="float" office:value="13787" table:style-name="ce6">
            <text:p>13,787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27090" table:style-name="ce6">
            <text:p>27,090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9532" table:style-name="ce6">
            <text:p>19,532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20653" table:style-name="ce6">
            <text:p>20,653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25683" table:style-name="ce6">
            <text:p>25,683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28589" table:style-name="ce6">
            <text:p>28,589<text:s/></text:p>
          </table:table-cell>
          <table:table-cell office:value-type="float" office:value="21196" table:style-name="ce6">
            <text:p>21,196<text:s/></text:p>
          </table:table-cell>
          <table:table-cell office:value-type="float" office:value="20204" table:style-name="ce6">
            <text:p>20,204<text:s/></text:p>
          </table:table-cell>
          <table:table-cell office:value-type="float" office:value="15979" table:style-name="ce6">
            <text:p>15,979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116057" table:style-name="ce6">
            <text:p>116,057<text:s/></text:p>
          </table:table-cell>
          <table:table-cell office:value-type="float" office:value="40823" table:style-name="ce6">
            <text:p>40,823<text:s/></text:p>
          </table:table-cell>
          <table:table-cell office:value-type="float" office:value="18211" table:style-name="ce6">
            <text:p>18,211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19511" table:style-name="ce6">
            <text:p>19,511<text:s/></text:p>
          </table:table-cell>
          <table:table-cell office:value-type="float" office:value="20292" table:style-name="ce6">
            <text:p>20,292<text:s/></text:p>
          </table:table-cell>
          <table:table-cell office:value-type="float" office:value="19455" table:style-name="ce6">
            <text:p>19,455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4567" table:style-name="ce6">
            <text:p>14,567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18666" table:style-name="ce6">
            <text:p>18,666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34367" table:style-name="ce6">
            <text:p>34,367<text:s/></text:p>
          </table:table-cell>
          <table:table-cell office:value-type="float" office:value="30600" table:style-name="ce6">
            <text:p>30,600<text:s/></text:p>
          </table:table-cell>
          <table:table-cell office:value-type="float" office:value="22550" table:style-name="ce6">
            <text:p>22,550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52192" table:style-name="ce6">
            <text:p>52,192<text:s/></text:p>
          </table:table-cell>
          <table:table-cell office:value-type="float" office:value="16711" table:style-name="ce6">
            <text:p>16,711<text:s/></text:p>
          </table:table-cell>
          <table:table-cell office:value-type="float" office:value="27075" table:style-name="ce6">
            <text:p>27,075<text:s/></text:p>
          </table:table-cell>
          <table:table-cell office:value-type="float" office:value="31044" table:style-name="ce6">
            <text:p>31,044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56410" table:style-name="ce6">
            <text:p>56,410<text:s/></text:p>
          </table:table-cell>
          <table:table-cell office:value-type="float" office:value="16086" table:style-name="ce6">
            <text:p>16,086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18575" table:style-name="ce6">
            <text:p>18,575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16890" table:style-name="ce6">
            <text:p>16,890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32394" table:style-name="ce6">
            <text:p>32,394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19792" table:style-name="ce6">
            <text:p>19,792<text:s/></text:p>
          </table:table-cell>
          <table:table-cell office:value-type="float" office:value="19057" table:style-name="ce6">
            <text:p>19,057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9293" table:style-name="ce6">
            <text:p>9,293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23141" table:style-name="ce6">
            <text:p>23,141<text:s/></text:p>
          </table:table-cell>
          <table:table-cell office:value-type="float" office:value="18672" table:style-name="ce6">
            <text:p>18,672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4402" table:style-name="ce6">
            <text:p>4,402<text:s/></text:p>
          </table:table-cell>
          <table:table-cell table:number-columns-repeated="16264"/>
        </table:table-row>
        <table:table-row table:style-name="ro2">
          <table:table-cell office:value-type="date" office:date-value="2022-07-09T00:00:00" table:style-name="ce5">
            <text:p>2022/7/9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33227" table:style-name="ce6">
            <text:p>33,227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18006" table:style-name="ce6">
            <text:p>18,006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17869" table:style-name="ce6">
            <text:p>17,869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15319" table:style-name="ce6">
            <text:p>15,319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02934" table:style-name="ce6">
            <text:p>102,934<text:s/></text:p>
          </table:table-cell>
          <table:table-cell office:value-type="float" office:value="38859" table:style-name="ce6">
            <text:p>38,859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8606" table:style-name="ce6">
            <text:p>18,606<text:s/></text:p>
          </table:table-cell>
          <table:table-cell office:value-type="float" office:value="19826" table:style-name="ce6">
            <text:p>19,826<text:s/></text:p>
          </table:table-cell>
          <table:table-cell office:value-type="float" office:value="18110" table:style-name="ce6">
            <text:p>18,110<text:s/></text:p>
          </table:table-cell>
          <table:table-cell office:value-type="float" office:value="15141" table:style-name="ce6">
            <text:p>15,141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26030" table:style-name="ce6">
            <text:p>26,030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17926" table:style-name="ce6">
            <text:p>17,926<text:s/></text:p>
          </table:table-cell>
          <table:table-cell office:value-type="float" office:value="27636" table:style-name="ce6">
            <text:p>27,636<text:s/></text:p>
          </table:table-cell>
          <table:table-cell office:value-type="float" office:value="22169" table:style-name="ce6">
            <text:p>22,169<text:s/></text:p>
          </table:table-cell>
          <table:table-cell office:value-type="float" office:value="16898" table:style-name="ce6">
            <text:p>16,898<text:s/></text:p>
          </table:table-cell>
          <table:table-cell office:value-type="float" office:value="18311" table:style-name="ce6">
            <text:p>18,311<text:s/></text:p>
          </table:table-cell>
          <table:table-cell office:value-type="float" office:value="51915" table:style-name="ce6">
            <text:p>51,915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24489" table:style-name="ce6">
            <text:p>24,489<text:s/></text:p>
          </table:table-cell>
          <table:table-cell office:value-type="float" office:value="24664" table:style-name="ce6">
            <text:p>24,664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46545" table:style-name="ce6">
            <text:p>46,545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16307" table:style-name="ce6">
            <text:p>16,307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5141" table:style-name="ce6">
            <text:p>15,141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678" table:style-name="ce6">
            <text:p>678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2591" table:style-name="ce6">
            <text:p>2,591<text:s/></text:p>
          </table:table-cell>
          <table:table-cell table:number-columns-repeated="16264"/>
        </table:table-row>
        <table:table-row table:style-name="ro2">
          <table:table-cell office:value-type="date" office:date-value="2022-07-10T00:00:00" table:style-name="ce5">
            <text:p>2022/7/10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13733" table:style-name="ce6">
            <text:p>13,733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17617" table:style-name="ce6">
            <text:p>17,617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16163" table:style-name="ce6">
            <text:p>16,163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18639" table:style-name="ce6">
            <text:p>18,639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97172" table:style-name="ce6">
            <text:p>97,172<text:s/></text:p>
          </table:table-cell>
          <table:table-cell office:value-type="float" office:value="30770" table:style-name="ce6">
            <text:p>30,770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18160" table:style-name="ce6">
            <text:p>18,160<text:s/></text:p>
          </table:table-cell>
          <table:table-cell office:value-type="float" office:value="17766" table:style-name="ce6">
            <text:p>17,766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23554" table:style-name="ce6">
            <text:p>23,554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14606" table:style-name="ce6">
            <text:p>14,606<text:s/></text:p>
          </table:table-cell>
          <table:table-cell office:value-type="float" office:value="23886" table:style-name="ce6">
            <text:p>23,886<text:s/></text:p>
          </table:table-cell>
          <table:table-cell office:value-type="float" office:value="18550" table:style-name="ce6">
            <text:p>18,550<text:s/></text:p>
          </table:table-cell>
          <table:table-cell office:value-type="float" office:value="13675" table:style-name="ce6">
            <text:p>13,675<text:s/></text:p>
          </table:table-cell>
          <table:table-cell office:value-type="float" office:value="14892" table:style-name="ce6">
            <text:p>14,892<text:s/></text:p>
          </table:table-cell>
          <table:table-cell office:value-type="float" office:value="43101" table:style-name="ce6">
            <text:p>43,101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36617" table:style-name="ce6">
            <text:p>36,617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692" table:style-name="ce6">
            <text:p>692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2433" table:style-name="ce6">
            <text:p>2,433<text:s/></text:p>
          </table:table-cell>
          <table:table-cell table:number-columns-repeated="16264"/>
        </table:table-row>
        <table:table-row table:style-name="ro2">
          <table:table-cell office:value-type="date" office:date-value="2022-07-11T00:00:00" table:style-name="ce5">
            <text:p>2022/7/11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33820" table:style-name="ce6">
            <text:p>33,820<text:s/></text:p>
          </table:table-cell>
          <table:table-cell office:value-type="float" office:value="30178" table:style-name="ce6">
            <text:p>30,178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25620" table:style-name="ce6">
            <text:p>25,620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8650" table:style-name="ce6">
            <text:p>18,650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8026" table:style-name="ce6">
            <text:p>18,026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24082" table:style-name="ce6">
            <text:p>24,082<text:s/></text:p>
          </table:table-cell>
          <table:table-cell office:value-type="float" office:value="17824" table:style-name="ce6">
            <text:p>17,824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27664" table:style-name="ce6">
            <text:p>27,664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20299" table:style-name="ce6">
            <text:p>20,299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19129" table:style-name="ce6">
            <text:p>19,129<text:s/></text:p>
          </table:table-cell>
          <table:table-cell office:value-type="float" office:value="95429" table:style-name="ce6">
            <text:p>95,429<text:s/></text:p>
          </table:table-cell>
          <table:table-cell office:value-type="float" office:value="32742" table:style-name="ce6">
            <text:p>32,742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6735" table:style-name="ce6">
            <text:p>16,735<text:s/></text:p>
          </table:table-cell>
          <table:table-cell office:value-type="float" office:value="18717" table:style-name="ce6">
            <text:p>18,717<text:s/></text:p>
          </table:table-cell>
          <table:table-cell office:value-type="float" office:value="17314" table:style-name="ce6">
            <text:p>17,314<text:s/></text:p>
          </table:table-cell>
          <table:table-cell office:value-type="float" office:value="18463" table:style-name="ce6">
            <text:p>18,463<text:s/></text:p>
          </table:table-cell>
          <table:table-cell office:value-type="float" office:value="17533" table:style-name="ce6">
            <text:p>17,533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23532" table:style-name="ce6">
            <text:p>23,532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22740" table:style-name="ce6">
            <text:p>22,740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17954" table:style-name="ce6">
            <text:p>17,954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30853" table:style-name="ce6">
            <text:p>30,853<text:s/></text:p>
          </table:table-cell>
          <table:table-cell office:value-type="float" office:value="29308" table:style-name="ce6">
            <text:p>29,308<text:s/></text:p>
          </table:table-cell>
          <table:table-cell office:value-type="float" office:value="21531" table:style-name="ce6">
            <text:p>21,531<text:s/></text:p>
          </table:table-cell>
          <table:table-cell office:value-type="float" office:value="18911" table:style-name="ce6">
            <text:p>18,911<text:s/></text:p>
          </table:table-cell>
          <table:table-cell office:value-type="float" office:value="43853" table:style-name="ce6">
            <text:p>43,853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25706" table:style-name="ce6">
            <text:p>25,706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47827" table:style-name="ce6">
            <text:p>47,827<text:s/></text:p>
          </table:table-cell>
          <table:table-cell office:value-type="float" office:value="14866" table:style-name="ce6">
            <text:p>14,866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20465" table:style-name="ce6">
            <text:p>20,465<text:s/></text:p>
          </table:table-cell>
          <table:table-cell office:value-type="float" office:value="15613" table:style-name="ce6">
            <text:p>15,613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30724" table:style-name="ce6">
            <text:p>30,724<text:s/></text:p>
          </table:table-cell>
          <table:table-cell office:value-type="float" office:value="17606" table:style-name="ce6">
            <text:p>17,606<text:s/></text:p>
          </table:table-cell>
          <table:table-cell office:value-type="float" office:value="18877" table:style-name="ce6">
            <text:p>18,877<text:s/></text:p>
          </table:table-cell>
          <table:table-cell office:value-type="float" office:value="18381" table:style-name="ce6">
            <text:p>18,381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21939" table:style-name="ce6">
            <text:p>21,939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4244" table:style-name="ce6">
            <text:p>4,244<text:s/></text:p>
          </table:table-cell>
          <table:table-cell table:number-columns-repeated="16264"/>
        </table:table-row>
        <table:table-row table:style-name="ro2">
          <table:table-cell office:value-type="date" office:date-value="2022-07-12T00:00:00" table:style-name="ce5">
            <text:p>2022/7/12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35664" table:style-name="ce6">
            <text:p>35,664<text:s/></text:p>
          </table:table-cell>
          <table:table-cell office:value-type="float" office:value="31678" table:style-name="ce6">
            <text:p>31,678<text:s/></text:p>
          </table:table-cell>
          <table:table-cell office:value-type="float" office:value="18612" table:style-name="ce6">
            <text:p>18,612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21798" table:style-name="ce6">
            <text:p>21,798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12572" table:style-name="ce6">
            <text:p>12,572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19063" table:style-name="ce6">
            <text:p>19,063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25573" table:style-name="ce6">
            <text:p>25,573<text:s/></text:p>
          </table:table-cell>
          <table:table-cell office:value-type="float" office:value="18958" table:style-name="ce6">
            <text:p>18,958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27872" table:style-name="ce6">
            <text:p>27,872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15956" table:style-name="ce6">
            <text:p>15,956<text:s/></text:p>
          </table:table-cell>
          <table:table-cell office:value-type="float" office:value="19840" table:style-name="ce6">
            <text:p>19,840<text:s/></text:p>
          </table:table-cell>
          <table:table-cell office:value-type="float" office:value="96125" table:style-name="ce6">
            <text:p>96,125<text:s/></text:p>
          </table:table-cell>
          <table:table-cell office:value-type="float" office:value="33922" table:style-name="ce6">
            <text:p>33,922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19816" table:style-name="ce6">
            <text:p>19,816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20092" table:style-name="ce6">
            <text:p>20,092<text:s/></text:p>
          </table:table-cell>
          <table:table-cell office:value-type="float" office:value="18570" table:style-name="ce6">
            <text:p>18,570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22768" table:style-name="ce6">
            <text:p>22,768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18179" table:style-name="ce6">
            <text:p>18,179<text:s/></text:p>
          </table:table-cell>
          <table:table-cell office:value-type="float" office:value="19060" table:style-name="ce6">
            <text:p>19,060<text:s/></text:p>
          </table:table-cell>
          <table:table-cell office:value-type="float" office:value="21101" table:style-name="ce6">
            <text:p>21,101<text:s/></text:p>
          </table:table-cell>
          <table:table-cell office:value-type="float" office:value="31228" table:style-name="ce6">
            <text:p>31,228<text:s/></text:p>
          </table:table-cell>
          <table:table-cell office:value-type="float" office:value="30288" table:style-name="ce6">
            <text:p>30,288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19155" table:style-name="ce6">
            <text:p>19,155<text:s/></text:p>
          </table:table-cell>
          <table:table-cell office:value-type="float" office:value="45220" table:style-name="ce6">
            <text:p>45,220<text:s/></text:p>
          </table:table-cell>
          <table:table-cell office:value-type="float" office:value="16096" table:style-name="ce6">
            <text:p>16,096<text:s/></text:p>
          </table:table-cell>
          <table:table-cell office:value-type="float" office:value="25187" table:style-name="ce6">
            <text:p>25,187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16852" table:style-name="ce6">
            <text:p>16,852<text:s/></text:p>
          </table:table-cell>
          <table:table-cell office:value-type="float" office:value="48989" table:style-name="ce6">
            <text:p>48,989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12815" table:style-name="ce6">
            <text:p>12,815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21104" table:style-name="ce6">
            <text:p>21,104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31283" table:style-name="ce6">
            <text:p>31,283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19576" table:style-name="ce6">
            <text:p>19,576<text:s/></text:p>
          </table:table-cell>
          <table:table-cell office:value-type="float" office:value="18760" table:style-name="ce6">
            <text:p>18,760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4342" table:style-name="ce6">
            <text:p>4,342<text:s/></text:p>
          </table:table-cell>
          <table:table-cell table:number-columns-repeated="16264"/>
        </table:table-row>
        <table:table-row table:style-name="ro2">
          <table:table-cell office:value-type="date" office:date-value="2022-07-13T00:00:00" table:style-name="ce5">
            <text:p>2022/7/13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35285" table:style-name="ce6">
            <text:p>35,285<text:s/></text:p>
          </table:table-cell>
          <table:table-cell office:value-type="float" office:value="32097" table:style-name="ce6">
            <text:p>32,097<text:s/></text:p>
          </table:table-cell>
          <table:table-cell office:value-type="float" office:value="19058" table:style-name="ce6">
            <text:p>19,058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19127" table:style-name="ce6">
            <text:p>19,127<text:s/></text:p>
          </table:table-cell>
          <table:table-cell office:value-type="float" office:value="12443" table:style-name="ce6">
            <text:p>12,443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19223" table:style-name="ce6">
            <text:p>19,223<text:s/></text:p>
          </table:table-cell>
          <table:table-cell office:value-type="float" office:value="12885" table:style-name="ce6">
            <text:p>12,885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18375" table:style-name="ce6">
            <text:p>18,375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28282" table:style-name="ce6">
            <text:p>28,282<text:s/></text:p>
          </table:table-cell>
          <table:table-cell office:value-type="float" office:value="21017" table:style-name="ce6">
            <text:p>21,017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19794" table:style-name="ce6">
            <text:p>19,794<text:s/></text:p>
          </table:table-cell>
          <table:table-cell office:value-type="float" office:value="97046" table:style-name="ce6">
            <text:p>97,046<text:s/></text:p>
          </table:table-cell>
          <table:table-cell office:value-type="float" office:value="35805" table:style-name="ce6">
            <text:p>35,805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17472" table:style-name="ce6">
            <text:p>17,472<text:s/></text:p>
          </table:table-cell>
          <table:table-cell office:value-type="float" office:value="20383" table:style-name="ce6">
            <text:p>20,383<text:s/></text:p>
          </table:table-cell>
          <table:table-cell office:value-type="float" office:value="18363" table:style-name="ce6">
            <text:p>18,363<text:s/></text:p>
          </table:table-cell>
          <table:table-cell office:value-type="float" office:value="19861" table:style-name="ce6">
            <text:p>19,861<text:s/></text:p>
          </table:table-cell>
          <table:table-cell office:value-type="float" office:value="18363" table:style-name="ce6">
            <text:p>18,363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23298" table:style-name="ce6">
            <text:p>23,298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18361" table:style-name="ce6">
            <text:p>18,361<text:s/></text:p>
          </table:table-cell>
          <table:table-cell office:value-type="float" office:value="19196" table:style-name="ce6">
            <text:p>19,196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31733" table:style-name="ce6">
            <text:p>31,733<text:s/></text:p>
          </table:table-cell>
          <table:table-cell office:value-type="float" office:value="30477" table:style-name="ce6">
            <text:p>30,477<text:s/></text:p>
          </table:table-cell>
          <table:table-cell office:value-type="float" office:value="22304" table:style-name="ce6">
            <text:p>22,304<text:s/></text:p>
          </table:table-cell>
          <table:table-cell office:value-type="float" office:value="20234" table:style-name="ce6">
            <text:p>20,234<text:s/></text:p>
          </table:table-cell>
          <table:table-cell office:value-type="float" office:value="45980" table:style-name="ce6">
            <text:p>45,980<text:s/></text:p>
          </table:table-cell>
          <table:table-cell office:value-type="float" office:value="16255" table:style-name="ce6">
            <text:p>16,255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27857" table:style-name="ce6">
            <text:p>27,857<text:s/></text:p>
          </table:table-cell>
          <table:table-cell office:value-type="float" office:value="16625" table:style-name="ce6">
            <text:p>16,625<text:s/></text:p>
          </table:table-cell>
          <table:table-cell office:value-type="float" office:value="50350" table:style-name="ce6">
            <text:p>50,350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21207" table:style-name="ce6">
            <text:p>21,207<text:s/></text:p>
          </table:table-cell>
          <table:table-cell office:value-type="float" office:value="16303" table:style-name="ce6">
            <text:p>16,303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31656" table:style-name="ce6">
            <text:p>31,656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19196" table:style-name="ce6">
            <text:p>19,196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3265" table:style-name="ce6">
            <text:p>13,265<text:s/></text:p>
          </table:table-cell>
          <table:table-cell office:value-type="float" office:value="23525" table:style-name="ce6">
            <text:p>23,525<text:s/></text:p>
          </table:table-cell>
          <table:table-cell office:value-type="float" office:value="17392" table:style-name="ce6">
            <text:p>17,392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2073" table:style-name="ce6">
            <text:p>2,073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4310" table:style-name="ce6">
            <text:p>4,310<text:s/></text:p>
          </table:table-cell>
          <table:table-cell table:number-columns-repeated="16264"/>
        </table:table-row>
        <table:table-row table:style-name="ro2">
          <table:table-cell office:value-type="date" office:date-value="2022-07-14T00:00:00" table:style-name="ce5">
            <text:p>2022/7/14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11096" table:style-name="ce6">
            <text:p>11,096<text:s/></text:p>
          </table:table-cell>
          <table:table-cell office:value-type="float" office:value="35740" table:style-name="ce6">
            <text:p>35,740<text:s/></text:p>
          </table:table-cell>
          <table:table-cell office:value-type="float" office:value="32837" table:style-name="ce6">
            <text:p>32,837<text:s/></text:p>
          </table:table-cell>
          <table:table-cell office:value-type="float" office:value="18560" table:style-name="ce6">
            <text:p>18,560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13306" table:style-name="ce6">
            <text:p>13,306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19239" table:style-name="ce6">
            <text:p>19,239<text:s/></text:p>
          </table:table-cell>
          <table:table-cell office:value-type="float" office:value="12738" table:style-name="ce6">
            <text:p>12,738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8998" table:style-name="ce6">
            <text:p>18,998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25831" table:style-name="ce6">
            <text:p>25,831<text:s/></text:p>
          </table:table-cell>
          <table:table-cell office:value-type="float" office:value="18338" table:style-name="ce6">
            <text:p>18,338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27932" table:style-name="ce6">
            <text:p>27,932<text:s/></text:p>
          </table:table-cell>
          <table:table-cell office:value-type="float" office:value="20956" table:style-name="ce6">
            <text:p>20,956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15649" table:style-name="ce6">
            <text:p>15,649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100545" table:style-name="ce6">
            <text:p>100,545<text:s/></text:p>
          </table:table-cell>
          <table:table-cell office:value-type="float" office:value="36496" table:style-name="ce6">
            <text:p>36,496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20341" table:style-name="ce6">
            <text:p>20,341<text:s/></text:p>
          </table:table-cell>
          <table:table-cell office:value-type="float" office:value="18747" table:style-name="ce6">
            <text:p>18,747<text:s/></text:p>
          </table:table-cell>
          <table:table-cell office:value-type="float" office:value="20056" table:style-name="ce6">
            <text:p>20,056<text:s/></text:p>
          </table:table-cell>
          <table:table-cell office:value-type="float" office:value="17976" table:style-name="ce6">
            <text:p>17,976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23419" table:style-name="ce6">
            <text:p>23,419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23304" table:style-name="ce6">
            <text:p>23,304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18262" table:style-name="ce6">
            <text:p>18,262<text:s/></text:p>
          </table:table-cell>
          <table:table-cell office:value-type="float" office:value="18714" table:style-name="ce6">
            <text:p>18,714<text:s/></text:p>
          </table:table-cell>
          <table:table-cell office:value-type="float" office:value="21212" table:style-name="ce6">
            <text:p>21,212<text:s/></text:p>
          </table:table-cell>
          <table:table-cell office:value-type="float" office:value="31855" table:style-name="ce6">
            <text:p>31,855<text:s/></text:p>
          </table:table-cell>
          <table:table-cell office:value-type="float" office:value="30439" table:style-name="ce6">
            <text:p>30,439<text:s/></text:p>
          </table:table-cell>
          <table:table-cell office:value-type="float" office:value="22219" table:style-name="ce6">
            <text:p>22,219<text:s/></text:p>
          </table:table-cell>
          <table:table-cell office:value-type="float" office:value="19578" table:style-name="ce6">
            <text:p>19,578<text:s/></text:p>
          </table:table-cell>
          <table:table-cell office:value-type="float" office:value="46277" table:style-name="ce6">
            <text:p>46,277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28466" table:style-name="ce6">
            <text:p>28,466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51205" table:style-name="ce6">
            <text:p>51,205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12680" table:style-name="ce6">
            <text:p>12,680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15807" table:style-name="ce6">
            <text:p>15,807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21681" table:style-name="ce6">
            <text:p>21,681<text:s/></text:p>
          </table:table-cell>
          <table:table-cell office:value-type="float" office:value="16339" table:style-name="ce6">
            <text:p>16,339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31728" table:style-name="ce6">
            <text:p>31,728<text:s/></text:p>
          </table:table-cell>
          <table:table-cell office:value-type="float" office:value="18473" table:style-name="ce6">
            <text:p>18,473<text:s/></text:p>
          </table:table-cell>
          <table:table-cell office:value-type="float" office:value="19866" table:style-name="ce6">
            <text:p>19,866<text:s/></text:p>
          </table:table-cell>
          <table:table-cell office:value-type="float" office:value="18818" table:style-name="ce6">
            <text:p>18,818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8004" table:style-name="ce6">
            <text:p>8,004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22961" table:style-name="ce6">
            <text:p>22,961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4251" table:style-name="ce6">
            <text:p>4,251<text:s/></text:p>
          </table:table-cell>
          <table:table-cell table:number-columns-repeated="16264"/>
        </table:table-row>
        <table:table-row table:style-name="ro2">
          <table:table-cell office:value-type="date" office:date-value="2022-07-15T00:00:00" table:style-name="ce5">
            <text:p>2022/7/15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37130" table:style-name="ce6">
            <text:p>37,130<text:s/></text:p>
          </table:table-cell>
          <table:table-cell office:value-type="float" office:value="37055" table:style-name="ce6">
            <text:p>37,055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22218" table:style-name="ce6">
            <text:p>22,218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19253" table:style-name="ce6">
            <text:p>19,253<text:s/></text:p>
          </table:table-cell>
          <table:table-cell office:value-type="float" office:value="13750" table:style-name="ce6">
            <text:p>13,750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20325" table:style-name="ce6">
            <text:p>20,325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26438" table:style-name="ce6">
            <text:p>26,438<text:s/></text:p>
          </table:table-cell>
          <table:table-cell office:value-type="float" office:value="19634" table:style-name="ce6">
            <text:p>19,634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28642" table:style-name="ce6">
            <text:p>28,642<text:s/></text:p>
          </table:table-cell>
          <table:table-cell office:value-type="float" office:value="21363" table:style-name="ce6">
            <text:p>21,363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16291" table:style-name="ce6">
            <text:p>16,291<text:s/></text:p>
          </table:table-cell>
          <table:table-cell office:value-type="float" office:value="19664" table:style-name="ce6">
            <text:p>19,664<text:s/></text:p>
          </table:table-cell>
          <table:table-cell office:value-type="float" office:value="122225" table:style-name="ce6">
            <text:p>122,225<text:s/></text:p>
          </table:table-cell>
          <table:table-cell office:value-type="float" office:value="42123" table:style-name="ce6">
            <text:p>42,123<text:s/></text:p>
          </table:table-cell>
          <table:table-cell office:value-type="float" office:value="18240" table:style-name="ce6">
            <text:p>18,240<text:s/></text:p>
          </table:table-cell>
          <table:table-cell office:value-type="float" office:value="18219" table:style-name="ce6">
            <text:p>18,219<text:s/></text:p>
          </table:table-cell>
          <table:table-cell office:value-type="float" office:value="21769" table:style-name="ce6">
            <text:p>21,769<text:s/></text:p>
          </table:table-cell>
          <table:table-cell office:value-type="float" office:value="19969" table:style-name="ce6">
            <text:p>19,969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19179" table:style-name="ce6">
            <text:p>19,179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24537" table:style-name="ce6">
            <text:p>24,537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14831" table:style-name="ce6">
            <text:p>14,831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24773" table:style-name="ce6">
            <text:p>24,773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18477" table:style-name="ce6">
            <text:p>18,477<text:s/></text:p>
          </table:table-cell>
          <table:table-cell office:value-type="float" office:value="22117" table:style-name="ce6">
            <text:p>22,117<text:s/></text:p>
          </table:table-cell>
          <table:table-cell office:value-type="float" office:value="35292" table:style-name="ce6">
            <text:p>35,292<text:s/></text:p>
          </table:table-cell>
          <table:table-cell office:value-type="float" office:value="31051" table:style-name="ce6">
            <text:p>31,051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20816" table:style-name="ce6">
            <text:p>20,816<text:s/></text:p>
          </table:table-cell>
          <table:table-cell office:value-type="float" office:value="53256" table:style-name="ce6">
            <text:p>53,256<text:s/></text:p>
          </table:table-cell>
          <table:table-cell office:value-type="float" office:value="16976" table:style-name="ce6">
            <text:p>16,976<text:s/></text:p>
          </table:table-cell>
          <table:table-cell office:value-type="float" office:value="27705" table:style-name="ce6">
            <text:p>27,705<text:s/></text:p>
          </table:table-cell>
          <table:table-cell office:value-type="float" office:value="31788" table:style-name="ce6">
            <text:p>31,788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58541" table:style-name="ce6">
            <text:p>58,541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18308" table:style-name="ce6">
            <text:p>18,308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27477" table:style-name="ce6">
            <text:p>27,477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33121" table:style-name="ce6">
            <text:p>33,121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20406" table:style-name="ce6">
            <text:p>20,406<text:s/></text:p>
          </table:table-cell>
          <table:table-cell office:value-type="float" office:value="19764" table:style-name="ce6">
            <text:p>19,764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18798" table:style-name="ce6">
            <text:p>18,798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4532" table:style-name="ce6">
            <text:p>4,532<text:s/></text:p>
          </table:table-cell>
          <table:table-cell table:number-columns-repeated="16264"/>
        </table:table-row>
        <table:table-row table:style-name="ro2">
          <table:table-cell office:value-type="date" office:date-value="2022-07-16T00:00:00" table:style-name="ce5">
            <text:p>2022/7/16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6642" table:style-name="ce6">
            <text:p>6,642<text:s/></text:p>
          </table:table-cell>
          <table:table-cell office:value-type="float" office:value="19840" table:style-name="ce6">
            <text:p>19,840<text:s/></text:p>
          </table:table-cell>
          <table:table-cell office:value-type="float" office:value="33821" table:style-name="ce6">
            <text:p>33,821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12279" table:style-name="ce6">
            <text:p>12,279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18947" table:style-name="ce6">
            <text:p>18,947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18586" table:style-name="ce6">
            <text:p>18,586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114511" table:style-name="ce6">
            <text:p>114,511<text:s/></text:p>
          </table:table-cell>
          <table:table-cell office:value-type="float" office:value="41224" table:style-name="ce6">
            <text:p>41,224<text:s/></text:p>
          </table:table-cell>
          <table:table-cell office:value-type="float" office:value="14024" table:style-name="ce6">
            <text:p>14,024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44118" table:style-name="ce6">
            <text:p>44,118<text:s/></text:p>
          </table:table-cell>
          <table:table-cell office:value-type="float" office:value="20833" table:style-name="ce6">
            <text:p>20,833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17222" table:style-name="ce6">
            <text:p>17,222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3580" table:style-name="ce6">
            <text:p>13,580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9460" table:style-name="ce6">
            <text:p>19,460<text:s/></text:p>
          </table:table-cell>
          <table:table-cell office:value-type="float" office:value="29914" table:style-name="ce6">
            <text:p>29,914<text:s/></text:p>
          </table:table-cell>
          <table:table-cell office:value-type="float" office:value="22535" table:style-name="ce6">
            <text:p>22,535<text:s/></text:p>
          </table:table-cell>
          <table:table-cell office:value-type="float" office:value="17425" table:style-name="ce6">
            <text:p>17,425<text:s/></text:p>
          </table:table-cell>
          <table:table-cell office:value-type="float" office:value="18882" table:style-name="ce6">
            <text:p>18,882<text:s/></text:p>
          </table:table-cell>
          <table:table-cell office:value-type="float" office:value="56340" table:style-name="ce6">
            <text:p>56,340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26454" table:style-name="ce6">
            <text:p>26,454<text:s/></text:p>
          </table:table-cell>
          <table:table-cell office:value-type="float" office:value="25861" table:style-name="ce6">
            <text:p>25,861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48652" table:style-name="ce6">
            <text:p>48,652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0681" table:style-name="ce6">
            <text:p>10,681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15863" table:style-name="ce6">
            <text:p>15,863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2438" table:style-name="ce6">
            <text:p>2,438<text:s/></text:p>
          </table:table-cell>
          <table:table-cell table:number-columns-repeated="16264"/>
        </table:table-row>
        <table:table-row table:style-name="ro2">
          <table:table-cell office:value-type="date" office:date-value="2022-07-17T00:00:00" table:style-name="ce5">
            <text:p>2022/7/17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16522" table:style-name="ce6">
            <text:p>16,522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4548" table:style-name="ce6">
            <text:p>14,548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19474" table:style-name="ce6">
            <text:p>19,474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104729" table:style-name="ce6">
            <text:p>104,729<text:s/></text:p>
          </table:table-cell>
          <table:table-cell office:value-type="float" office:value="33422" table:style-name="ce6">
            <text:p>33,422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36939" table:style-name="ce6">
            <text:p>36,939<text:s/></text:p>
          </table:table-cell>
          <table:table-cell office:value-type="float" office:value="17521" table:style-name="ce6">
            <text:p>17,521<text:s/></text:p>
          </table:table-cell>
          <table:table-cell office:value-type="float" office:value="16381" table:style-name="ce6">
            <text:p>16,381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15951" table:style-name="ce6">
            <text:p>15,951<text:s/></text:p>
          </table:table-cell>
          <table:table-cell office:value-type="float" office:value="25364" table:style-name="ce6">
            <text:p>25,364<text:s/></text:p>
          </table:table-cell>
          <table:table-cell office:value-type="float" office:value="19084" table:style-name="ce6">
            <text:p>19,084<text:s/></text:p>
          </table:table-cell>
          <table:table-cell office:value-type="float" office:value="14455" table:style-name="ce6">
            <text:p>14,455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45061" table:style-name="ce6">
            <text:p>45,061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20975" table:style-name="ce6">
            <text:p>20,975<text:s/></text:p>
          </table:table-cell>
          <table:table-cell office:value-type="float" office:value="17821" table:style-name="ce6">
            <text:p>17,821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37754" table:style-name="ce6">
            <text:p>37,754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21697" table:style-name="ce6">
            <text:p>21,697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4435" table:style-name="ce6">
            <text:p>4,435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12686" table:style-name="ce6">
            <text:p>12,686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699" table:style-name="ce6">
            <text:p>699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2424" table:style-name="ce6">
            <text:p>2,424<text:s/></text:p>
          </table:table-cell>
          <table:table-cell table:number-columns-repeated="16264"/>
        </table:table-row>
        <table:table-row table:style-name="ro2">
          <table:table-cell office:value-type="date" office:date-value="2022-07-18T00:00:00" table:style-name="ce5">
            <text:p>2022/7/18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33297" table:style-name="ce6">
            <text:p>33,297<text:s/></text:p>
          </table:table-cell>
          <table:table-cell office:value-type="float" office:value="30406" table:style-name="ce6">
            <text:p>30,406<text:s/></text:p>
          </table:table-cell>
          <table:table-cell office:value-type="float" office:value="17873" table:style-name="ce6">
            <text:p>17,873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18692" table:style-name="ce6">
            <text:p>18,692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18171" table:style-name="ce6">
            <text:p>18,171<text:s/></text:p>
          </table:table-cell>
          <table:table-cell office:value-type="float" office:value="12064" table:style-name="ce6">
            <text:p>12,064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7328" table:style-name="ce6">
            <text:p>17,328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27995" table:style-name="ce6">
            <text:p>27,995<text:s/></text:p>
          </table:table-cell>
          <table:table-cell office:value-type="float" office:value="20251" table:style-name="ce6">
            <text:p>20,251<text:s/></text:p>
          </table:table-cell>
          <table:table-cell office:value-type="float" office:value="20347" table:style-name="ce6">
            <text:p>20,347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18941" table:style-name="ce6">
            <text:p>18,941<text:s/></text:p>
          </table:table-cell>
          <table:table-cell office:value-type="float" office:value="98619" table:style-name="ce6">
            <text:p>98,619<text:s/></text:p>
          </table:table-cell>
          <table:table-cell office:value-type="float" office:value="33101" table:style-name="ce6">
            <text:p>33,101<text:s/></text:p>
          </table:table-cell>
          <table:table-cell office:value-type="float" office:value="16790" table:style-name="ce6">
            <text:p>16,790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18620" table:style-name="ce6">
            <text:p>18,620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18594" table:style-name="ce6">
            <text:p>18,594<text:s/></text:p>
          </table:table-cell>
          <table:table-cell office:value-type="float" office:value="17614" table:style-name="ce6">
            <text:p>17,614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23767" table:style-name="ce6">
            <text:p>23,767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22937" table:style-name="ce6">
            <text:p>22,937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6407" table:style-name="ce6">
            <text:p>6,407<text:s/></text:p>
          </table:table-cell>
          <table:table-cell office:value-type="float" office:value="18469" table:style-name="ce6">
            <text:p>18,469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31505" table:style-name="ce6">
            <text:p>31,505<text:s/></text:p>
          </table:table-cell>
          <table:table-cell office:value-type="float" office:value="29526" table:style-name="ce6">
            <text:p>29,526<text:s/></text:p>
          </table:table-cell>
          <table:table-cell office:value-type="float" office:value="22168" table:style-name="ce6">
            <text:p>22,168<text:s/></text:p>
          </table:table-cell>
          <table:table-cell office:value-type="float" office:value="19074" table:style-name="ce6">
            <text:p>19,074<text:s/></text:p>
          </table:table-cell>
          <table:table-cell office:value-type="float" office:value="42939" table:style-name="ce6">
            <text:p>42,939<text:s/></text:p>
          </table:table-cell>
          <table:table-cell office:value-type="float" office:value="15962" table:style-name="ce6">
            <text:p>15,962<text:s/></text:p>
          </table:table-cell>
          <table:table-cell office:value-type="float" office:value="24094" table:style-name="ce6">
            <text:p>24,094<text:s/></text:p>
          </table:table-cell>
          <table:table-cell office:value-type="float" office:value="25913" table:style-name="ce6">
            <text:p>25,913<text:s/></text:p>
          </table:table-cell>
          <table:table-cell office:value-type="float" office:value="15983" table:style-name="ce6">
            <text:p>15,983<text:s/></text:p>
          </table:table-cell>
          <table:table-cell office:value-type="float" office:value="48314" table:style-name="ce6">
            <text:p>48,314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12667" table:style-name="ce6">
            <text:p>12,667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15531" table:style-name="ce6">
            <text:p>15,531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30582" table:style-name="ce6">
            <text:p>30,582<text:s/></text:p>
          </table:table-cell>
          <table:table-cell office:value-type="float" office:value="17568" table:style-name="ce6">
            <text:p>17,568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18478" table:style-name="ce6">
            <text:p>18,478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22547" table:style-name="ce6">
            <text:p>22,547<text:s/></text:p>
          </table:table-cell>
          <table:table-cell office:value-type="float" office:value="16841" table:style-name="ce6">
            <text:p>16,841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4185" table:style-name="ce6">
            <text:p>4,185<text:s/></text:p>
          </table:table-cell>
          <table:table-cell table:number-columns-repeated="16264"/>
        </table:table-row>
        <table:table-row table:style-name="ro2">
          <table:table-cell office:value-type="date" office:date-value="2022-07-19T00:00:00" table:style-name="ce5">
            <text:p>2022/7/19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35033" table:style-name="ce6">
            <text:p>35,033<text:s/></text:p>
          </table:table-cell>
          <table:table-cell office:value-type="float" office:value="31834" table:style-name="ce6">
            <text:p>31,834<text:s/></text:p>
          </table:table-cell>
          <table:table-cell office:value-type="float" office:value="18654" table:style-name="ce6">
            <text:p>18,654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5449" table:style-name="ce6">
            <text:p>5,449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8791" table:style-name="ce6">
            <text:p>8,791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18942" table:style-name="ce6">
            <text:p>18,942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25899" table:style-name="ce6">
            <text:p>25,899<text:s/></text:p>
          </table:table-cell>
          <table:table-cell office:value-type="float" office:value="18535" table:style-name="ce6">
            <text:p>18,535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28151" table:style-name="ce6">
            <text:p>28,151<text:s/></text:p>
          </table:table-cell>
          <table:table-cell office:value-type="float" office:value="21138" table:style-name="ce6">
            <text:p>21,138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15780" table:style-name="ce6">
            <text:p>15,780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96680" table:style-name="ce6">
            <text:p>96,680<text:s/></text:p>
          </table:table-cell>
          <table:table-cell office:value-type="float" office:value="34492" table:style-name="ce6">
            <text:p>34,492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17453" table:style-name="ce6">
            <text:p>17,453<text:s/></text:p>
          </table:table-cell>
          <table:table-cell office:value-type="float" office:value="19201" table:style-name="ce6">
            <text:p>19,201<text:s/></text:p>
          </table:table-cell>
          <table:table-cell office:value-type="float" office:value="17538" table:style-name="ce6">
            <text:p>17,538<text:s/></text:p>
          </table:table-cell>
          <table:table-cell office:value-type="float" office:value="19477" table:style-name="ce6">
            <text:p>19,477<text:s/></text:p>
          </table:table-cell>
          <table:table-cell office:value-type="float" office:value="18011" table:style-name="ce6">
            <text:p>18,011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23676" table:style-name="ce6">
            <text:p>23,676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22650" table:style-name="ce6">
            <text:p>22,650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18739" table:style-name="ce6">
            <text:p>18,739<text:s/></text:p>
          </table:table-cell>
          <table:table-cell office:value-type="float" office:value="20498" table:style-name="ce6">
            <text:p>20,498<text:s/></text:p>
          </table:table-cell>
          <table:table-cell office:value-type="float" office:value="31397" table:style-name="ce6">
            <text:p>31,397<text:s/></text:p>
          </table:table-cell>
          <table:table-cell office:value-type="float" office:value="29847" table:style-name="ce6">
            <text:p>29,847<text:s/></text:p>
          </table:table-cell>
          <table:table-cell office:value-type="float" office:value="22578" table:style-name="ce6">
            <text:p>22,578<text:s/></text:p>
          </table:table-cell>
          <table:table-cell office:value-type="float" office:value="18838" table:style-name="ce6">
            <text:p>18,838<text:s/></text:p>
          </table:table-cell>
          <table:table-cell office:value-type="float" office:value="43666" table:style-name="ce6">
            <text:p>43,666<text:s/></text:p>
          </table:table-cell>
          <table:table-cell office:value-type="float" office:value="16500" table:style-name="ce6">
            <text:p>16,500<text:s/></text:p>
          </table:table-cell>
          <table:table-cell office:value-type="float" office:value="24644" table:style-name="ce6">
            <text:p>24,644<text:s/></text:p>
          </table:table-cell>
          <table:table-cell office:value-type="float" office:value="27089" table:style-name="ce6">
            <text:p>27,089<text:s/></text:p>
          </table:table-cell>
          <table:table-cell office:value-type="float" office:value="16425" table:style-name="ce6">
            <text:p>16,425<text:s/></text:p>
          </table:table-cell>
          <table:table-cell office:value-type="float" office:value="48234" table:style-name="ce6">
            <text:p>48,234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6272" table:style-name="ce6">
            <text:p>16,272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31584" table:style-name="ce6">
            <text:p>31,584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20171" table:style-name="ce6">
            <text:p>20,171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23198" table:style-name="ce6">
            <text:p>23,198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4296" table:style-name="ce6">
            <text:p>4,296<text:s/></text:p>
          </table:table-cell>
          <table:table-cell table:number-columns-repeated="16264"/>
        </table:table-row>
        <table:table-row table:style-name="ro2">
          <table:table-cell office:value-type="date" office:date-value="2022-07-20T00:00:00" table:style-name="ce5">
            <text:p>2022/7/20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35429" table:style-name="ce6">
            <text:p>35,429<text:s/></text:p>
          </table:table-cell>
          <table:table-cell office:value-type="float" office:value="32953" table:style-name="ce6">
            <text:p>32,953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3787" table:style-name="ce6">
            <text:p>13,787<text:s/></text:p>
          </table:table-cell>
          <table:table-cell office:value-type="float" office:value="14314" table:style-name="ce6">
            <text:p>14,314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22465" table:style-name="ce6">
            <text:p>22,465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19451" table:style-name="ce6">
            <text:p>19,451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26577" table:style-name="ce6">
            <text:p>26,577<text:s/></text:p>
          </table:table-cell>
          <table:table-cell office:value-type="float" office:value="18552" table:style-name="ce6">
            <text:p>18,552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28536" table:style-name="ce6">
            <text:p>28,536<text:s/></text:p>
          </table:table-cell>
          <table:table-cell office:value-type="float" office:value="21377" table:style-name="ce6">
            <text:p>21,377<text:s/></text:p>
          </table:table-cell>
          <table:table-cell office:value-type="float" office:value="21042" table:style-name="ce6">
            <text:p>21,042<text:s/></text:p>
          </table:table-cell>
          <table:table-cell office:value-type="float" office:value="16113" table:style-name="ce6">
            <text:p>16,113<text:s/></text:p>
          </table:table-cell>
          <table:table-cell office:value-type="float" office:value="19831" table:style-name="ce6">
            <text:p>19,831<text:s/></text:p>
          </table:table-cell>
          <table:table-cell office:value-type="float" office:value="100723" table:style-name="ce6">
            <text:p>100,723<text:s/></text:p>
          </table:table-cell>
          <table:table-cell office:value-type="float" office:value="35417" table:style-name="ce6">
            <text:p>35,417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17680" table:style-name="ce6">
            <text:p>17,680<text:s/></text:p>
          </table:table-cell>
          <table:table-cell office:value-type="float" office:value="19819" table:style-name="ce6">
            <text:p>19,819<text:s/></text:p>
          </table:table-cell>
          <table:table-cell office:value-type="float" office:value="18469" table:style-name="ce6">
            <text:p>18,469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24103" table:style-name="ce6">
            <text:p>24,103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14394" table:style-name="ce6">
            <text:p>14,394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10669" table:style-name="ce6">
            <text:p>10,669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32996" table:style-name="ce6">
            <text:p>32,996<text:s/></text:p>
          </table:table-cell>
          <table:table-cell office:value-type="float" office:value="30534" table:style-name="ce6">
            <text:p>30,534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20021" table:style-name="ce6">
            <text:p>20,021<text:s/></text:p>
          </table:table-cell>
          <table:table-cell office:value-type="float" office:value="45061" table:style-name="ce6">
            <text:p>45,061<text:s/></text:p>
          </table:table-cell>
          <table:table-cell office:value-type="float" office:value="17360" table:style-name="ce6">
            <text:p>17,360<text:s/></text:p>
          </table:table-cell>
          <table:table-cell office:value-type="float" office:value="25100" table:style-name="ce6">
            <text:p>25,100<text:s/></text:p>
          </table:table-cell>
          <table:table-cell office:value-type="float" office:value="27891" table:style-name="ce6">
            <text:p>27,891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50973" table:style-name="ce6">
            <text:p>50,973<text:s/></text:p>
          </table:table-cell>
          <table:table-cell office:value-type="float" office:value="15962" table:style-name="ce6">
            <text:p>15,962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16686" table:style-name="ce6">
            <text:p>16,686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32548" table:style-name="ce6">
            <text:p>32,548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20510" table:style-name="ce6">
            <text:p>20,510<text:s/></text:p>
          </table:table-cell>
          <table:table-cell office:value-type="float" office:value="19129" table:style-name="ce6">
            <text:p>19,129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18117" table:style-name="ce6">
            <text:p>18,117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4439" table:style-name="ce6">
            <text:p>4,439<text:s/></text:p>
          </table:table-cell>
          <table:table-cell table:number-columns-repeated="16264"/>
        </table:table-row>
        <table:table-row table:style-name="ro2">
          <table:table-cell office:value-type="date" office:date-value="2022-07-21T00:00:00" table:style-name="ce5">
            <text:p>2022/7/21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36132" table:style-name="ce6">
            <text:p>36,132<text:s/></text:p>
          </table:table-cell>
          <table:table-cell office:value-type="float" office:value="33287" table:style-name="ce6">
            <text:p>33,287<text:s/></text:p>
          </table:table-cell>
          <table:table-cell office:value-type="float" office:value="19899" table:style-name="ce6">
            <text:p>19,899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14369" table:style-name="ce6">
            <text:p>14,369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22502" table:style-name="ce6">
            <text:p>22,502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19519" table:style-name="ce6">
            <text:p>19,519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12980" table:style-name="ce6">
            <text:p>12,980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18944" table:style-name="ce6">
            <text:p>18,944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28689" table:style-name="ce6">
            <text:p>28,689<text:s/></text:p>
          </table:table-cell>
          <table:table-cell office:value-type="float" office:value="21338" table:style-name="ce6">
            <text:p>21,338<text:s/></text:p>
          </table:table-cell>
          <table:table-cell office:value-type="float" office:value="21086" table:style-name="ce6">
            <text:p>21,086<text:s/></text:p>
          </table:table-cell>
          <table:table-cell office:value-type="float" office:value="16012" table:style-name="ce6">
            <text:p>16,012<text:s/></text:p>
          </table:table-cell>
          <table:table-cell office:value-type="float" office:value="19846" table:style-name="ce6">
            <text:p>19,846<text:s/></text:p>
          </table:table-cell>
          <table:table-cell office:value-type="float" office:value="102934" table:style-name="ce6">
            <text:p>102,934<text:s/></text:p>
          </table:table-cell>
          <table:table-cell office:value-type="float" office:value="36511" table:style-name="ce6">
            <text:p>36,511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20231" table:style-name="ce6">
            <text:p>20,231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19761" table:style-name="ce6">
            <text:p>19,761<text:s/></text:p>
          </table:table-cell>
          <table:table-cell office:value-type="float" office:value="18670" table:style-name="ce6">
            <text:p>18,670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6747" table:style-name="ce6">
            <text:p>6,747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23406" table:style-name="ce6">
            <text:p>23,406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18778" table:style-name="ce6">
            <text:p>18,778<text:s/></text:p>
          </table:table-cell>
          <table:table-cell office:value-type="float" office:value="18953" table:style-name="ce6">
            <text:p>18,953<text:s/></text:p>
          </table:table-cell>
          <table:table-cell office:value-type="float" office:value="21483" table:style-name="ce6">
            <text:p>21,483<text:s/></text:p>
          </table:table-cell>
          <table:table-cell office:value-type="float" office:value="32762" table:style-name="ce6">
            <text:p>32,762<text:s/></text:p>
          </table:table-cell>
          <table:table-cell office:value-type="float" office:value="30695" table:style-name="ce6">
            <text:p>30,695<text:s/></text:p>
          </table:table-cell>
          <table:table-cell office:value-type="float" office:value="22525" table:style-name="ce6">
            <text:p>22,525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46363" table:style-name="ce6">
            <text:p>46,363<text:s/></text:p>
          </table:table-cell>
          <table:table-cell office:value-type="float" office:value="17503" table:style-name="ce6">
            <text:p>17,503<text:s/></text:p>
          </table:table-cell>
          <table:table-cell office:value-type="float" office:value="26413" table:style-name="ce6">
            <text:p>26,413<text:s/></text:p>
          </table:table-cell>
          <table:table-cell office:value-type="float" office:value="28198" table:style-name="ce6">
            <text:p>28,198<text:s/></text:p>
          </table:table-cell>
          <table:table-cell office:value-type="float" office:value="16755" table:style-name="ce6">
            <text:p>16,755<text:s/></text:p>
          </table:table-cell>
          <table:table-cell office:value-type="float" office:value="52071" table:style-name="ce6">
            <text:p>52,071<text:s/></text:p>
          </table:table-cell>
          <table:table-cell office:value-type="float" office:value="16662" table:style-name="ce6">
            <text:p>16,662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16830" table:style-name="ce6">
            <text:p>16,830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21719" table:style-name="ce6">
            <text:p>21,719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33123" table:style-name="ce6">
            <text:p>33,123<text:s/></text:p>
          </table:table-cell>
          <table:table-cell office:value-type="float" office:value="18712" table:style-name="ce6">
            <text:p>18,712<text:s/></text:p>
          </table:table-cell>
          <table:table-cell office:value-type="float" office:value="21131" table:style-name="ce6">
            <text:p>21,131<text:s/></text:p>
          </table:table-cell>
          <table:table-cell office:value-type="float" office:value="19386" table:style-name="ce6">
            <text:p>19,386<text:s/></text:p>
          </table:table-cell>
          <table:table-cell office:value-type="float" office:value="7136" table:style-name="ce6">
            <text:p>7,136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8321" table:style-name="ce6">
            <text:p>8,321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3537" table:style-name="ce6">
            <text:p>13,537<text:s/></text:p>
          </table:table-cell>
          <table:table-cell office:value-type="float" office:value="24619" table:style-name="ce6">
            <text:p>24,619<text:s/></text:p>
          </table:table-cell>
          <table:table-cell office:value-type="float" office:value="18229" table:style-name="ce6">
            <text:p>18,229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4321" table:style-name="ce6">
            <text:p>4,321<text:s/></text:p>
          </table:table-cell>
          <table:table-cell table:number-columns-repeated="16264"/>
        </table:table-row>
        <table:table-row table:style-name="ro2">
          <table:table-cell office:value-type="date" office:date-value="2022-07-22T00:00:00" table:style-name="ce5">
            <text:p>2022/7/22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36747" table:style-name="ce6">
            <text:p>36,747<text:s/></text:p>
          </table:table-cell>
          <table:table-cell office:value-type="float" office:value="38226" table:style-name="ce6">
            <text:p>38,226<text:s/></text:p>
          </table:table-cell>
          <table:table-cell office:value-type="float" office:value="19199" table:style-name="ce6">
            <text:p>19,199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22548" table:style-name="ce6">
            <text:p>22,548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11060" table:style-name="ce6">
            <text:p>11,060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19611" table:style-name="ce6">
            <text:p>19,611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13350" table:style-name="ce6">
            <text:p>13,350<text:s/></text:p>
          </table:table-cell>
          <table:table-cell office:value-type="float" office:value="26590" table:style-name="ce6">
            <text:p>26,590<text:s/></text:p>
          </table:table-cell>
          <table:table-cell office:value-type="float" office:value="19414" table:style-name="ce6">
            <text:p>19,414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29257" table:style-name="ce6">
            <text:p>29,257<text:s/></text:p>
          </table:table-cell>
          <table:table-cell office:value-type="float" office:value="21611" table:style-name="ce6">
            <text:p>21,611<text:s/></text:p>
          </table:table-cell>
          <table:table-cell office:value-type="float" office:value="21060" table:style-name="ce6">
            <text:p>21,060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19455" table:style-name="ce6">
            <text:p>19,455<text:s/></text:p>
          </table:table-cell>
          <table:table-cell office:value-type="float" office:value="123415" table:style-name="ce6">
            <text:p>123,415<text:s/></text:p>
          </table:table-cell>
          <table:table-cell office:value-type="float" office:value="41309" table:style-name="ce6">
            <text:p>41,309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19750" table:style-name="ce6">
            <text:p>19,750<text:s/></text:p>
          </table:table-cell>
          <table:table-cell office:value-type="float" office:value="20816" table:style-name="ce6">
            <text:p>20,816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14673" table:style-name="ce6">
            <text:p>14,673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24389" table:style-name="ce6">
            <text:p>24,389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18634" table:style-name="ce6">
            <text:p>18,634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22114" table:style-name="ce6">
            <text:p>22,114<text:s/></text:p>
          </table:table-cell>
          <table:table-cell office:value-type="float" office:value="35500" table:style-name="ce6">
            <text:p>35,500<text:s/></text:p>
          </table:table-cell>
          <table:table-cell office:value-type="float" office:value="30971" table:style-name="ce6">
            <text:p>30,971<text:s/></text:p>
          </table:table-cell>
          <table:table-cell office:value-type="float" office:value="22962" table:style-name="ce6">
            <text:p>22,962<text:s/></text:p>
          </table:table-cell>
          <table:table-cell office:value-type="float" office:value="20765" table:style-name="ce6">
            <text:p>20,765<text:s/></text:p>
          </table:table-cell>
          <table:table-cell office:value-type="float" office:value="51944" table:style-name="ce6">
            <text:p>51,944<text:s/></text:p>
          </table:table-cell>
          <table:table-cell office:value-type="float" office:value="17488" table:style-name="ce6">
            <text:p>17,488<text:s/></text:p>
          </table:table-cell>
          <table:table-cell office:value-type="float" office:value="27740" table:style-name="ce6">
            <text:p>27,740<text:s/></text:p>
          </table:table-cell>
          <table:table-cell office:value-type="float" office:value="32044" table:style-name="ce6">
            <text:p>32,044<text:s/></text:p>
          </table:table-cell>
          <table:table-cell office:value-type="float" office:value="19025" table:style-name="ce6">
            <text:p>19,025<text:s/></text:p>
          </table:table-cell>
          <table:table-cell office:value-type="float" office:value="59257" table:style-name="ce6">
            <text:p>59,257<text:s/></text:p>
          </table:table-cell>
          <table:table-cell office:value-type="float" office:value="16658" table:style-name="ce6">
            <text:p>16,658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9074" table:style-name="ce6">
            <text:p>19,074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17415" table:style-name="ce6">
            <text:p>17,415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32914" table:style-name="ce6">
            <text:p>32,914<text:s/></text:p>
          </table:table-cell>
          <table:table-cell office:value-type="float" office:value="18956" table:style-name="ce6">
            <text:p>18,956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20133" table:style-name="ce6">
            <text:p>20,133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4116" table:style-name="ce6">
            <text:p>14,116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4427" table:style-name="ce6">
            <text:p>4,427<text:s/></text:p>
          </table:table-cell>
          <table:table-cell table:number-columns-repeated="16264"/>
        </table:table-row>
        <table:table-row table:style-name="ro2">
          <table:table-cell office:value-type="date" office:date-value="2022-07-23T00:00:00" table:style-name="ce5">
            <text:p>2022/7/23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33743" table:style-name="ce6">
            <text:p>33,743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18269" table:style-name="ce6">
            <text:p>18,269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18496" table:style-name="ce6">
            <text:p>18,496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21834" table:style-name="ce6">
            <text:p>21,834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106636" table:style-name="ce6">
            <text:p>106,636<text:s/></text:p>
          </table:table-cell>
          <table:table-cell office:value-type="float" office:value="39538" table:style-name="ce6">
            <text:p>39,538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18907" table:style-name="ce6">
            <text:p>18,907<text:s/></text:p>
          </table:table-cell>
          <table:table-cell office:value-type="float" office:value="20090" table:style-name="ce6">
            <text:p>20,090<text:s/></text:p>
          </table:table-cell>
          <table:table-cell office:value-type="float" office:value="17986" table:style-name="ce6">
            <text:p>17,986<text:s/></text:p>
          </table:table-cell>
          <table:table-cell office:value-type="float" office:value="15724" table:style-name="ce6">
            <text:p>15,724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15680" table:style-name="ce6">
            <text:p>15,680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24171" table:style-name="ce6">
            <text:p>24,171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28741" table:style-name="ce6">
            <text:p>28,741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18145" table:style-name="ce6">
            <text:p>18,145<text:s/></text:p>
          </table:table-cell>
          <table:table-cell office:value-type="float" office:value="52164" table:style-name="ce6">
            <text:p>52,164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25932" table:style-name="ce6">
            <text:p>25,932<text:s/></text:p>
          </table:table-cell>
          <table:table-cell office:value-type="float" office:value="25764" table:style-name="ce6">
            <text:p>25,764<text:s/></text:p>
          </table:table-cell>
          <table:table-cell office:value-type="float" office:value="15625" table:style-name="ce6">
            <text:p>15,625<text:s/></text:p>
          </table:table-cell>
          <table:table-cell office:value-type="float" office:value="48649" table:style-name="ce6">
            <text:p>48,649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14618" table:style-name="ce6">
            <text:p>14,618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10345" table:style-name="ce6">
            <text:p>10,345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15427" table:style-name="ce6">
            <text:p>15,427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7135" table:style-name="ce6">
            <text:p>7,135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664" table:style-name="ce6">
            <text:p>664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2333" table:style-name="ce6">
            <text:p>2,333<text:s/></text:p>
          </table:table-cell>
          <table:table-cell table:number-columns-repeated="16264"/>
        </table:table-row>
        <table:table-row table:style-name="ro2">
          <table:table-cell office:value-type="date" office:date-value="2022-07-24T00:00:00" table:style-name="ce5">
            <text:p>2022/7/24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25034" table:style-name="ce6">
            <text:p>25,034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6262" table:style-name="ce6">
            <text:p>6,262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974" table:style-name="ce6">
            <text:p>974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16097" table:style-name="ce6">
            <text:p>16,097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14727" table:style-name="ce6">
            <text:p>14,727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18547" table:style-name="ce6">
            <text:p>18,547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96144" table:style-name="ce6">
            <text:p>96,144<text:s/></text:p>
          </table:table-cell>
          <table:table-cell office:value-type="float" office:value="31280" table:style-name="ce6">
            <text:p>31,280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14634" table:style-name="ce6">
            <text:p>14,634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5299" table:style-name="ce6">
            <text:p>5,299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21128" table:style-name="ce6">
            <text:p>21,128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24668" table:style-name="ce6">
            <text:p>24,668<text:s/></text:p>
          </table:table-cell>
          <table:table-cell office:value-type="float" office:value="18509" table:style-name="ce6">
            <text:p>18,509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5357" table:style-name="ce6">
            <text:p>15,357<text:s/></text:p>
          </table:table-cell>
          <table:table-cell office:value-type="float" office:value="41659" table:style-name="ce6">
            <text:p>41,659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17553" table:style-name="ce6">
            <text:p>17,553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37811" table:style-name="ce6">
            <text:p>37,811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17108" table:style-name="ce6">
            <text:p>17,108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2292" table:style-name="ce6">
            <text:p>2,292<text:s/></text:p>
          </table:table-cell>
          <table:table-cell table:number-columns-repeated="16264"/>
        </table:table-row>
        <table:table-row table:style-name="ro2">
          <table:table-cell office:value-type="date" office:date-value="2022-07-25T00:00:00" table:style-name="ce5">
            <text:p>2022/7/25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33610" table:style-name="ce6">
            <text:p>33,610<text:s/></text:p>
          </table:table-cell>
          <table:table-cell office:value-type="float" office:value="30425" table:style-name="ce6">
            <text:p>30,425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21849" table:style-name="ce6">
            <text:p>21,849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8395" table:style-name="ce6">
            <text:p>18,395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27416" table:style-name="ce6">
            <text:p>27,416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20537" table:style-name="ce6">
            <text:p>20,537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78141" table:style-name="ce6">
            <text:p>78,141<text:s/></text:p>
          </table:table-cell>
          <table:table-cell office:value-type="float" office:value="32330" table:style-name="ce6">
            <text:p>32,330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17122" table:style-name="ce6">
            <text:p>17,122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17027" table:style-name="ce6">
            <text:p>17,027<text:s/></text:p>
          </table:table-cell>
          <table:table-cell office:value-type="float" office:value="18694" table:style-name="ce6">
            <text:p>18,694<text:s/></text:p>
          </table:table-cell>
          <table:table-cell office:value-type="float" office:value="17970" table:style-name="ce6">
            <text:p>17,970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23195" table:style-name="ce6">
            <text:p>23,195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22394" table:style-name="ce6">
            <text:p>22,394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8079" table:style-name="ce6">
            <text:p>18,079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31263" table:style-name="ce6">
            <text:p>31,263<text:s/></text:p>
          </table:table-cell>
          <table:table-cell office:value-type="float" office:value="29317" table:style-name="ce6">
            <text:p>29,317<text:s/></text:p>
          </table:table-cell>
          <table:table-cell office:value-type="float" office:value="21868" table:style-name="ce6">
            <text:p>21,868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42447" table:style-name="ce6">
            <text:p>42,447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48597" table:style-name="ce6">
            <text:p>48,597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22328" table:style-name="ce6">
            <text:p>22,328<text:s/></text:p>
          </table:table-cell>
          <table:table-cell office:value-type="float" office:value="15834" table:style-name="ce6">
            <text:p>15,834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30423" table:style-name="ce6">
            <text:p>30,423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19237" table:style-name="ce6">
            <text:p>19,237<text:s/></text:p>
          </table:table-cell>
          <table:table-cell office:value-type="float" office:value="18510" table:style-name="ce6">
            <text:p>18,510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16439" table:style-name="ce6">
            <text:p>16,439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4362" table:style-name="ce6">
            <text:p>4,362<text:s/></text:p>
          </table:table-cell>
          <table:table-cell table:number-columns-repeated="16264"/>
        </table:table-row>
        <table:table-row table:style-name="ro2">
          <table:table-cell office:value-type="date" office:date-value="2022-07-26T00:00:00" table:style-name="ce5">
            <text:p>2022/7/26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35493" table:style-name="ce6">
            <text:p>35,493<text:s/></text:p>
          </table:table-cell>
          <table:table-cell office:value-type="float" office:value="31900" table:style-name="ce6">
            <text:p>31,900<text:s/></text:p>
          </table:table-cell>
          <table:table-cell office:value-type="float" office:value="19244" table:style-name="ce6">
            <text:p>19,244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14342" table:style-name="ce6">
            <text:p>14,342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19313" table:style-name="ce6">
            <text:p>19,313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18957" table:style-name="ce6">
            <text:p>18,957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25634" table:style-name="ce6">
            <text:p>25,634<text:s/></text:p>
          </table:table-cell>
          <table:table-cell office:value-type="float" office:value="19346" table:style-name="ce6">
            <text:p>19,346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28399" table:style-name="ce6">
            <text:p>28,399<text:s/></text:p>
          </table:table-cell>
          <table:table-cell office:value-type="float" office:value="21212" table:style-name="ce6">
            <text:p>21,212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97197" table:style-name="ce6">
            <text:p>97,197<text:s/></text:p>
          </table:table-cell>
          <table:table-cell office:value-type="float" office:value="34471" table:style-name="ce6">
            <text:p>34,471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17885" table:style-name="ce6">
            <text:p>17,885<text:s/></text:p>
          </table:table-cell>
          <table:table-cell office:value-type="float" office:value="20095" table:style-name="ce6">
            <text:p>20,095<text:s/></text:p>
          </table:table-cell>
          <table:table-cell office:value-type="float" office:value="18160" table:style-name="ce6">
            <text:p>18,160<text:s/></text:p>
          </table:table-cell>
          <table:table-cell office:value-type="float" office:value="20098" table:style-name="ce6">
            <text:p>20,098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23650" table:style-name="ce6">
            <text:p>23,650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23058" table:style-name="ce6">
            <text:p>23,058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18508" table:style-name="ce6">
            <text:p>18,508<text:s/></text:p>
          </table:table-cell>
          <table:table-cell office:value-type="float" office:value="19138" table:style-name="ce6">
            <text:p>19,138<text:s/></text:p>
          </table:table-cell>
          <table:table-cell office:value-type="float" office:value="20981" table:style-name="ce6">
            <text:p>20,981<text:s/></text:p>
          </table:table-cell>
          <table:table-cell office:value-type="float" office:value="31638" table:style-name="ce6">
            <text:p>31,638<text:s/></text:p>
          </table:table-cell>
          <table:table-cell office:value-type="float" office:value="30700" table:style-name="ce6">
            <text:p>30,700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44423" table:style-name="ce6">
            <text:p>44,423<text:s/></text:p>
          </table:table-cell>
          <table:table-cell office:value-type="float" office:value="16718" table:style-name="ce6">
            <text:p>16,718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27541" table:style-name="ce6">
            <text:p>27,541<text:s/></text:p>
          </table:table-cell>
          <table:table-cell office:value-type="float" office:value="16731" table:style-name="ce6">
            <text:p>16,731<text:s/></text:p>
          </table:table-cell>
          <table:table-cell office:value-type="float" office:value="50075" table:style-name="ce6">
            <text:p>50,075<text:s/></text:p>
          </table:table-cell>
          <table:table-cell office:value-type="float" office:value="15980" table:style-name="ce6">
            <text:p>15,980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10426" table:style-name="ce6">
            <text:p>10,426<text:s/></text:p>
          </table:table-cell>
          <table:table-cell office:value-type="float" office:value="22701" table:style-name="ce6">
            <text:p>22,701<text:s/></text:p>
          </table:table-cell>
          <table:table-cell office:value-type="float" office:value="16148" table:style-name="ce6">
            <text:p>16,148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32014" table:style-name="ce6">
            <text:p>32,014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20165" table:style-name="ce6">
            <text:p>20,165<text:s/></text:p>
          </table:table-cell>
          <table:table-cell office:value-type="float" office:value="18981" table:style-name="ce6">
            <text:p>18,981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4398" table:style-name="ce6">
            <text:p>4,398<text:s/></text:p>
          </table:table-cell>
          <table:table-cell table:number-columns-repeated="16264"/>
        </table:table-row>
        <table:table-row table:style-name="ro2">
          <table:table-cell office:value-type="date" office:date-value="2022-07-27T00:00:00" table:style-name="ce5">
            <text:p>2022/7/27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35636" table:style-name="ce6">
            <text:p>35,636<text:s/></text:p>
          </table:table-cell>
          <table:table-cell office:value-type="float" office:value="33159" table:style-name="ce6">
            <text:p>33,159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23499" table:style-name="ce6">
            <text:p>23,499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19383" table:style-name="ce6">
            <text:p>19,383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29066" table:style-name="ce6">
            <text:p>29,066<text:s/></text:p>
          </table:table-cell>
          <table:table-cell office:value-type="float" office:value="21428" table:style-name="ce6">
            <text:p>21,428<text:s/></text:p>
          </table:table-cell>
          <table:table-cell office:value-type="float" office:value="21166" table:style-name="ce6">
            <text:p>21,166<text:s/></text:p>
          </table:table-cell>
          <table:table-cell office:value-type="float" office:value="16326" table:style-name="ce6">
            <text:p>16,326<text:s/></text:p>
          </table:table-cell>
          <table:table-cell office:value-type="float" office:value="20476" table:style-name="ce6">
            <text:p>20,476<text:s/></text:p>
          </table:table-cell>
          <table:table-cell office:value-type="float" office:value="100183" table:style-name="ce6">
            <text:p>100,183<text:s/></text:p>
          </table:table-cell>
          <table:table-cell office:value-type="float" office:value="36405" table:style-name="ce6">
            <text:p>36,405<text:s/></text:p>
          </table:table-cell>
          <table:table-cell office:value-type="float" office:value="17931" table:style-name="ce6">
            <text:p>17,931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20338" table:style-name="ce6">
            <text:p>20,338<text:s/></text:p>
          </table:table-cell>
          <table:table-cell office:value-type="float" office:value="18297" table:style-name="ce6">
            <text:p>18,297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18797" table:style-name="ce6">
            <text:p>18,797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23696" table:style-name="ce6">
            <text:p>23,696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18569" table:style-name="ce6">
            <text:p>18,569<text:s/></text:p>
          </table:table-cell>
          <table:table-cell office:value-type="float" office:value="19477" table:style-name="ce6">
            <text:p>19,477<text:s/></text:p>
          </table:table-cell>
          <table:table-cell office:value-type="float" office:value="21458" table:style-name="ce6">
            <text:p>21,458<text:s/></text:p>
          </table:table-cell>
          <table:table-cell office:value-type="float" office:value="32712" table:style-name="ce6">
            <text:p>32,712<text:s/></text:p>
          </table:table-cell>
          <table:table-cell office:value-type="float" office:value="30884" table:style-name="ce6">
            <text:p>30,884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20488" table:style-name="ce6">
            <text:p>20,488<text:s/></text:p>
          </table:table-cell>
          <table:table-cell office:value-type="float" office:value="46590" table:style-name="ce6">
            <text:p>46,590<text:s/></text:p>
          </table:table-cell>
          <table:table-cell office:value-type="float" office:value="17450" table:style-name="ce6">
            <text:p>17,450<text:s/></text:p>
          </table:table-cell>
          <table:table-cell office:value-type="float" office:value="25704" table:style-name="ce6">
            <text:p>25,704<text:s/></text:p>
          </table:table-cell>
          <table:table-cell office:value-type="float" office:value="28749" table:style-name="ce6">
            <text:p>28,749<text:s/></text:p>
          </table:table-cell>
          <table:table-cell office:value-type="float" office:value="17221" table:style-name="ce6">
            <text:p>17,221<text:s/></text:p>
          </table:table-cell>
          <table:table-cell office:value-type="float" office:value="51263" table:style-name="ce6">
            <text:p>51,263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22825" table:style-name="ce6">
            <text:p>22,825<text:s/></text:p>
          </table:table-cell>
          <table:table-cell office:value-type="float" office:value="16528" table:style-name="ce6">
            <text:p>16,528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32588" table:style-name="ce6">
            <text:p>32,588<text:s/></text:p>
          </table:table-cell>
          <table:table-cell office:value-type="float" office:value="18420" table:style-name="ce6">
            <text:p>18,420<text:s/></text:p>
          </table:table-cell>
          <table:table-cell office:value-type="float" office:value="20752" table:style-name="ce6">
            <text:p>20,752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24069" table:style-name="ce6">
            <text:p>24,069<text:s/></text:p>
          </table:table-cell>
          <table:table-cell office:value-type="float" office:value="18117" table:style-name="ce6">
            <text:p>18,117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4425" table:style-name="ce6">
            <text:p>4,425<text:s/></text:p>
          </table:table-cell>
          <table:table-cell table:number-columns-repeated="16264"/>
        </table:table-row>
        <table:table-row table:style-name="ro2">
          <table:table-cell office:value-type="date" office:date-value="2022-07-28T00:00:00" table:style-name="ce5">
            <text:p>2022/7/28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11668" table:style-name="ce6">
            <text:p>11,668<text:s/></text:p>
          </table:table-cell>
          <table:table-cell office:value-type="float" office:value="36418" table:style-name="ce6">
            <text:p>36,418<text:s/></text:p>
          </table:table-cell>
          <table:table-cell office:value-type="float" office:value="33852" table:style-name="ce6">
            <text:p>33,852<text:s/></text:p>
          </table:table-cell>
          <table:table-cell office:value-type="float" office:value="19507" table:style-name="ce6">
            <text:p>19,507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27724" table:style-name="ce6">
            <text:p>27,724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9312" table:style-name="ce6">
            <text:p>9,312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19243" table:style-name="ce6">
            <text:p>19,243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26068" table:style-name="ce6">
            <text:p>26,068<text:s/></text:p>
          </table:table-cell>
          <table:table-cell office:value-type="float" office:value="19445" table:style-name="ce6">
            <text:p>19,445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29071" table:style-name="ce6">
            <text:p>29,071<text:s/></text:p>
          </table:table-cell>
          <table:table-cell office:value-type="float" office:value="21750" table:style-name="ce6">
            <text:p>21,750<text:s/></text:p>
          </table:table-cell>
          <table:table-cell office:value-type="float" office:value="21033" table:style-name="ce6">
            <text:p>21,033<text:s/></text:p>
          </table:table-cell>
          <table:table-cell office:value-type="float" office:value="16374" table:style-name="ce6">
            <text:p>16,374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105434" table:style-name="ce6">
            <text:p>105,434<text:s/></text:p>
          </table:table-cell>
          <table:table-cell office:value-type="float" office:value="37045" table:style-name="ce6">
            <text:p>37,045<text:s/></text:p>
          </table:table-cell>
          <table:table-cell office:value-type="float" office:value="17675" table:style-name="ce6">
            <text:p>17,675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20417" table:style-name="ce6">
            <text:p>20,417<text:s/></text:p>
          </table:table-cell>
          <table:table-cell office:value-type="float" office:value="18740" table:style-name="ce6">
            <text:p>18,740<text:s/></text:p>
          </table:table-cell>
          <table:table-cell office:value-type="float" office:value="20157" table:style-name="ce6">
            <text:p>20,157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23466" table:style-name="ce6">
            <text:p>23,466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4824" table:style-name="ce6">
            <text:p>14,824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18592" table:style-name="ce6">
            <text:p>18,592<text:s/></text:p>
          </table:table-cell>
          <table:table-cell office:value-type="float" office:value="19322" table:style-name="ce6">
            <text:p>19,322<text:s/></text:p>
          </table:table-cell>
          <table:table-cell office:value-type="float" office:value="21630" table:style-name="ce6">
            <text:p>21,630<text:s/></text:p>
          </table:table-cell>
          <table:table-cell office:value-type="float" office:value="33134" table:style-name="ce6">
            <text:p>33,134<text:s/></text:p>
          </table:table-cell>
          <table:table-cell office:value-type="float" office:value="31117" table:style-name="ce6">
            <text:p>31,117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46777" table:style-name="ce6">
            <text:p>46,777<text:s/></text:p>
          </table:table-cell>
          <table:table-cell office:value-type="float" office:value="17533" table:style-name="ce6">
            <text:p>17,533<text:s/></text:p>
          </table:table-cell>
          <table:table-cell office:value-type="float" office:value="26142" table:style-name="ce6">
            <text:p>26,142<text:s/></text:p>
          </table:table-cell>
          <table:table-cell office:value-type="float" office:value="28693" table:style-name="ce6">
            <text:p>28,693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52746" table:style-name="ce6">
            <text:p>52,746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32318" table:style-name="ce6">
            <text:p>32,318<text:s/></text:p>
          </table:table-cell>
          <table:table-cell office:value-type="float" office:value="16713" table:style-name="ce6">
            <text:p>16,713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32585" table:style-name="ce6">
            <text:p>32,585<text:s/></text:p>
          </table:table-cell>
          <table:table-cell office:value-type="float" office:value="18194" table:style-name="ce6">
            <text:p>18,194<text:s/></text:p>
          </table:table-cell>
          <table:table-cell office:value-type="float" office:value="21003" table:style-name="ce6">
            <text:p>21,003<text:s/></text:p>
          </table:table-cell>
          <table:table-cell office:value-type="float" office:value="19411" table:style-name="ce6">
            <text:p>19,411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23703" table:style-name="ce6">
            <text:p>23,703<text:s/></text:p>
          </table:table-cell>
          <table:table-cell office:value-type="float" office:value="18534" table:style-name="ce6">
            <text:p>18,534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4440" table:style-name="ce6">
            <text:p>4,440<text:s/></text:p>
          </table:table-cell>
          <table:table-cell table:number-columns-repeated="16264"/>
        </table:table-row>
        <table:table-row table:style-name="ro2">
          <table:table-cell office:value-type="date" office:date-value="2022-07-29T00:00:00" table:style-name="ce5">
            <text:p>2022/7/29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37938" table:style-name="ce6">
            <text:p>37,938<text:s/></text:p>
          </table:table-cell>
          <table:table-cell office:value-type="float" office:value="38587" table:style-name="ce6">
            <text:p>38,587<text:s/></text:p>
          </table:table-cell>
          <table:table-cell office:value-type="float" office:value="20078" table:style-name="ce6">
            <text:p>20,078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28592" table:style-name="ce6">
            <text:p>28,592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19940" table:style-name="ce6">
            <text:p>19,940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20995" table:style-name="ce6">
            <text:p>20,995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26830" table:style-name="ce6">
            <text:p>26,830<text:s/></text:p>
          </table:table-cell>
          <table:table-cell office:value-type="float" office:value="19844" table:style-name="ce6">
            <text:p>19,844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29649" table:style-name="ce6">
            <text:p>29,649<text:s/></text:p>
          </table:table-cell>
          <table:table-cell office:value-type="float" office:value="22146" table:style-name="ce6">
            <text:p>22,146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16547" table:style-name="ce6">
            <text:p>16,547<text:s/></text:p>
          </table:table-cell>
          <table:table-cell office:value-type="float" office:value="19988" table:style-name="ce6">
            <text:p>19,988<text:s/></text:p>
          </table:table-cell>
          <table:table-cell office:value-type="float" office:value="126743" table:style-name="ce6">
            <text:p>126,743<text:s/></text:p>
          </table:table-cell>
          <table:table-cell office:value-type="float" office:value="42193" table:style-name="ce6">
            <text:p>42,193<text:s/></text:p>
          </table:table-cell>
          <table:table-cell office:value-type="float" office:value="18606" table:style-name="ce6">
            <text:p>18,606<text:s/></text:p>
          </table:table-cell>
          <table:table-cell office:value-type="float" office:value="18751" table:style-name="ce6">
            <text:p>18,751<text:s/></text:p>
          </table:table-cell>
          <table:table-cell office:value-type="float" office:value="21229" table:style-name="ce6">
            <text:p>21,229<text:s/></text:p>
          </table:table-cell>
          <table:table-cell office:value-type="float" office:value="19351" table:style-name="ce6">
            <text:p>19,351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23746" table:style-name="ce6">
            <text:p>23,746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18818" table:style-name="ce6">
            <text:p>18,818<text:s/></text:p>
          </table:table-cell>
          <table:table-cell office:value-type="float" office:value="22578" table:style-name="ce6">
            <text:p>22,578<text:s/></text:p>
          </table:table-cell>
          <table:table-cell office:value-type="float" office:value="36289" table:style-name="ce6">
            <text:p>36,289<text:s/></text:p>
          </table:table-cell>
          <table:table-cell office:value-type="float" office:value="31768" table:style-name="ce6">
            <text:p>31,768<text:s/></text:p>
          </table:table-cell>
          <table:table-cell office:value-type="float" office:value="23611" table:style-name="ce6">
            <text:p>23,611<text:s/></text:p>
          </table:table-cell>
          <table:table-cell office:value-type="float" office:value="21544" table:style-name="ce6">
            <text:p>21,544<text:s/></text:p>
          </table:table-cell>
          <table:table-cell office:value-type="float" office:value="54832" table:style-name="ce6">
            <text:p>54,832<text:s/></text:p>
          </table:table-cell>
          <table:table-cell office:value-type="float" office:value="18387" table:style-name="ce6">
            <text:p>18,387<text:s/></text:p>
          </table:table-cell>
          <table:table-cell office:value-type="float" office:value="28295" table:style-name="ce6">
            <text:p>28,295<text:s/></text:p>
          </table:table-cell>
          <table:table-cell office:value-type="float" office:value="32100" table:style-name="ce6">
            <text:p>32,100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59860" table:style-name="ce6">
            <text:p>59,860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21240" table:style-name="ce6">
            <text:p>21,240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34037" table:style-name="ce6">
            <text:p>34,037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34023" table:style-name="ce6">
            <text:p>34,023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24111" table:style-name="ce6">
            <text:p>24,111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4630" table:style-name="ce6">
            <text:p>4,630<text:s/></text:p>
          </table:table-cell>
          <table:table-cell table:number-columns-repeated="16264"/>
        </table:table-row>
        <table:table-row table:style-name="ro2">
          <table:table-cell office:value-type="date" office:date-value="2022-07-30T00:00:00" table:style-name="ce5">
            <text:p>2022/7/30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9955" table:style-name="ce6">
            <text:p>19,955<text:s/></text:p>
          </table:table-cell>
          <table:table-cell office:value-type="float" office:value="35151" table:style-name="ce6">
            <text:p>35,151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17510" table:style-name="ce6">
            <text:p>17,510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19031" table:style-name="ce6">
            <text:p>19,031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16391" table:style-name="ce6">
            <text:p>16,391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116487" table:style-name="ce6">
            <text:p>116,487<text:s/></text:p>
          </table:table-cell>
          <table:table-cell office:value-type="float" office:value="43096" table:style-name="ce6">
            <text:p>43,096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24966" table:style-name="ce6">
            <text:p>24,966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8678" table:style-name="ce6">
            <text:p>18,678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16499" table:style-name="ce6">
            <text:p>16,499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23623" table:style-name="ce6">
            <text:p>23,623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30134" table:style-name="ce6">
            <text:p>30,134<text:s/></text:p>
          </table:table-cell>
          <table:table-cell office:value-type="float" office:value="23082" table:style-name="ce6">
            <text:p>23,082<text:s/></text:p>
          </table:table-cell>
          <table:table-cell office:value-type="float" office:value="17653" table:style-name="ce6">
            <text:p>17,653<text:s/></text:p>
          </table:table-cell>
          <table:table-cell office:value-type="float" office:value="19571" table:style-name="ce6">
            <text:p>19,571<text:s/></text:p>
          </table:table-cell>
          <table:table-cell office:value-type="float" office:value="58711" table:style-name="ce6">
            <text:p>58,711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25528" table:style-name="ce6">
            <text:p>25,528<text:s/></text:p>
          </table:table-cell>
          <table:table-cell office:value-type="float" office:value="26309" table:style-name="ce6">
            <text:p>26,309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49550" table:style-name="ce6">
            <text:p>49,550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33229" table:style-name="ce6">
            <text:p>33,229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32409" table:style-name="ce6">
            <text:p>32,409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10910" table:style-name="ce6">
            <text:p>10,910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2589" table:style-name="ce6">
            <text:p>2,589<text:s/></text:p>
          </table:table-cell>
          <table:table-cell table:number-columns-repeated="16264"/>
        </table:table-row>
        <table:table-row table:style-name="ro2">
          <table:table-cell office:value-type="date" office:date-value="2022-07-31T00:00:00" table:style-name="ce5">
            <text:p>2022/7/31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14729" table:style-name="ce6">
            <text:p>14,729<text:s/></text:p>
          </table:table-cell>
          <table:table-cell office:value-type="float" office:value="27167" table:style-name="ce6">
            <text:p>27,167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17945" table:style-name="ce6">
            <text:p>17,945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15194" table:style-name="ce6">
            <text:p>15,194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19699" table:style-name="ce6">
            <text:p>19,699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102310" table:style-name="ce6">
            <text:p>102,310<text:s/></text:p>
          </table:table-cell>
          <table:table-cell office:value-type="float" office:value="32933" table:style-name="ce6">
            <text:p>32,933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22442" table:style-name="ce6">
            <text:p>22,442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16144" table:style-name="ce6">
            <text:p>16,144<text:s/></text:p>
          </table:table-cell>
          <table:table-cell office:value-type="float" office:value="13229" table:style-name="ce6">
            <text:p>13,229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22730" table:style-name="ce6">
            <text:p>22,730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25482" table:style-name="ce6">
            <text:p>25,482<text:s/></text:p>
          </table:table-cell>
          <table:table-cell office:value-type="float" office:value="19430" table:style-name="ce6">
            <text:p>19,430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6016" table:style-name="ce6">
            <text:p>16,016<text:s/></text:p>
          </table:table-cell>
          <table:table-cell office:value-type="float" office:value="44771" table:style-name="ce6">
            <text:p>44,771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20756" table:style-name="ce6">
            <text:p>20,756<text:s/></text:p>
          </table:table-cell>
          <table:table-cell office:value-type="float" office:value="18795" table:style-name="ce6">
            <text:p>18,795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40092" table:style-name="ce6">
            <text:p>40,092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28298" table:style-name="ce6">
            <text:p>28,298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649" table:style-name="ce6">
            <text:p>649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2244" table:style-name="ce6">
            <text:p>2,244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7-01T00:00:00" table:style-name="ce5">
            <text:p>2022/7/1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32128" table:style-name="ce6">
            <text:p>32,128<text:s/></text:p>
          </table:table-cell>
          <table:table-cell office:value-type="float" office:value="34774" table:style-name="ce6">
            <text:p>34,774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8725" table:style-name="ce6">
            <text:p>8,725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23224" table:style-name="ce6">
            <text:p>23,224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9408" table:style-name="ce6">
            <text:p>19,408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21280" table:style-name="ce6">
            <text:p>21,280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19268" table:style-name="ce6">
            <text:p>19,268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27557" table:style-name="ce6">
            <text:p>27,557<text:s/></text:p>
          </table:table-cell>
          <table:table-cell office:value-type="float" office:value="20650" table:style-name="ce6">
            <text:p>20,650<text:s/></text:p>
          </table:table-cell>
          <table:table-cell office:value-type="float" office:value="21371" table:style-name="ce6">
            <text:p>21,371<text:s/></text:p>
          </table:table-cell>
          <table:table-cell office:value-type="float" office:value="16547" table:style-name="ce6">
            <text:p>16,547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105450" table:style-name="ce6">
            <text:p>105,450<text:s/></text:p>
          </table:table-cell>
          <table:table-cell office:value-type="float" office:value="38270" table:style-name="ce6">
            <text:p>38,270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17601" table:style-name="ce6">
            <text:p>17,601<text:s/></text:p>
          </table:table-cell>
          <table:table-cell office:value-type="float" office:value="19606" table:style-name="ce6">
            <text:p>19,606<text:s/></text:p>
          </table:table-cell>
          <table:table-cell office:value-type="float" office:value="19378" table:style-name="ce6">
            <text:p>19,378<text:s/></text:p>
          </table:table-cell>
          <table:table-cell office:value-type="float" office:value="20129" table:style-name="ce6">
            <text:p>20,129<text:s/></text:p>
          </table:table-cell>
          <table:table-cell office:value-type="float" office:value="18614" table:style-name="ce6">
            <text:p>18,614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22758" table:style-name="ce6">
            <text:p>22,758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27662" table:style-name="ce6">
            <text:p>27,662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20181" table:style-name="ce6">
            <text:p>20,181<text:s/></text:p>
          </table:table-cell>
          <table:table-cell office:value-type="float" office:value="23965" table:style-name="ce6">
            <text:p>23,965<text:s/></text:p>
          </table:table-cell>
          <table:table-cell office:value-type="float" office:value="29405" table:style-name="ce6">
            <text:p>29,405<text:s/></text:p>
          </table:table-cell>
          <table:table-cell office:value-type="float" office:value="30801" table:style-name="ce6">
            <text:p>30,801<text:s/></text:p>
          </table:table-cell>
          <table:table-cell office:value-type="float" office:value="21708" table:style-name="ce6">
            <text:p>21,708<text:s/></text:p>
          </table:table-cell>
          <table:table-cell office:value-type="float" office:value="20582" table:style-name="ce6">
            <text:p>20,582<text:s/></text:p>
          </table:table-cell>
          <table:table-cell office:value-type="float" office:value="50023" table:style-name="ce6">
            <text:p>50,023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26136" table:style-name="ce6">
            <text:p>26,136<text:s/></text:p>
          </table:table-cell>
          <table:table-cell office:value-type="float" office:value="28186" table:style-name="ce6">
            <text:p>28,186<text:s/></text:p>
          </table:table-cell>
          <table:table-cell office:value-type="float" office:value="16038" table:style-name="ce6">
            <text:p>16,038<text:s/></text:p>
          </table:table-cell>
          <table:table-cell office:value-type="float" office:value="51139" table:style-name="ce6">
            <text:p>51,139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26555" table:style-name="ce6">
            <text:p>26,555<text:s/></text:p>
          </table:table-cell>
          <table:table-cell office:value-type="float" office:value="15771" table:style-name="ce6">
            <text:p>15,771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28979" table:style-name="ce6">
            <text:p>28,979<text:s/></text:p>
          </table:table-cell>
          <table:table-cell office:value-type="float" office:value="16772" table:style-name="ce6">
            <text:p>16,772<text:s/></text:p>
          </table:table-cell>
          <table:table-cell office:value-type="float" office:value="18415" table:style-name="ce6">
            <text:p>18,415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4361" table:style-name="ce6">
            <text:p>4,361<text:s/></text:p>
          </table:table-cell>
          <table:table-cell table:number-columns-repeated="16264"/>
        </table:table-row>
        <table:table-row table:style-name="ro2">
          <table:table-cell office:value-type="date" office:date-value="2022-07-02T00:00:00" table:style-name="ce5">
            <text:p>2022/7/2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30135" table:style-name="ce6">
            <text:p>30,135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7386" table:style-name="ce6">
            <text:p>17,386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13948" table:style-name="ce6">
            <text:p>13,948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87838" table:style-name="ce6">
            <text:p>87,838<text:s/></text:p>
          </table:table-cell>
          <table:table-cell office:value-type="float" office:value="34148" table:style-name="ce6">
            <text:p>34,148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16148" table:style-name="ce6">
            <text:p>16,148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22187" table:style-name="ce6">
            <text:p>22,187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22459" table:style-name="ce6">
            <text:p>22,459<text:s/></text:p>
          </table:table-cell>
          <table:table-cell office:value-type="float" office:value="21050" table:style-name="ce6">
            <text:p>21,050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17263" table:style-name="ce6">
            <text:p>17,263<text:s/></text:p>
          </table:table-cell>
          <table:table-cell office:value-type="float" office:value="44195" table:style-name="ce6">
            <text:p>44,195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21496" table:style-name="ce6">
            <text:p>21,496<text:s/></text:p>
          </table:table-cell>
          <table:table-cell office:value-type="float" office:value="21090" table:style-name="ce6">
            <text:p>21,090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41001" table:style-name="ce6">
            <text:p>41,001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21762" table:style-name="ce6">
            <text:p>21,762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3580" table:style-name="ce6">
            <text:p>13,580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752" table:style-name="ce6">
            <text:p>752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2141" table:style-name="ce6">
            <text:p>2,141<text:s/></text:p>
          </table:table-cell>
          <table:table-cell table:number-columns-repeated="16264"/>
        </table:table-row>
        <table:table-row table:style-name="ro2">
          <table:table-cell office:value-type="date" office:date-value="2022-07-03T00:00:00" table:style-name="ce5">
            <text:p>2022/7/3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1770" table:style-name="ce6">
            <text:p>1,770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1417" table:style-name="ce6">
            <text:p>1,417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16487" table:style-name="ce6">
            <text:p>16,487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16951" table:style-name="ce6">
            <text:p>16,951<text:s/></text:p>
          </table:table-cell>
          <table:table-cell office:value-type="float" office:value="11474" table:style-name="ce6">
            <text:p>11,474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90623" table:style-name="ce6">
            <text:p>90,623<text:s/></text:p>
          </table:table-cell>
          <table:table-cell office:value-type="float" office:value="28432" table:style-name="ce6">
            <text:p>28,432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16728" table:style-name="ce6">
            <text:p>16,728<text:s/></text:p>
          </table:table-cell>
          <table:table-cell office:value-type="float" office:value="14756" table:style-name="ce6">
            <text:p>14,756<text:s/></text:p>
          </table:table-cell>
          <table:table-cell office:value-type="float" office:value="14186" table:style-name="ce6">
            <text:p>14,186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993" table:style-name="ce6">
            <text:p>993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15252" table:style-name="ce6">
            <text:p>15,252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18189" table:style-name="ce6">
            <text:p>18,189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39253" table:style-name="ce6">
            <text:p>39,253<text:s/></text:p>
          </table:table-cell>
          <table:table-cell office:value-type="float" office:value="7083" table:style-name="ce6">
            <text:p>7,083<text:s/></text:p>
          </table:table-cell>
          <table:table-cell office:value-type="float" office:value="19522" table:style-name="ce6">
            <text:p>19,522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36205" table:style-name="ce6">
            <text:p>36,205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18837" table:style-name="ce6">
            <text:p>18,837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679" table:style-name="ce6">
            <text:p>679<text:s/></text:p>
          </table:table-cell>
          <table:table-cell office:value-type="float" office:value="920" table:style-name="ce6">
            <text:p>920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1973" table:style-name="ce6">
            <text:p>1,973<text:s/></text:p>
          </table:table-cell>
          <table:table-cell table:number-columns-repeated="16264"/>
        </table:table-row>
        <table:table-row table:style-name="ro2">
          <table:table-cell office:value-type="date" office:date-value="2022-07-04T00:00:00" table:style-name="ce5">
            <text:p>2022/7/4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31854" table:style-name="ce6">
            <text:p>31,854<text:s/></text:p>
          </table:table-cell>
          <table:table-cell office:value-type="float" office:value="29263" table:style-name="ce6">
            <text:p>29,263<text:s/></text:p>
          </table:table-cell>
          <table:table-cell office:value-type="float" office:value="16846" table:style-name="ce6">
            <text:p>16,846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22314" table:style-name="ce6">
            <text:p>22,314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18565" table:style-name="ce6">
            <text:p>18,565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17974" table:style-name="ce6">
            <text:p>17,974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23801" table:style-name="ce6">
            <text:p>23,801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25484" table:style-name="ce6">
            <text:p>25,484<text:s/></text:p>
          </table:table-cell>
          <table:table-cell office:value-type="float" office:value="19049" table:style-name="ce6">
            <text:p>19,049<text:s/></text:p>
          </table:table-cell>
          <table:table-cell office:value-type="float" office:value="20031" table:style-name="ce6">
            <text:p>20,031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18325" table:style-name="ce6">
            <text:p>18,325<text:s/></text:p>
          </table:table-cell>
          <table:table-cell office:value-type="float" office:value="96022" table:style-name="ce6">
            <text:p>96,022<text:s/></text:p>
          </table:table-cell>
          <table:table-cell office:value-type="float" office:value="30583" table:style-name="ce6">
            <text:p>30,583<text:s/></text:p>
          </table:table-cell>
          <table:table-cell office:value-type="float" office:value="15334" table:style-name="ce6">
            <text:p>15,334<text:s/></text:p>
          </table:table-cell>
          <table:table-cell office:value-type="float" office:value="16994" table:style-name="ce6">
            <text:p>16,994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15904" table:style-name="ce6">
            <text:p>15,904<text:s/></text:p>
          </table:table-cell>
          <table:table-cell office:value-type="float" office:value="17638" table:style-name="ce6">
            <text:p>17,638<text:s/></text:p>
          </table:table-cell>
          <table:table-cell office:value-type="float" office:value="16590" table:style-name="ce6">
            <text:p>16,590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21750" table:style-name="ce6">
            <text:p>21,750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22625" table:style-name="ce6">
            <text:p>22,625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19873" table:style-name="ce6">
            <text:p>19,873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26982" table:style-name="ce6">
            <text:p>26,982<text:s/></text:p>
          </table:table-cell>
          <table:table-cell office:value-type="float" office:value="28879" table:style-name="ce6">
            <text:p>28,879<text:s/></text:p>
          </table:table-cell>
          <table:table-cell office:value-type="float" office:value="20399" table:style-name="ce6">
            <text:p>20,399<text:s/></text:p>
          </table:table-cell>
          <table:table-cell office:value-type="float" office:value="18732" table:style-name="ce6">
            <text:p>18,732<text:s/></text:p>
          </table:table-cell>
          <table:table-cell office:value-type="float" office:value="41917" table:style-name="ce6">
            <text:p>41,917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23812" table:style-name="ce6">
            <text:p>23,812<text:s/></text:p>
          </table:table-cell>
          <table:table-cell office:value-type="float" office:value="24277" table:style-name="ce6">
            <text:p>24,277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45935" table:style-name="ce6">
            <text:p>45,935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24686" table:style-name="ce6">
            <text:p>24,686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29269" table:style-name="ce6">
            <text:p>29,269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18198" table:style-name="ce6">
            <text:p>18,198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21371" table:style-name="ce6">
            <text:p>21,371<text:s/></text:p>
          </table:table-cell>
          <table:table-cell office:value-type="float" office:value="15408" table:style-name="ce6">
            <text:p>15,408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4360" table:style-name="ce6">
            <text:p>4,360<text:s/></text:p>
          </table:table-cell>
          <table:table-cell table:number-columns-repeated="16264"/>
        </table:table-row>
        <table:table-row table:style-name="ro2">
          <table:table-cell office:value-type="date" office:date-value="2022-07-05T00:00:00" table:style-name="ce5">
            <text:p>2022/7/5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32828" table:style-name="ce6">
            <text:p>32,828<text:s/></text:p>
          </table:table-cell>
          <table:table-cell office:value-type="float" office:value="31483" table:style-name="ce6">
            <text:p>31,483<text:s/></text:p>
          </table:table-cell>
          <table:table-cell office:value-type="float" office:value="17823" table:style-name="ce6">
            <text:p>17,823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22954" table:style-name="ce6">
            <text:p>22,954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19070" table:style-name="ce6">
            <text:p>19,070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18673" table:style-name="ce6">
            <text:p>18,673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26572" table:style-name="ce6">
            <text:p>26,572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20303" table:style-name="ce6">
            <text:p>20,303<text:s/></text:p>
          </table:table-cell>
          <table:table-cell office:value-type="float" office:value="15991" table:style-name="ce6">
            <text:p>15,991<text:s/></text:p>
          </table:table-cell>
          <table:table-cell office:value-type="float" office:value="18927" table:style-name="ce6">
            <text:p>18,927<text:s/></text:p>
          </table:table-cell>
          <table:table-cell office:value-type="float" office:value="94679" table:style-name="ce6">
            <text:p>94,679<text:s/></text:p>
          </table:table-cell>
          <table:table-cell office:value-type="float" office:value="32892" table:style-name="ce6">
            <text:p>32,892<text:s/></text:p>
          </table:table-cell>
          <table:table-cell office:value-type="float" office:value="15757" table:style-name="ce6">
            <text:p>15,757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16989" table:style-name="ce6">
            <text:p>16,989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17430" table:style-name="ce6">
            <text:p>17,430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22277" table:style-name="ce6">
            <text:p>22,277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23037" table:style-name="ce6">
            <text:p>23,037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18043" table:style-name="ce6">
            <text:p>18,043<text:s/></text:p>
          </table:table-cell>
          <table:table-cell office:value-type="float" office:value="20775" table:style-name="ce6">
            <text:p>20,775<text:s/></text:p>
          </table:table-cell>
          <table:table-cell office:value-type="float" office:value="22503" table:style-name="ce6">
            <text:p>22,503<text:s/></text:p>
          </table:table-cell>
          <table:table-cell office:value-type="float" office:value="27434" table:style-name="ce6">
            <text:p>27,434<text:s/></text:p>
          </table:table-cell>
          <table:table-cell office:value-type="float" office:value="29917" table:style-name="ce6">
            <text:p>29,917<text:s/></text:p>
          </table:table-cell>
          <table:table-cell office:value-type="float" office:value="20898" table:style-name="ce6">
            <text:p>20,898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43517" table:style-name="ce6">
            <text:p>43,517<text:s/></text:p>
          </table:table-cell>
          <table:table-cell office:value-type="float" office:value="15109" table:style-name="ce6">
            <text:p>15,109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25837" table:style-name="ce6">
            <text:p>25,837<text:s/></text:p>
          </table:table-cell>
          <table:table-cell office:value-type="float" office:value="15478" table:style-name="ce6">
            <text:p>15,478<text:s/></text:p>
          </table:table-cell>
          <table:table-cell office:value-type="float" office:value="46520" table:style-name="ce6">
            <text:p>46,520<text:s/></text:p>
          </table:table-cell>
          <table:table-cell office:value-type="float" office:value="15003" table:style-name="ce6">
            <text:p>15,003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20106" table:style-name="ce6">
            <text:p>20,106<text:s/></text:p>
          </table:table-cell>
          <table:table-cell office:value-type="float" office:value="14938" table:style-name="ce6">
            <text:p>14,938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29794" table:style-name="ce6">
            <text:p>29,794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18565" table:style-name="ce6">
            <text:p>18,565<text:s/></text:p>
          </table:table-cell>
          <table:table-cell office:value-type="float" office:value="18487" table:style-name="ce6">
            <text:p>18,487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21950" table:style-name="ce6">
            <text:p>21,950<text:s/></text:p>
          </table:table-cell>
          <table:table-cell office:value-type="float" office:value="16492" table:style-name="ce6">
            <text:p>16,492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6371" table:style-name="ce6">
            <text:p>6,371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4295" table:style-name="ce6">
            <text:p>4,295<text:s/></text:p>
          </table:table-cell>
          <table:table-cell table:number-columns-repeated="16264"/>
        </table:table-row>
        <table:table-row table:style-name="ro2">
          <table:table-cell office:value-type="date" office:date-value="2022-07-06T00:00:00" table:style-name="ce5">
            <text:p>2022/7/6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33410" table:style-name="ce6">
            <text:p>33,410<text:s/></text:p>
          </table:table-cell>
          <table:table-cell office:value-type="float" office:value="31874" table:style-name="ce6">
            <text:p>31,874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23288" table:style-name="ce6">
            <text:p>23,288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19572" table:style-name="ce6">
            <text:p>19,572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26948" table:style-name="ce6">
            <text:p>26,948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20962" table:style-name="ce6">
            <text:p>20,962<text:s/></text:p>
          </table:table-cell>
          <table:table-cell office:value-type="float" office:value="16519" table:style-name="ce6">
            <text:p>16,519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96781" table:style-name="ce6">
            <text:p>96,781<text:s/></text:p>
          </table:table-cell>
          <table:table-cell office:value-type="float" office:value="34672" table:style-name="ce6">
            <text:p>34,672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18751" table:style-name="ce6">
            <text:p>18,751<text:s/></text:p>
          </table:table-cell>
          <table:table-cell office:value-type="float" office:value="18100" table:style-name="ce6">
            <text:p>18,100<text:s/></text:p>
          </table:table-cell>
          <table:table-cell office:value-type="float" office:value="19197" table:style-name="ce6">
            <text:p>19,197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23609" table:style-name="ce6">
            <text:p>23,609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18032" table:style-name="ce6">
            <text:p>18,032<text:s/></text:p>
          </table:table-cell>
          <table:table-cell office:value-type="float" office:value="20610" table:style-name="ce6">
            <text:p>20,610<text:s/></text:p>
          </table:table-cell>
          <table:table-cell office:value-type="float" office:value="23126" table:style-name="ce6">
            <text:p>23,126<text:s/></text:p>
          </table:table-cell>
          <table:table-cell office:value-type="float" office:value="28297" table:style-name="ce6">
            <text:p>28,297<text:s/></text:p>
          </table:table-cell>
          <table:table-cell office:value-type="float" office:value="30723" table:style-name="ce6">
            <text:p>30,723<text:s/></text:p>
          </table:table-cell>
          <table:table-cell office:value-type="float" office:value="21645" table:style-name="ce6">
            <text:p>21,645<text:s/></text:p>
          </table:table-cell>
          <table:table-cell office:value-type="float" office:value="19962" table:style-name="ce6">
            <text:p>19,962<text:s/></text:p>
          </table:table-cell>
          <table:table-cell office:value-type="float" office:value="46178" table:style-name="ce6">
            <text:p>46,178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25321" table:style-name="ce6">
            <text:p>25,321<text:s/></text:p>
          </table:table-cell>
          <table:table-cell office:value-type="float" office:value="26486" table:style-name="ce6">
            <text:p>26,486<text:s/></text:p>
          </table:table-cell>
          <table:table-cell office:value-type="float" office:value="15744" table:style-name="ce6">
            <text:p>15,744<text:s/></text:p>
          </table:table-cell>
          <table:table-cell office:value-type="float" office:value="47931" table:style-name="ce6">
            <text:p>47,931<text:s/></text:p>
          </table:table-cell>
          <table:table-cell office:value-type="float" office:value="15202" table:style-name="ce6">
            <text:p>15,202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15403" table:style-name="ce6">
            <text:p>15,403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30473" table:style-name="ce6">
            <text:p>30,473<text:s/></text:p>
          </table:table-cell>
          <table:table-cell office:value-type="float" office:value="17595" table:style-name="ce6">
            <text:p>17,595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18975" table:style-name="ce6">
            <text:p>18,975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22495" table:style-name="ce6">
            <text:p>22,495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4419" table:style-name="ce6">
            <text:p>4,419<text:s/></text:p>
          </table:table-cell>
          <table:table-cell table:number-columns-repeated="16264"/>
        </table:table-row>
        <table:table-row table:style-name="ro2">
          <table:table-cell office:value-type="date" office:date-value="2022-07-07T00:00:00" table:style-name="ce5">
            <text:p>2022/7/7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1100" table:style-name="ce6">
            <text:p>11,100<text:s/></text:p>
          </table:table-cell>
          <table:table-cell office:value-type="float" office:value="32884" table:style-name="ce6">
            <text:p>32,884<text:s/></text:p>
          </table:table-cell>
          <table:table-cell office:value-type="float" office:value="31970" table:style-name="ce6">
            <text:p>31,970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4110" table:style-name="ce6">
            <text:p>14,110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23742" table:style-name="ce6">
            <text:p>23,742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19448" table:style-name="ce6">
            <text:p>19,448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25268" table:style-name="ce6">
            <text:p>25,268<text:s/></text:p>
          </table:table-cell>
          <table:table-cell office:value-type="float" office:value="18680" table:style-name="ce6">
            <text:p>18,680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27022" table:style-name="ce6">
            <text:p>27,022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20816" table:style-name="ce6">
            <text:p>20,816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18340" table:style-name="ce6">
            <text:p>18,340<text:s/></text:p>
          </table:table-cell>
          <table:table-cell office:value-type="float" office:value="96864" table:style-name="ce6">
            <text:p>96,864<text:s/></text:p>
          </table:table-cell>
          <table:table-cell office:value-type="float" office:value="34357" table:style-name="ce6">
            <text:p>34,357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17872" table:style-name="ce6">
            <text:p>17,872<text:s/></text:p>
          </table:table-cell>
          <table:table-cell office:value-type="float" office:value="18868" table:style-name="ce6">
            <text:p>18,868<text:s/></text:p>
          </table:table-cell>
          <table:table-cell office:value-type="float" office:value="18217" table:style-name="ce6">
            <text:p>18,217<text:s/></text:p>
          </table:table-cell>
          <table:table-cell office:value-type="float" office:value="19531" table:style-name="ce6">
            <text:p>19,531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23039" table:style-name="ce6">
            <text:p>23,039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24168" table:style-name="ce6">
            <text:p>24,168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7884" table:style-name="ce6">
            <text:p>17,884<text:s/></text:p>
          </table:table-cell>
          <table:table-cell office:value-type="float" office:value="20249" table:style-name="ce6">
            <text:p>20,249<text:s/></text:p>
          </table:table-cell>
          <table:table-cell office:value-type="float" office:value="22819" table:style-name="ce6">
            <text:p>22,819<text:s/></text:p>
          </table:table-cell>
          <table:table-cell office:value-type="float" office:value="27862" table:style-name="ce6">
            <text:p>27,862<text:s/></text:p>
          </table:table-cell>
          <table:table-cell office:value-type="float" office:value="30387" table:style-name="ce6">
            <text:p>30,387<text:s/></text:p>
          </table:table-cell>
          <table:table-cell office:value-type="float" office:value="21190" table:style-name="ce6">
            <text:p>21,190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45154" table:style-name="ce6">
            <text:p>45,154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47543" table:style-name="ce6">
            <text:p>47,543<text:s/></text:p>
          </table:table-cell>
          <table:table-cell office:value-type="float" office:value="15379" table:style-name="ce6">
            <text:p>15,379<text:s/></text:p>
          </table:table-cell>
          <table:table-cell office:value-type="float" office:value="12686" table:style-name="ce6">
            <text:p>12,686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4625" table:style-name="ce6">
            <text:p>14,625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15420" table:style-name="ce6">
            <text:p>15,420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30194" table:style-name="ce6">
            <text:p>30,194<text:s/></text:p>
          </table:table-cell>
          <table:table-cell office:value-type="float" office:value="17438" table:style-name="ce6">
            <text:p>17,438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13369" table:style-name="ce6">
            <text:p>13,369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4377" table:style-name="ce6">
            <text:p>4,377<text:s/></text:p>
          </table:table-cell>
          <table:table-cell table:number-columns-repeated="16264"/>
        </table:table-row>
        <table:table-row table:style-name="ro2">
          <table:table-cell office:value-type="date" office:date-value="2022-07-08T00:00:00" table:style-name="ce5">
            <text:p>2022/7/8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33314" table:style-name="ce6">
            <text:p>33,314<text:s/></text:p>
          </table:table-cell>
          <table:table-cell office:value-type="float" office:value="36791" table:style-name="ce6">
            <text:p>36,791<text:s/></text:p>
          </table:table-cell>
          <table:table-cell office:value-type="float" office:value="18516" table:style-name="ce6">
            <text:p>18,516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29300" table:style-name="ce6">
            <text:p>29,300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21396" table:style-name="ce6">
            <text:p>21,396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26058" table:style-name="ce6">
            <text:p>26,058<text:s/></text:p>
          </table:table-cell>
          <table:table-cell office:value-type="float" office:value="19715" table:style-name="ce6">
            <text:p>19,715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28612" table:style-name="ce6">
            <text:p>28,612<text:s/></text:p>
          </table:table-cell>
          <table:table-cell office:value-type="float" office:value="20979" table:style-name="ce6">
            <text:p>20,979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16846" table:style-name="ce6">
            <text:p>16,846<text:s/></text:p>
          </table:table-cell>
          <table:table-cell office:value-type="float" office:value="18799" table:style-name="ce6">
            <text:p>18,799<text:s/></text:p>
          </table:table-cell>
          <table:table-cell office:value-type="float" office:value="109262" table:style-name="ce6">
            <text:p>109,262<text:s/></text:p>
          </table:table-cell>
          <table:table-cell office:value-type="float" office:value="39665" table:style-name="ce6">
            <text:p>39,665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18024" table:style-name="ce6">
            <text:p>18,024<text:s/></text:p>
          </table:table-cell>
          <table:table-cell office:value-type="float" office:value="20210" table:style-name="ce6">
            <text:p>20,210<text:s/></text:p>
          </table:table-cell>
          <table:table-cell office:value-type="float" office:value="19589" table:style-name="ce6">
            <text:p>19,589<text:s/></text:p>
          </table:table-cell>
          <table:table-cell office:value-type="float" office:value="20709" table:style-name="ce6">
            <text:p>20,709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14427" table:style-name="ce6">
            <text:p>14,427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26700" table:style-name="ce6">
            <text:p>26,700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18862" table:style-name="ce6">
            <text:p>18,862<text:s/></text:p>
          </table:table-cell>
          <table:table-cell office:value-type="float" office:value="20927" table:style-name="ce6">
            <text:p>20,927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30873" table:style-name="ce6">
            <text:p>30,873<text:s/></text:p>
          </table:table-cell>
          <table:table-cell office:value-type="float" office:value="32228" table:style-name="ce6">
            <text:p>32,228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50849" table:style-name="ce6">
            <text:p>50,849<text:s/></text:p>
          </table:table-cell>
          <table:table-cell office:value-type="float" office:value="16095" table:style-name="ce6">
            <text:p>16,095<text:s/></text:p>
          </table:table-cell>
          <table:table-cell office:value-type="float" office:value="27246" table:style-name="ce6">
            <text:p>27,246<text:s/></text:p>
          </table:table-cell>
          <table:table-cell office:value-type="float" office:value="29239" table:style-name="ce6">
            <text:p>29,239<text:s/></text:p>
          </table:table-cell>
          <table:table-cell office:value-type="float" office:value="18599" table:style-name="ce6">
            <text:p>18,599<text:s/></text:p>
          </table:table-cell>
          <table:table-cell office:value-type="float" office:value="53077" table:style-name="ce6">
            <text:p>53,077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17156" table:style-name="ce6">
            <text:p>17,156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22419" table:style-name="ce6">
            <text:p>22,419<text:s/></text:p>
          </table:table-cell>
          <table:table-cell office:value-type="float" office:value="16189" table:style-name="ce6">
            <text:p>16,189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30657" table:style-name="ce6">
            <text:p>30,657<text:s/></text:p>
          </table:table-cell>
          <table:table-cell office:value-type="float" office:value="17250" table:style-name="ce6">
            <text:p>17,250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19455" table:style-name="ce6">
            <text:p>19,455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22543" table:style-name="ce6">
            <text:p>22,543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4367" table:style-name="ce6">
            <text:p>4,367<text:s/></text:p>
          </table:table-cell>
          <table:table-cell table:number-columns-repeated="16264"/>
        </table:table-row>
        <table:table-row table:style-name="ro2">
          <table:table-cell office:value-type="date" office:date-value="2022-07-09T00:00:00" table:style-name="ce5">
            <text:p>2022/7/9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32866" table:style-name="ce6">
            <text:p>32,866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1205" table:style-name="ce6">
            <text:p>21,205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18618" table:style-name="ce6">
            <text:p>18,618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8240" table:style-name="ce6">
            <text:p>18,240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21845" table:style-name="ce6">
            <text:p>21,845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102432" table:style-name="ce6">
            <text:p>102,432<text:s/></text:p>
          </table:table-cell>
          <table:table-cell office:value-type="float" office:value="37738" table:style-name="ce6">
            <text:p>37,738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19655" table:style-name="ce6">
            <text:p>19,655<text:s/></text:p>
          </table:table-cell>
          <table:table-cell office:value-type="float" office:value="18594" table:style-name="ce6">
            <text:p>18,594<text:s/></text:p>
          </table:table-cell>
          <table:table-cell office:value-type="float" office:value="14592" table:style-name="ce6">
            <text:p>14,592<text:s/></text:p>
          </table:table-cell>
          <table:table-cell office:value-type="float" office:value="6723" table:style-name="ce6">
            <text:p>6,723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28306" table:style-name="ce6">
            <text:p>28,306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20017" table:style-name="ce6">
            <text:p>20,017<text:s/></text:p>
          </table:table-cell>
          <table:table-cell office:value-type="float" office:value="25274" table:style-name="ce6">
            <text:p>25,274<text:s/></text:p>
          </table:table-cell>
          <table:table-cell office:value-type="float" office:value="23158" table:style-name="ce6">
            <text:p>23,158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18877" table:style-name="ce6">
            <text:p>18,877<text:s/></text:p>
          </table:table-cell>
          <table:table-cell office:value-type="float" office:value="49700" table:style-name="ce6">
            <text:p>49,700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24653" table:style-name="ce6">
            <text:p>24,653<text:s/></text:p>
          </table:table-cell>
          <table:table-cell office:value-type="float" office:value="23018" table:style-name="ce6">
            <text:p>23,018<text:s/></text:p>
          </table:table-cell>
          <table:table-cell office:value-type="float" office:value="14052" table:style-name="ce6">
            <text:p>14,052<text:s/></text:p>
          </table:table-cell>
          <table:table-cell office:value-type="float" office:value="44939" table:style-name="ce6">
            <text:p>44,939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12095" table:style-name="ce6">
            <text:p>12,095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2494" table:style-name="ce6">
            <text:p>2,494<text:s/></text:p>
          </table:table-cell>
          <table:table-cell table:number-columns-repeated="16264"/>
        </table:table-row>
        <table:table-row table:style-name="ro2">
          <table:table-cell office:value-type="date" office:date-value="2022-07-10T00:00:00" table:style-name="ce5">
            <text:p>2022/7/10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13303" table:style-name="ce6">
            <text:p>13,303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15501" table:style-name="ce6">
            <text:p>15,501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17622" table:style-name="ce6">
            <text:p>17,622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106797" table:style-name="ce6">
            <text:p>106,797<text:s/></text:p>
          </table:table-cell>
          <table:table-cell office:value-type="float" office:value="30201" table:style-name="ce6">
            <text:p>30,201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18449" table:style-name="ce6">
            <text:p>18,449<text:s/></text:p>
          </table:table-cell>
          <table:table-cell office:value-type="float" office:value="17137" table:style-name="ce6">
            <text:p>17,137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24183" table:style-name="ce6">
            <text:p>24,183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15571" table:style-name="ce6">
            <text:p>15,571<text:s/></text:p>
          </table:table-cell>
          <table:table-cell office:value-type="float" office:value="44301" table:style-name="ce6">
            <text:p>44,301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19255" table:style-name="ce6">
            <text:p>19,255<text:s/></text:p>
          </table:table-cell>
          <table:table-cell office:value-type="float" office:value="17027" table:style-name="ce6">
            <text:p>17,027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37576" table:style-name="ce6">
            <text:p>37,576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13787" table:style-name="ce6">
            <text:p>13,787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6410" table:style-name="ce6">
            <text:p>6,410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1243" table:style-name="ce6">
            <text:p>1,243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2295" table:style-name="ce6">
            <text:p>2,295<text:s/></text:p>
          </table:table-cell>
          <table:table-cell table:number-columns-repeated="16264"/>
        </table:table-row>
        <table:table-row table:style-name="ro2">
          <table:table-cell office:value-type="date" office:date-value="2022-07-11T00:00:00" table:style-name="ce5">
            <text:p>2022/7/11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32530" table:style-name="ce6">
            <text:p>32,530<text:s/></text:p>
          </table:table-cell>
          <table:table-cell office:value-type="float" office:value="30611" table:style-name="ce6">
            <text:p>30,611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27001" table:style-name="ce6">
            <text:p>27,001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17972" table:style-name="ce6">
            <text:p>17,972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24231" table:style-name="ce6">
            <text:p>24,231<text:s/></text:p>
          </table:table-cell>
          <table:table-cell office:value-type="float" office:value="18119" table:style-name="ce6">
            <text:p>18,119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26344" table:style-name="ce6">
            <text:p>26,344<text:s/></text:p>
          </table:table-cell>
          <table:table-cell office:value-type="float" office:value="19198" table:style-name="ce6">
            <text:p>19,198<text:s/></text:p>
          </table:table-cell>
          <table:table-cell office:value-type="float" office:value="20561" table:style-name="ce6">
            <text:p>20,561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18778" table:style-name="ce6">
            <text:p>18,778<text:s/></text:p>
          </table:table-cell>
          <table:table-cell office:value-type="float" office:value="100659" table:style-name="ce6">
            <text:p>100,659<text:s/></text:p>
          </table:table-cell>
          <table:table-cell office:value-type="float" office:value="32717" table:style-name="ce6">
            <text:p>32,717<text:s/></text:p>
          </table:table-cell>
          <table:table-cell office:value-type="float" office:value="15730" table:style-name="ce6">
            <text:p>15,730<text:s/></text:p>
          </table:table-cell>
          <table:table-cell office:value-type="float" office:value="17009" table:style-name="ce6">
            <text:p>17,009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17159" table:style-name="ce6">
            <text:p>17,159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24757" table:style-name="ce6">
            <text:p>24,757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20215" table:style-name="ce6">
            <text:p>20,215<text:s/></text:p>
          </table:table-cell>
          <table:table-cell office:value-type="float" office:value="22887" table:style-name="ce6">
            <text:p>22,887<text:s/></text:p>
          </table:table-cell>
          <table:table-cell office:value-type="float" office:value="28183" table:style-name="ce6">
            <text:p>28,183<text:s/></text:p>
          </table:table-cell>
          <table:table-cell office:value-type="float" office:value="29595" table:style-name="ce6">
            <text:p>29,595<text:s/></text:p>
          </table:table-cell>
          <table:table-cell office:value-type="float" office:value="20846" table:style-name="ce6">
            <text:p>20,846<text:s/></text:p>
          </table:table-cell>
          <table:table-cell office:value-type="float" office:value="19506" table:style-name="ce6">
            <text:p>19,506<text:s/></text:p>
          </table:table-cell>
          <table:table-cell office:value-type="float" office:value="43755" table:style-name="ce6">
            <text:p>43,755<text:s/></text:p>
          </table:table-cell>
          <table:table-cell office:value-type="float" office:value="14571" table:style-name="ce6">
            <text:p>14,571<text:s/></text:p>
          </table:table-cell>
          <table:table-cell office:value-type="float" office:value="24814" table:style-name="ce6">
            <text:p>24,814<text:s/></text:p>
          </table:table-cell>
          <table:table-cell office:value-type="float" office:value="25062" table:style-name="ce6">
            <text:p>25,062<text:s/></text:p>
          </table:table-cell>
          <table:table-cell office:value-type="float" office:value="15194" table:style-name="ce6">
            <text:p>15,194<text:s/></text:p>
          </table:table-cell>
          <table:table-cell office:value-type="float" office:value="46425" table:style-name="ce6">
            <text:p>46,425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5126" table:style-name="ce6">
            <text:p>15,126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20212" table:style-name="ce6">
            <text:p>20,212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29976" table:style-name="ce6">
            <text:p>29,976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18170" table:style-name="ce6">
            <text:p>18,170<text:s/></text:p>
          </table:table-cell>
          <table:table-cell office:value-type="float" office:value="18945" table:style-name="ce6">
            <text:p>18,945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21543" table:style-name="ce6">
            <text:p>21,543<text:s/></text:p>
          </table:table-cell>
          <table:table-cell office:value-type="float" office:value="15715" table:style-name="ce6">
            <text:p>15,715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1067" table:style-name="ce6">
            <text:p>1,067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4180" table:style-name="ce6">
            <text:p>4,180<text:s/></text:p>
          </table:table-cell>
          <table:table-cell table:number-columns-repeated="16264"/>
        </table:table-row>
        <table:table-row table:style-name="ro2">
          <table:table-cell office:value-type="date" office:date-value="2022-07-12T00:00:00" table:style-name="ce5">
            <text:p>2022/7/12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34255" table:style-name="ce6">
            <text:p>34,255<text:s/></text:p>
          </table:table-cell>
          <table:table-cell office:value-type="float" office:value="31850" table:style-name="ce6">
            <text:p>31,850<text:s/></text:p>
          </table:table-cell>
          <table:table-cell office:value-type="float" office:value="18518" table:style-name="ce6">
            <text:p>18,518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10345" table:style-name="ce6">
            <text:p>10,345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19880" table:style-name="ce6">
            <text:p>19,880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9383" table:style-name="ce6">
            <text:p>19,383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25748" table:style-name="ce6">
            <text:p>25,748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26971" table:style-name="ce6">
            <text:p>26,971<text:s/></text:p>
          </table:table-cell>
          <table:table-cell office:value-type="float" office:value="20391" table:style-name="ce6">
            <text:p>20,391<text:s/></text:p>
          </table:table-cell>
          <table:table-cell office:value-type="float" office:value="21302" table:style-name="ce6">
            <text:p>21,302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19262" table:style-name="ce6">
            <text:p>19,262<text:s/></text:p>
          </table:table-cell>
          <table:table-cell office:value-type="float" office:value="98276" table:style-name="ce6">
            <text:p>98,276<text:s/></text:p>
          </table:table-cell>
          <table:table-cell office:value-type="float" office:value="34109" table:style-name="ce6">
            <text:p>34,109<text:s/></text:p>
          </table:table-cell>
          <table:table-cell office:value-type="float" office:value="16220" table:style-name="ce6">
            <text:p>16,220<text:s/></text:p>
          </table:table-cell>
          <table:table-cell office:value-type="float" office:value="17589" table:style-name="ce6">
            <text:p>17,589<text:s/></text:p>
          </table:table-cell>
          <table:table-cell office:value-type="float" office:value="19302" table:style-name="ce6">
            <text:p>19,302<text:s/></text:p>
          </table:table-cell>
          <table:table-cell office:value-type="float" office:value="19126" table:style-name="ce6">
            <text:p>19,126<text:s/></text:p>
          </table:table-cell>
          <table:table-cell office:value-type="float" office:value="20136" table:style-name="ce6">
            <text:p>20,136<text:s/></text:p>
          </table:table-cell>
          <table:table-cell office:value-type="float" office:value="18190" table:style-name="ce6">
            <text:p>18,190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22745" table:style-name="ce6">
            <text:p>22,745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24775" table:style-name="ce6">
            <text:p>24,775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20961" table:style-name="ce6">
            <text:p>20,961<text:s/></text:p>
          </table:table-cell>
          <table:table-cell office:value-type="float" office:value="23469" table:style-name="ce6">
            <text:p>23,469<text:s/></text:p>
          </table:table-cell>
          <table:table-cell office:value-type="float" office:value="28124" table:style-name="ce6">
            <text:p>28,124<text:s/></text:p>
          </table:table-cell>
          <table:table-cell office:value-type="float" office:value="30582" table:style-name="ce6">
            <text:p>30,582<text:s/></text:p>
          </table:table-cell>
          <table:table-cell office:value-type="float" office:value="21523" table:style-name="ce6">
            <text:p>21,523<text:s/></text:p>
          </table:table-cell>
          <table:table-cell office:value-type="float" office:value="19774" table:style-name="ce6">
            <text:p>19,774<text:s/></text:p>
          </table:table-cell>
          <table:table-cell office:value-type="float" office:value="45297" table:style-name="ce6">
            <text:p>45,297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25618" table:style-name="ce6">
            <text:p>25,618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47410" table:style-name="ce6">
            <text:p>47,410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20494" table:style-name="ce6">
            <text:p>20,494<text:s/></text:p>
          </table:table-cell>
          <table:table-cell office:value-type="float" office:value="15622" table:style-name="ce6">
            <text:p>15,622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30214" table:style-name="ce6">
            <text:p>30,214<text:s/></text:p>
          </table:table-cell>
          <table:table-cell office:value-type="float" office:value="17399" table:style-name="ce6">
            <text:p>17,399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19023" table:style-name="ce6">
            <text:p>19,023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22213" table:style-name="ce6">
            <text:p>22,213<text:s/></text:p>
          </table:table-cell>
          <table:table-cell office:value-type="float" office:value="17153" table:style-name="ce6">
            <text:p>17,153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4369" table:style-name="ce6">
            <text:p>4,369<text:s/></text:p>
          </table:table-cell>
          <table:table-cell table:number-columns-repeated="16264"/>
        </table:table-row>
        <table:table-row table:style-name="ro2">
          <table:table-cell office:value-type="date" office:date-value="2022-07-13T00:00:00" table:style-name="ce5">
            <text:p>2022/7/13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33844" table:style-name="ce6">
            <text:p>33,844<text:s/></text:p>
          </table:table-cell>
          <table:table-cell office:value-type="float" office:value="32744" table:style-name="ce6">
            <text:p>32,744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23761" table:style-name="ce6">
            <text:p>23,761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9666" table:style-name="ce6">
            <text:p>19,666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19734" table:style-name="ce6">
            <text:p>19,734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25870" table:style-name="ce6">
            <text:p>25,870<text:s/></text:p>
          </table:table-cell>
          <table:table-cell office:value-type="float" office:value="18338" table:style-name="ce6">
            <text:p>18,338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21350" table:style-name="ce6">
            <text:p>21,350<text:s/></text:p>
          </table:table-cell>
          <table:table-cell office:value-type="float" office:value="16542" table:style-name="ce6">
            <text:p>16,542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99597" table:style-name="ce6">
            <text:p>99,597<text:s/></text:p>
          </table:table-cell>
          <table:table-cell office:value-type="float" office:value="35544" table:style-name="ce6">
            <text:p>35,544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19523" table:style-name="ce6">
            <text:p>19,523<text:s/></text:p>
          </table:table-cell>
          <table:table-cell office:value-type="float" office:value="18675" table:style-name="ce6">
            <text:p>18,675<text:s/></text:p>
          </table:table-cell>
          <table:table-cell office:value-type="float" office:value="19861" table:style-name="ce6">
            <text:p>19,861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23562" table:style-name="ce6">
            <text:p>23,562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25286" table:style-name="ce6">
            <text:p>25,286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24088" table:style-name="ce6">
            <text:p>24,088<text:s/></text:p>
          </table:table-cell>
          <table:table-cell office:value-type="float" office:value="28208" table:style-name="ce6">
            <text:p>28,208<text:s/></text:p>
          </table:table-cell>
          <table:table-cell office:value-type="float" office:value="30971" table:style-name="ce6">
            <text:p>30,971<text:s/></text:p>
          </table:table-cell>
          <table:table-cell office:value-type="float" office:value="21770" table:style-name="ce6">
            <text:p>21,770<text:s/></text:p>
          </table:table-cell>
          <table:table-cell office:value-type="float" office:value="20978" table:style-name="ce6">
            <text:p>20,978<text:s/></text:p>
          </table:table-cell>
          <table:table-cell office:value-type="float" office:value="46127" table:style-name="ce6">
            <text:p>46,127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25215" table:style-name="ce6">
            <text:p>25,215<text:s/></text:p>
          </table:table-cell>
          <table:table-cell office:value-type="float" office:value="27254" table:style-name="ce6">
            <text:p>27,254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48165" table:style-name="ce6">
            <text:p>48,165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20893" table:style-name="ce6">
            <text:p>20,893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30430" table:style-name="ce6">
            <text:p>30,430<text:s/></text:p>
          </table:table-cell>
          <table:table-cell office:value-type="float" office:value="17341" table:style-name="ce6">
            <text:p>17,341<text:s/></text:p>
          </table:table-cell>
          <table:table-cell office:value-type="float" office:value="19085" table:style-name="ce6">
            <text:p>19,085<text:s/></text:p>
          </table:table-cell>
          <table:table-cell office:value-type="float" office:value="19623" table:style-name="ce6">
            <text:p>19,623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4317" table:style-name="ce6">
            <text:p>4,317<text:s/></text:p>
          </table:table-cell>
          <table:table-cell table:number-columns-repeated="16264"/>
        </table:table-row>
        <table:table-row table:style-name="ro2">
          <table:table-cell office:value-type="date" office:date-value="2022-07-14T00:00:00" table:style-name="ce5">
            <text:p>2022/7/14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33853" table:style-name="ce6">
            <text:p>33,853<text:s/></text:p>
          </table:table-cell>
          <table:table-cell office:value-type="float" office:value="32776" table:style-name="ce6">
            <text:p>32,776<text:s/></text:p>
          </table:table-cell>
          <table:table-cell office:value-type="float" office:value="18227" table:style-name="ce6">
            <text:p>18,227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23521" table:style-name="ce6">
            <text:p>23,521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20004" table:style-name="ce6">
            <text:p>20,004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25944" table:style-name="ce6">
            <text:p>25,944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27799" table:style-name="ce6">
            <text:p>27,799<text:s/></text:p>
          </table:table-cell>
          <table:table-cell office:value-type="float" office:value="20419" table:style-name="ce6">
            <text:p>20,419<text:s/></text:p>
          </table:table-cell>
          <table:table-cell office:value-type="float" office:value="21275" table:style-name="ce6">
            <text:p>21,275<text:s/></text:p>
          </table:table-cell>
          <table:table-cell office:value-type="float" office:value="16330" table:style-name="ce6">
            <text:p>16,330<text:s/></text:p>
          </table:table-cell>
          <table:table-cell office:value-type="float" office:value="18747" table:style-name="ce6">
            <text:p>18,747<text:s/></text:p>
          </table:table-cell>
          <table:table-cell office:value-type="float" office:value="101028" table:style-name="ce6">
            <text:p>101,028<text:s/></text:p>
          </table:table-cell>
          <table:table-cell office:value-type="float" office:value="36007" table:style-name="ce6">
            <text:p>36,007<text:s/></text:p>
          </table:table-cell>
          <table:table-cell office:value-type="float" office:value="15899" table:style-name="ce6">
            <text:p>15,899<text:s/></text:p>
          </table:table-cell>
          <table:table-cell office:value-type="float" office:value="18016" table:style-name="ce6">
            <text:p>18,016<text:s/></text:p>
          </table:table-cell>
          <table:table-cell office:value-type="float" office:value="19649" table:style-name="ce6">
            <text:p>19,649<text:s/></text:p>
          </table:table-cell>
          <table:table-cell office:value-type="float" office:value="19071" table:style-name="ce6">
            <text:p>19,071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17787" table:style-name="ce6">
            <text:p>17,787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22708" table:style-name="ce6">
            <text:p>22,708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25467" table:style-name="ce6">
            <text:p>25,467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18071" table:style-name="ce6">
            <text:p>18,071<text:s/></text:p>
          </table:table-cell>
          <table:table-cell office:value-type="float" office:value="20797" table:style-name="ce6">
            <text:p>20,797<text:s/></text:p>
          </table:table-cell>
          <table:table-cell office:value-type="float" office:value="23827" table:style-name="ce6">
            <text:p>23,827<text:s/></text:p>
          </table:table-cell>
          <table:table-cell office:value-type="float" office:value="28293" table:style-name="ce6">
            <text:p>28,293<text:s/></text:p>
          </table:table-cell>
          <table:table-cell office:value-type="float" office:value="31144" table:style-name="ce6">
            <text:p>31,144<text:s/></text:p>
          </table:table-cell>
          <table:table-cell office:value-type="float" office:value="21707" table:style-name="ce6">
            <text:p>21,707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46091" table:style-name="ce6">
            <text:p>46,091<text:s/></text:p>
          </table:table-cell>
          <table:table-cell office:value-type="float" office:value="15496" table:style-name="ce6">
            <text:p>15,496<text:s/></text:p>
          </table:table-cell>
          <table:table-cell office:value-type="float" office:value="25683" table:style-name="ce6">
            <text:p>25,683<text:s/></text:p>
          </table:table-cell>
          <table:table-cell office:value-type="float" office:value="27769" table:style-name="ce6">
            <text:p>27,769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49352" table:style-name="ce6">
            <text:p>49,352<text:s/></text:p>
          </table:table-cell>
          <table:table-cell office:value-type="float" office:value="15319" table:style-name="ce6">
            <text:p>15,319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14938" table:style-name="ce6">
            <text:p>14,938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21060" table:style-name="ce6">
            <text:p>21,060<text:s/></text:p>
          </table:table-cell>
          <table:table-cell office:value-type="float" office:value="15727" table:style-name="ce6">
            <text:p>15,727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30250" table:style-name="ce6">
            <text:p>30,250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19262" table:style-name="ce6">
            <text:p>19,262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22704" table:style-name="ce6">
            <text:p>22,704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12432" table:style-name="ce6">
            <text:p>12,432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4303" table:style-name="ce6">
            <text:p>4,303<text:s/></text:p>
          </table:table-cell>
          <table:table-cell table:number-columns-repeated="16264"/>
        </table:table-row>
        <table:table-row table:style-name="ro2">
          <table:table-cell office:value-type="date" office:date-value="2022-07-15T00:00:00" table:style-name="ce5">
            <text:p>2022/7/15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34704" table:style-name="ce6">
            <text:p>34,704<text:s/></text:p>
          </table:table-cell>
          <table:table-cell office:value-type="float" office:value="36849" table:style-name="ce6">
            <text:p>36,849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24398" table:style-name="ce6">
            <text:p>24,398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13980" table:style-name="ce6">
            <text:p>13,980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26669" table:style-name="ce6">
            <text:p>26,669<text:s/></text:p>
          </table:table-cell>
          <table:table-cell office:value-type="float" office:value="19800" table:style-name="ce6">
            <text:p>19,800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28766" table:style-name="ce6">
            <text:p>28,766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22369" table:style-name="ce6">
            <text:p>22,369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18597" table:style-name="ce6">
            <text:p>18,597<text:s/></text:p>
          </table:table-cell>
          <table:table-cell office:value-type="float" office:value="116128" table:style-name="ce6">
            <text:p>116,128<text:s/></text:p>
          </table:table-cell>
          <table:table-cell office:value-type="float" office:value="40384" table:style-name="ce6">
            <text:p>40,384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20688" table:style-name="ce6">
            <text:p>20,688<text:s/></text:p>
          </table:table-cell>
          <table:table-cell office:value-type="float" office:value="20397" table:style-name="ce6">
            <text:p>20,397<text:s/></text:p>
          </table:table-cell>
          <table:table-cell office:value-type="float" office:value="21034" table:style-name="ce6">
            <text:p>21,034<text:s/></text:p>
          </table:table-cell>
          <table:table-cell office:value-type="float" office:value="19329" table:style-name="ce6">
            <text:p>19,329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24375" table:style-name="ce6">
            <text:p>24,375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27453" table:style-name="ce6">
            <text:p>27,453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18952" table:style-name="ce6">
            <text:p>18,952<text:s/></text:p>
          </table:table-cell>
          <table:table-cell office:value-type="float" office:value="20954" table:style-name="ce6">
            <text:p>20,954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31500" table:style-name="ce6">
            <text:p>31,500<text:s/></text:p>
          </table:table-cell>
          <table:table-cell office:value-type="float" office:value="32688" table:style-name="ce6">
            <text:p>32,688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21616" table:style-name="ce6">
            <text:p>21,616<text:s/></text:p>
          </table:table-cell>
          <table:table-cell office:value-type="float" office:value="51510" table:style-name="ce6">
            <text:p>51,510<text:s/></text:p>
          </table:table-cell>
          <table:table-cell office:value-type="float" office:value="16381" table:style-name="ce6">
            <text:p>16,381<text:s/></text:p>
          </table:table-cell>
          <table:table-cell office:value-type="float" office:value="28061" table:style-name="ce6">
            <text:p>28,061<text:s/></text:p>
          </table:table-cell>
          <table:table-cell office:value-type="float" office:value="29866" table:style-name="ce6">
            <text:p>29,866<text:s/></text:p>
          </table:table-cell>
          <table:table-cell office:value-type="float" office:value="17680" table:style-name="ce6">
            <text:p>17,680<text:s/></text:p>
          </table:table-cell>
          <table:table-cell office:value-type="float" office:value="55075" table:style-name="ce6">
            <text:p>55,075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13574" table:style-name="ce6">
            <text:p>13,574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26414" table:style-name="ce6">
            <text:p>26,414<text:s/></text:p>
          </table:table-cell>
          <table:table-cell office:value-type="float" office:value="16391" table:style-name="ce6">
            <text:p>16,391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31176" table:style-name="ce6">
            <text:p>31,176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19416" table:style-name="ce6">
            <text:p>19,416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23196" table:style-name="ce6">
            <text:p>23,196<text:s/></text:p>
          </table:table-cell>
          <table:table-cell office:value-type="float" office:value="18292" table:style-name="ce6">
            <text:p>18,292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4456" table:style-name="ce6">
            <text:p>4,456<text:s/></text:p>
          </table:table-cell>
          <table:table-cell table:number-columns-repeated="16264"/>
        </table:table-row>
        <table:table-row table:style-name="ro2">
          <table:table-cell office:value-type="date" office:date-value="2022-07-16T00:00:00" table:style-name="ce5">
            <text:p>2022/7/16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18300" table:style-name="ce6">
            <text:p>18,300<text:s/></text:p>
          </table:table-cell>
          <table:table-cell office:value-type="float" office:value="34114" table:style-name="ce6">
            <text:p>34,114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18876" table:style-name="ce6">
            <text:p>18,876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115379" table:style-name="ce6">
            <text:p>115,379<text:s/></text:p>
          </table:table-cell>
          <table:table-cell office:value-type="float" office:value="39940" table:style-name="ce6">
            <text:p>39,940<text:s/></text:p>
          </table:table-cell>
          <table:table-cell office:value-type="float" office:value="13100" table:style-name="ce6">
            <text:p>13,100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44434" table:style-name="ce6">
            <text:p>44,434<text:s/></text:p>
          </table:table-cell>
          <table:table-cell office:value-type="float" office:value="20767" table:style-name="ce6">
            <text:p>20,767<text:s/></text:p>
          </table:table-cell>
          <table:table-cell office:value-type="float" office:value="19416" table:style-name="ce6">
            <text:p>19,416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17149" table:style-name="ce6">
            <text:p>17,149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27833" table:style-name="ce6">
            <text:p>27,833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21397" table:style-name="ce6">
            <text:p>21,397<text:s/></text:p>
          </table:table-cell>
          <table:table-cell office:value-type="float" office:value="27047" table:style-name="ce6">
            <text:p>27,047<text:s/></text:p>
          </table:table-cell>
          <table:table-cell office:value-type="float" office:value="23842" table:style-name="ce6">
            <text:p>23,842<text:s/></text:p>
          </table:table-cell>
          <table:table-cell office:value-type="float" office:value="17508" table:style-name="ce6">
            <text:p>17,508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53502" table:style-name="ce6">
            <text:p>53,502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13517" table:style-name="ce6">
            <text:p>13,517<text:s/></text:p>
          </table:table-cell>
          <table:table-cell office:value-type="float" office:value="48171" table:style-name="ce6">
            <text:p>48,171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7541" table:style-name="ce6">
            <text:p>7,541<text:s/></text:p>
          </table:table-cell>
          <table:table-cell office:value-type="float" office:value="22363" table:style-name="ce6">
            <text:p>22,363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413" table:style-name="ce6">
            <text:p>2,413<text:s/></text:p>
          </table:table-cell>
          <table:table-cell table:number-columns-repeated="16264"/>
        </table:table-row>
        <table:table-row table:style-name="ro2">
          <table:table-cell office:value-type="date" office:date-value="2022-07-17T00:00:00" table:style-name="ce5">
            <text:p>2022/7/17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25396" table:style-name="ce6">
            <text:p>25,396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16175" table:style-name="ce6">
            <text:p>16,175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18511" table:style-name="ce6">
            <text:p>18,511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113412" table:style-name="ce6">
            <text:p>113,412<text:s/></text:p>
          </table:table-cell>
          <table:table-cell office:value-type="float" office:value="33098" table:style-name="ce6">
            <text:p>33,098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37466" table:style-name="ce6">
            <text:p>37,466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16059" table:style-name="ce6">
            <text:p>16,059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17995" table:style-name="ce6">
            <text:p>17,995<text:s/></text:p>
          </table:table-cell>
          <table:table-cell office:value-type="float" office:value="25118" table:style-name="ce6">
            <text:p>25,118<text:s/></text:p>
          </table:table-cell>
          <table:table-cell office:value-type="float" office:value="18854" table:style-name="ce6">
            <text:p>18,854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8305" table:style-name="ce6">
            <text:p>18,305<text:s/></text:p>
          </table:table-cell>
          <table:table-cell office:value-type="float" office:value="46286" table:style-name="ce6">
            <text:p>46,286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20682" table:style-name="ce6">
            <text:p>20,682<text:s/></text:p>
          </table:table-cell>
          <table:table-cell office:value-type="float" office:value="17653" table:style-name="ce6">
            <text:p>17,653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39127" table:style-name="ce6">
            <text:p>39,127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20566" table:style-name="ce6">
            <text:p>20,566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6253" table:style-name="ce6">
            <text:p>6,253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2202" table:style-name="ce6">
            <text:p>2,202<text:s/></text:p>
          </table:table-cell>
          <table:table-cell table:number-columns-repeated="16264"/>
        </table:table-row>
        <table:table-row table:style-name="ro2">
          <table:table-cell office:value-type="date" office:date-value="2022-07-18T00:00:00" table:style-name="ce5">
            <text:p>2022/7/18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31993" table:style-name="ce6">
            <text:p>31,993<text:s/></text:p>
          </table:table-cell>
          <table:table-cell office:value-type="float" office:value="30783" table:style-name="ce6">
            <text:p>30,783<text:s/></text:p>
          </table:table-cell>
          <table:table-cell office:value-type="float" office:value="17638" table:style-name="ce6">
            <text:p>17,638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22927" table:style-name="ce6">
            <text:p>22,927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10223" table:style-name="ce6">
            <text:p>10,223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18308" table:style-name="ce6">
            <text:p>18,308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24370" table:style-name="ce6">
            <text:p>24,370<text:s/></text:p>
          </table:table-cell>
          <table:table-cell office:value-type="float" office:value="17524" table:style-name="ce6">
            <text:p>17,524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26767" table:style-name="ce6">
            <text:p>26,767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20599" table:style-name="ce6">
            <text:p>20,599<text:s/></text:p>
          </table:table-cell>
          <table:table-cell office:value-type="float" office:value="16068" table:style-name="ce6">
            <text:p>16,068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103516" table:style-name="ce6">
            <text:p>103,516<text:s/></text:p>
          </table:table-cell>
          <table:table-cell office:value-type="float" office:value="32682" table:style-name="ce6">
            <text:p>32,682<text:s/></text:p>
          </table:table-cell>
          <table:table-cell office:value-type="float" office:value="15662" table:style-name="ce6">
            <text:p>15,662<text:s/></text:p>
          </table:table-cell>
          <table:table-cell office:value-type="float" office:value="17552" table:style-name="ce6">
            <text:p>17,552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17665" table:style-name="ce6">
            <text:p>17,665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22899" table:style-name="ce6">
            <text:p>22,899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24449" table:style-name="ce6">
            <text:p>24,449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20353" table:style-name="ce6">
            <text:p>20,353<text:s/></text:p>
          </table:table-cell>
          <table:table-cell office:value-type="float" office:value="22844" table:style-name="ce6">
            <text:p>22,844<text:s/></text:p>
          </table:table-cell>
          <table:table-cell office:value-type="float" office:value="28291" table:style-name="ce6">
            <text:p>28,291<text:s/></text:p>
          </table:table-cell>
          <table:table-cell office:value-type="float" office:value="30021" table:style-name="ce6">
            <text:p>30,021<text:s/></text:p>
          </table:table-cell>
          <table:table-cell office:value-type="float" office:value="21386" table:style-name="ce6">
            <text:p>21,386<text:s/></text:p>
          </table:table-cell>
          <table:table-cell office:value-type="float" office:value="19694" table:style-name="ce6">
            <text:p>19,694<text:s/></text:p>
          </table:table-cell>
          <table:table-cell office:value-type="float" office:value="43595" table:style-name="ce6">
            <text:p>43,595<text:s/></text:p>
          </table:table-cell>
          <table:table-cell office:value-type="float" office:value="15712" table:style-name="ce6">
            <text:p>15,712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25447" table:style-name="ce6">
            <text:p>25,447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47273" table:style-name="ce6">
            <text:p>47,273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24769" table:style-name="ce6">
            <text:p>24,769<text:s/></text:p>
          </table:table-cell>
          <table:table-cell office:value-type="float" office:value="14857" table:style-name="ce6">
            <text:p>14,857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29727" table:style-name="ce6">
            <text:p>29,727<text:s/></text:p>
          </table:table-cell>
          <table:table-cell office:value-type="float" office:value="17056" table:style-name="ce6">
            <text:p>17,056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22371" table:style-name="ce6">
            <text:p>22,371<text:s/></text:p>
          </table:table-cell>
          <table:table-cell office:value-type="float" office:value="16430" table:style-name="ce6">
            <text:p>16,430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4138" table:style-name="ce6">
            <text:p>4,138<text:s/></text:p>
          </table:table-cell>
          <table:table-cell table:number-columns-repeated="16264"/>
        </table:table-row>
        <table:table-row table:style-name="ro2">
          <table:table-cell office:value-type="date" office:date-value="2022-07-19T00:00:00" table:style-name="ce5">
            <text:p>2022/7/19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33710" table:style-name="ce6">
            <text:p>33,710<text:s/></text:p>
          </table:table-cell>
          <table:table-cell office:value-type="float" office:value="31737" table:style-name="ce6">
            <text:p>31,737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13481" table:style-name="ce6">
            <text:p>13,481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19465" table:style-name="ce6">
            <text:p>19,465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25799" table:style-name="ce6">
            <text:p>25,799<text:s/></text:p>
          </table:table-cell>
          <table:table-cell office:value-type="float" office:value="18492" table:style-name="ce6">
            <text:p>18,492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27279" table:style-name="ce6">
            <text:p>27,279<text:s/></text:p>
          </table:table-cell>
          <table:table-cell office:value-type="float" office:value="20300" table:style-name="ce6">
            <text:p>20,300<text:s/></text:p>
          </table:table-cell>
          <table:table-cell office:value-type="float" office:value="21189" table:style-name="ce6">
            <text:p>21,189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19248" table:style-name="ce6">
            <text:p>19,248<text:s/></text:p>
          </table:table-cell>
          <table:table-cell office:value-type="float" office:value="99705" table:style-name="ce6">
            <text:p>99,705<text:s/></text:p>
          </table:table-cell>
          <table:table-cell office:value-type="float" office:value="33975" table:style-name="ce6">
            <text:p>33,975<text:s/></text:p>
          </table:table-cell>
          <table:table-cell office:value-type="float" office:value="16085" table:style-name="ce6">
            <text:p>16,085<text:s/></text:p>
          </table:table-cell>
          <table:table-cell office:value-type="float" office:value="17574" table:style-name="ce6">
            <text:p>17,574<text:s/></text:p>
          </table:table-cell>
          <table:table-cell office:value-type="float" office:value="18565" table:style-name="ce6">
            <text:p>18,565<text:s/></text:p>
          </table:table-cell>
          <table:table-cell office:value-type="float" office:value="17982" table:style-name="ce6">
            <text:p>17,982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17778" table:style-name="ce6">
            <text:p>17,778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22965" table:style-name="ce6">
            <text:p>22,965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24739" table:style-name="ce6">
            <text:p>24,739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18265" table:style-name="ce6">
            <text:p>18,265<text:s/></text:p>
          </table:table-cell>
          <table:table-cell office:value-type="float" office:value="20573" table:style-name="ce6">
            <text:p>20,573<text:s/></text:p>
          </table:table-cell>
          <table:table-cell office:value-type="float" office:value="23330" table:style-name="ce6">
            <text:p>23,330<text:s/></text:p>
          </table:table-cell>
          <table:table-cell office:value-type="float" office:value="28149" table:style-name="ce6">
            <text:p>28,149<text:s/></text:p>
          </table:table-cell>
          <table:table-cell office:value-type="float" office:value="30391" table:style-name="ce6">
            <text:p>30,391<text:s/></text:p>
          </table:table-cell>
          <table:table-cell office:value-type="float" office:value="21994" table:style-name="ce6">
            <text:p>21,994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43926" table:style-name="ce6">
            <text:p>43,926<text:s/></text:p>
          </table:table-cell>
          <table:table-cell office:value-type="float" office:value="16305" table:style-name="ce6">
            <text:p>16,305<text:s/></text:p>
          </table:table-cell>
          <table:table-cell office:value-type="float" office:value="25132" table:style-name="ce6">
            <text:p>25,132<text:s/></text:p>
          </table:table-cell>
          <table:table-cell office:value-type="float" office:value="26535" table:style-name="ce6">
            <text:p>26,535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47451" table:style-name="ce6">
            <text:p>47,451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14839" table:style-name="ce6">
            <text:p>14,839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20651" table:style-name="ce6">
            <text:p>20,651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30789" table:style-name="ce6">
            <text:p>30,789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13280" table:style-name="ce6">
            <text:p>13,280<text:s/></text:p>
          </table:table-cell>
          <table:table-cell office:value-type="float" office:value="22903" table:style-name="ce6">
            <text:p>22,903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4331" table:style-name="ce6">
            <text:p>4,331<text:s/></text:p>
          </table:table-cell>
          <table:table-cell table:number-columns-repeated="16264"/>
        </table:table-row>
        <table:table-row table:style-name="ro2">
          <table:table-cell office:value-type="date" office:date-value="2022-07-20T00:00:00" table:style-name="ce5">
            <text:p>2022/7/20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34316" table:style-name="ce6">
            <text:p>34,316<text:s/></text:p>
          </table:table-cell>
          <table:table-cell office:value-type="float" office:value="33231" table:style-name="ce6">
            <text:p>33,231<text:s/></text:p>
          </table:table-cell>
          <table:table-cell office:value-type="float" office:value="18861" table:style-name="ce6">
            <text:p>18,861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13790" table:style-name="ce6">
            <text:p>13,790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23567" table:style-name="ce6">
            <text:p>23,567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20031" table:style-name="ce6">
            <text:p>20,031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26659" table:style-name="ce6">
            <text:p>26,659<text:s/></text:p>
          </table:table-cell>
          <table:table-cell office:value-type="float" office:value="18783" table:style-name="ce6">
            <text:p>18,783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27442" table:style-name="ce6">
            <text:p>27,442<text:s/></text:p>
          </table:table-cell>
          <table:table-cell office:value-type="float" office:value="20570" table:style-name="ce6">
            <text:p>20,570<text:s/></text:p>
          </table:table-cell>
          <table:table-cell office:value-type="float" office:value="21407" table:style-name="ce6">
            <text:p>21,407<text:s/></text:p>
          </table:table-cell>
          <table:table-cell office:value-type="float" office:value="16570" table:style-name="ce6">
            <text:p>16,570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103171" table:style-name="ce6">
            <text:p>103,171<text:s/></text:p>
          </table:table-cell>
          <table:table-cell office:value-type="float" office:value="35146" table:style-name="ce6">
            <text:p>35,146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17895" table:style-name="ce6">
            <text:p>17,895<text:s/></text:p>
          </table:table-cell>
          <table:table-cell office:value-type="float" office:value="18629" table:style-name="ce6">
            <text:p>18,629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19770" table:style-name="ce6">
            <text:p>19,770<text:s/></text:p>
          </table:table-cell>
          <table:table-cell office:value-type="float" office:value="18154" table:style-name="ce6">
            <text:p>18,154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23213" table:style-name="ce6">
            <text:p>23,213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24746" table:style-name="ce6">
            <text:p>24,746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8265" table:style-name="ce6">
            <text:p>18,265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29486" table:style-name="ce6">
            <text:p>29,486<text:s/></text:p>
          </table:table-cell>
          <table:table-cell office:value-type="float" office:value="30906" table:style-name="ce6">
            <text:p>30,906<text:s/></text:p>
          </table:table-cell>
          <table:table-cell office:value-type="float" office:value="22113" table:style-name="ce6">
            <text:p>22,113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45534" table:style-name="ce6">
            <text:p>45,534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25732" table:style-name="ce6">
            <text:p>25,732<text:s/></text:p>
          </table:table-cell>
          <table:table-cell office:value-type="float" office:value="27383" table:style-name="ce6">
            <text:p>27,383<text:s/></text:p>
          </table:table-cell>
          <table:table-cell office:value-type="float" office:value="16356" table:style-name="ce6">
            <text:p>16,356<text:s/></text:p>
          </table:table-cell>
          <table:table-cell office:value-type="float" office:value="49639" table:style-name="ce6">
            <text:p>49,639<text:s/></text:p>
          </table:table-cell>
          <table:table-cell office:value-type="float" office:value="15654" table:style-name="ce6">
            <text:p>15,654<text:s/></text:p>
          </table:table-cell>
          <table:table-cell office:value-type="float" office:value="13265" table:style-name="ce6">
            <text:p>13,265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21690" table:style-name="ce6">
            <text:p>21,690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31896" table:style-name="ce6">
            <text:p>31,896<text:s/></text:p>
          </table:table-cell>
          <table:table-cell office:value-type="float" office:value="18040" table:style-name="ce6">
            <text:p>18,040<text:s/></text:p>
          </table:table-cell>
          <table:table-cell office:value-type="float" office:value="19793" table:style-name="ce6">
            <text:p>19,793<text:s/></text:p>
          </table:table-cell>
          <table:table-cell office:value-type="float" office:value="19439" table:style-name="ce6">
            <text:p>19,439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23613" table:style-name="ce6">
            <text:p>23,613<text:s/></text:p>
          </table:table-cell>
          <table:table-cell office:value-type="float" office:value="17614" table:style-name="ce6">
            <text:p>17,614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1397" table:style-name="ce6">
            <text:p>1,397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4390" table:style-name="ce6">
            <text:p>4,390<text:s/></text:p>
          </table:table-cell>
          <table:table-cell table:number-columns-repeated="16264"/>
        </table:table-row>
        <table:table-row table:style-name="ro2">
          <table:table-cell office:value-type="date" office:date-value="2022-07-21T00:00:00" table:style-name="ce5">
            <text:p>2022/7/21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34644" table:style-name="ce6">
            <text:p>34,644<text:s/></text:p>
          </table:table-cell>
          <table:table-cell office:value-type="float" office:value="33850" table:style-name="ce6">
            <text:p>33,850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26223" table:style-name="ce6">
            <text:p>26,223<text:s/></text:p>
          </table:table-cell>
          <table:table-cell office:value-type="float" office:value="19200" table:style-name="ce6">
            <text:p>19,200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28044" table:style-name="ce6">
            <text:p>28,044<text:s/></text:p>
          </table:table-cell>
          <table:table-cell office:value-type="float" office:value="20775" table:style-name="ce6">
            <text:p>20,775<text:s/></text:p>
          </table:table-cell>
          <table:table-cell office:value-type="float" office:value="21601" table:style-name="ce6">
            <text:p>21,601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19128" table:style-name="ce6">
            <text:p>19,128<text:s/></text:p>
          </table:table-cell>
          <table:table-cell office:value-type="float" office:value="102710" table:style-name="ce6">
            <text:p>102,710<text:s/></text:p>
          </table:table-cell>
          <table:table-cell office:value-type="float" office:value="35940" table:style-name="ce6">
            <text:p>35,940<text:s/></text:p>
          </table:table-cell>
          <table:table-cell office:value-type="float" office:value="16307" table:style-name="ce6">
            <text:p>16,307<text:s/></text:p>
          </table:table-cell>
          <table:table-cell office:value-type="float" office:value="18218" table:style-name="ce6">
            <text:p>18,218<text:s/></text:p>
          </table:table-cell>
          <table:table-cell office:value-type="float" office:value="19468" table:style-name="ce6">
            <text:p>19,468<text:s/></text:p>
          </table:table-cell>
          <table:table-cell office:value-type="float" office:value="18976" table:style-name="ce6">
            <text:p>18,976<text:s/></text:p>
          </table:table-cell>
          <table:table-cell office:value-type="float" office:value="19971" table:style-name="ce6">
            <text:p>19,971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22997" table:style-name="ce6">
            <text:p>22,997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25318" table:style-name="ce6">
            <text:p>25,318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18645" table:style-name="ce6">
            <text:p>18,645<text:s/></text:p>
          </table:table-cell>
          <table:table-cell office:value-type="float" office:value="20882" table:style-name="ce6">
            <text:p>20,882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29397" table:style-name="ce6">
            <text:p>29,397<text:s/></text:p>
          </table:table-cell>
          <table:table-cell office:value-type="float" office:value="29392" table:style-name="ce6">
            <text:p>29,392<text:s/></text:p>
          </table:table-cell>
          <table:table-cell office:value-type="float" office:value="21976" table:style-name="ce6">
            <text:p>21,976<text:s/></text:p>
          </table:table-cell>
          <table:table-cell office:value-type="float" office:value="21102" table:style-name="ce6">
            <text:p>21,102<text:s/></text:p>
          </table:table-cell>
          <table:table-cell office:value-type="float" office:value="46829" table:style-name="ce6">
            <text:p>46,829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25999" table:style-name="ce6">
            <text:p>25,999<text:s/></text:p>
          </table:table-cell>
          <table:table-cell office:value-type="float" office:value="27830" table:style-name="ce6">
            <text:p>27,830<text:s/></text:p>
          </table:table-cell>
          <table:table-cell office:value-type="float" office:value="16295" table:style-name="ce6">
            <text:p>16,295<text:s/></text:p>
          </table:table-cell>
          <table:table-cell office:value-type="float" office:value="50726" table:style-name="ce6">
            <text:p>50,726<text:s/></text:p>
          </table:table-cell>
          <table:table-cell office:value-type="float" office:value="16701" table:style-name="ce6">
            <text:p>16,701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6457" table:style-name="ce6">
            <text:p>16,457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21468" table:style-name="ce6">
            <text:p>21,468<text:s/></text:p>
          </table:table-cell>
          <table:table-cell office:value-type="float" office:value="15943" table:style-name="ce6">
            <text:p>15,943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31937" table:style-name="ce6">
            <text:p>31,937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20251" table:style-name="ce6">
            <text:p>20,251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12544" table:style-name="ce6">
            <text:p>12,544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4175" table:style-name="ce6">
            <text:p>4,175<text:s/></text:p>
          </table:table-cell>
          <table:table-cell table:number-columns-repeated="16264"/>
        </table:table-row>
        <table:table-row table:style-name="ro2">
          <table:table-cell office:value-type="date" office:date-value="2022-07-22T00:00:00" table:style-name="ce5">
            <text:p>2022/7/22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34434" table:style-name="ce6">
            <text:p>34,434<text:s/></text:p>
          </table:table-cell>
          <table:table-cell office:value-type="float" office:value="38188" table:style-name="ce6">
            <text:p>38,188<text:s/></text:p>
          </table:table-cell>
          <table:table-cell office:value-type="float" office:value="18922" table:style-name="ce6">
            <text:p>18,922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9323" table:style-name="ce6">
            <text:p>9,323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14885" table:style-name="ce6">
            <text:p>14,885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24526" table:style-name="ce6">
            <text:p>24,526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21669" table:style-name="ce6">
            <text:p>21,669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19699" table:style-name="ce6">
            <text:p>19,699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29361" table:style-name="ce6">
            <text:p>29,361<text:s/></text:p>
          </table:table-cell>
          <table:table-cell office:value-type="float" office:value="21481" table:style-name="ce6">
            <text:p>21,481<text:s/></text:p>
          </table:table-cell>
          <table:table-cell office:value-type="float" office:value="22362" table:style-name="ce6">
            <text:p>22,362<text:s/></text:p>
          </table:table-cell>
          <table:table-cell office:value-type="float" office:value="17197" table:style-name="ce6">
            <text:p>17,197<text:s/></text:p>
          </table:table-cell>
          <table:table-cell office:value-type="float" office:value="18657" table:style-name="ce6">
            <text:p>18,657<text:s/></text:p>
          </table:table-cell>
          <table:table-cell office:value-type="float" office:value="115885" table:style-name="ce6">
            <text:p>115,885<text:s/></text:p>
          </table:table-cell>
          <table:table-cell office:value-type="float" office:value="40047" table:style-name="ce6">
            <text:p>40,047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23365" table:style-name="ce6">
            <text:p>23,365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14355" table:style-name="ce6">
            <text:p>14,355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26858" table:style-name="ce6">
            <text:p>26,858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18783" table:style-name="ce6">
            <text:p>18,783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24774" table:style-name="ce6">
            <text:p>24,774<text:s/></text:p>
          </table:table-cell>
          <table:table-cell office:value-type="float" office:value="31960" table:style-name="ce6">
            <text:p>31,960<text:s/></text:p>
          </table:table-cell>
          <table:table-cell office:value-type="float" office:value="32391" table:style-name="ce6">
            <text:p>32,391<text:s/></text:p>
          </table:table-cell>
          <table:table-cell office:value-type="float" office:value="22848" table:style-name="ce6">
            <text:p>22,848<text:s/></text:p>
          </table:table-cell>
          <table:table-cell office:value-type="float" office:value="21511" table:style-name="ce6">
            <text:p>21,511<text:s/></text:p>
          </table:table-cell>
          <table:table-cell office:value-type="float" office:value="50853" table:style-name="ce6">
            <text:p>50,853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27707" table:style-name="ce6">
            <text:p>27,707<text:s/></text:p>
          </table:table-cell>
          <table:table-cell office:value-type="float" office:value="30320" table:style-name="ce6">
            <text:p>30,320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56484" table:style-name="ce6">
            <text:p>56,484<text:s/></text:p>
          </table:table-cell>
          <table:table-cell office:value-type="float" office:value="16630" table:style-name="ce6">
            <text:p>16,630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17284" table:style-name="ce6">
            <text:p>17,284<text:s/></text:p>
          </table:table-cell>
          <table:table-cell office:value-type="float" office:value="11267" table:style-name="ce6">
            <text:p>11,267<text:s/></text:p>
          </table:table-cell>
          <table:table-cell office:value-type="float" office:value="24064" table:style-name="ce6">
            <text:p>24,064<text:s/></text:p>
          </table:table-cell>
          <table:table-cell office:value-type="float" office:value="16569" table:style-name="ce6">
            <text:p>16,56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31207" table:style-name="ce6">
            <text:p>31,207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19741" table:style-name="ce6">
            <text:p>19,741<text:s/></text:p>
          </table:table-cell>
          <table:table-cell office:value-type="float" office:value="20241" table:style-name="ce6">
            <text:p>20,241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3978" table:style-name="ce6">
            <text:p>13,978<text:s/></text:p>
          </table:table-cell>
          <table:table-cell office:value-type="float" office:value="28230" table:style-name="ce6">
            <text:p>28,230<text:s/></text:p>
          </table:table-cell>
          <table:table-cell office:value-type="float" office:value="18865" table:style-name="ce6">
            <text:p>18,865<text:s/></text:p>
          </table:table-cell>
          <table:table-cell office:value-type="float" office:value="12794" table:style-name="ce6">
            <text:p>12,794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4326" table:style-name="ce6">
            <text:p>4,326<text:s/></text:p>
          </table:table-cell>
          <table:table-cell table:number-columns-repeated="16264"/>
        </table:table-row>
        <table:table-row table:style-name="ro2">
          <table:table-cell office:value-type="date" office:date-value="2022-07-23T00:00:00" table:style-name="ce5">
            <text:p>2022/7/23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17275" table:style-name="ce6">
            <text:p>17,275<text:s/></text:p>
          </table:table-cell>
          <table:table-cell office:value-type="float" office:value="33863" table:style-name="ce6">
            <text:p>33,863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4661" table:style-name="ce6">
            <text:p>4,661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18671" table:style-name="ce6">
            <text:p>18,671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22162" table:style-name="ce6">
            <text:p>22,162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15614" table:style-name="ce6">
            <text:p>15,614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107232" table:style-name="ce6">
            <text:p>107,232<text:s/></text:p>
          </table:table-cell>
          <table:table-cell office:value-type="float" office:value="38594" table:style-name="ce6">
            <text:p>38,594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9056" table:style-name="ce6">
            <text:p>19,056<text:s/></text:p>
          </table:table-cell>
          <table:table-cell office:value-type="float" office:value="20224" table:style-name="ce6">
            <text:p>20,224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15124" table:style-name="ce6">
            <text:p>15,124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15589" table:style-name="ce6">
            <text:p>15,589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25975" table:style-name="ce6">
            <text:p>25,975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20073" table:style-name="ce6">
            <text:p>20,073<text:s/></text:p>
          </table:table-cell>
          <table:table-cell office:value-type="float" office:value="26315" table:style-name="ce6">
            <text:p>26,315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16340" table:style-name="ce6">
            <text:p>16,340<text:s/></text:p>
          </table:table-cell>
          <table:table-cell office:value-type="float" office:value="18839" table:style-name="ce6">
            <text:p>18,839<text:s/></text:p>
          </table:table-cell>
          <table:table-cell office:value-type="float" office:value="50148" table:style-name="ce6">
            <text:p>50,148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24277" table:style-name="ce6">
            <text:p>24,277<text:s/></text:p>
          </table:table-cell>
          <table:table-cell office:value-type="float" office:value="14238" table:style-name="ce6">
            <text:p>14,238<text:s/></text:p>
          </table:table-cell>
          <table:table-cell office:value-type="float" office:value="46792" table:style-name="ce6">
            <text:p>46,792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19662" table:style-name="ce6">
            <text:p>19,662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2283" table:style-name="ce6">
            <text:p>2,283<text:s/></text:p>
          </table:table-cell>
          <table:table-cell table:number-columns-repeated="16264"/>
        </table:table-row>
        <table:table-row table:style-name="ro2">
          <table:table-cell office:value-type="date" office:date-value="2022-07-24T00:00:00" table:style-name="ce5">
            <text:p>2022/7/24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25769" table:style-name="ce6">
            <text:p>25,769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15628" table:style-name="ce6">
            <text:p>15,628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14525" table:style-name="ce6">
            <text:p>14,525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107444" table:style-name="ce6">
            <text:p>107,444<text:s/></text:p>
          </table:table-cell>
          <table:table-cell office:value-type="float" office:value="30545" table:style-name="ce6">
            <text:p>30,545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15299" table:style-name="ce6">
            <text:p>15,299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24765" table:style-name="ce6">
            <text:p>24,765<text:s/></text:p>
          </table:table-cell>
          <table:table-cell office:value-type="float" office:value="18409" table:style-name="ce6">
            <text:p>18,409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5856" table:style-name="ce6">
            <text:p>15,856<text:s/></text:p>
          </table:table-cell>
          <table:table-cell office:value-type="float" office:value="42757" table:style-name="ce6">
            <text:p>42,757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20216" table:style-name="ce6">
            <text:p>20,216<text:s/></text:p>
          </table:table-cell>
          <table:table-cell office:value-type="float" office:value="17171" table:style-name="ce6">
            <text:p>17,171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39034" table:style-name="ce6">
            <text:p>39,034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5757" table:style-name="ce6">
            <text:p>5,757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4565" table:style-name="ce6">
            <text:p>4,565<text:s/></text:p>
          </table:table-cell>
          <table:table-cell office:value-type="float" office:value="624" table:style-name="ce6">
            <text:p>624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2234" table:style-name="ce6">
            <text:p>2,234<text:s/></text:p>
          </table:table-cell>
          <table:table-cell table:number-columns-repeated="16264"/>
        </table:table-row>
        <table:table-row table:style-name="ro2">
          <table:table-cell office:value-type="date" office:date-value="2022-07-25T00:00:00" table:style-name="ce5">
            <text:p>2022/7/25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31943" table:style-name="ce6">
            <text:p>31,943<text:s/></text:p>
          </table:table-cell>
          <table:table-cell office:value-type="float" office:value="30200" table:style-name="ce6">
            <text:p>30,200<text:s/></text:p>
          </table:table-cell>
          <table:table-cell office:value-type="float" office:value="17539" table:style-name="ce6">
            <text:p>17,539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23255" table:style-name="ce6">
            <text:p>23,255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18637" table:style-name="ce6">
            <text:p>18,637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17779" table:style-name="ce6">
            <text:p>17,779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23717" table:style-name="ce6">
            <text:p>23,717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26074" table:style-name="ce6">
            <text:p>26,074<text:s/></text:p>
          </table:table-cell>
          <table:table-cell office:value-type="float" office:value="19223" table:style-name="ce6">
            <text:p>19,223<text:s/></text:p>
          </table:table-cell>
          <table:table-cell office:value-type="float" office:value="20404" table:style-name="ce6">
            <text:p>20,404<text:s/></text:p>
          </table:table-cell>
          <table:table-cell office:value-type="float" office:value="16106" table:style-name="ce6">
            <text:p>16,106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102678" table:style-name="ce6">
            <text:p>102,678<text:s/></text:p>
          </table:table-cell>
          <table:table-cell office:value-type="float" office:value="31580" table:style-name="ce6">
            <text:p>31,580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17890" table:style-name="ce6">
            <text:p>17,890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18047" table:style-name="ce6">
            <text:p>18,047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21970" table:style-name="ce6">
            <text:p>21,970<text:s/></text:p>
          </table:table-cell>
          <table:table-cell office:value-type="float" office:value="5808" table:style-name="ce6">
            <text:p>5,808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12976" table:style-name="ce6">
            <text:p>12,976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23792" table:style-name="ce6">
            <text:p>23,792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17443" table:style-name="ce6">
            <text:p>17,443<text:s/></text:p>
          </table:table-cell>
          <table:table-cell office:value-type="float" office:value="20178" table:style-name="ce6">
            <text:p>20,178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29606" table:style-name="ce6">
            <text:p>29,606<text:s/></text:p>
          </table:table-cell>
          <table:table-cell office:value-type="float" office:value="20677" table:style-name="ce6">
            <text:p>20,677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42085" table:style-name="ce6">
            <text:p>42,085<text:s/></text:p>
          </table:table-cell>
          <table:table-cell office:value-type="float" office:value="15300" table:style-name="ce6">
            <text:p>15,300<text:s/></text:p>
          </table:table-cell>
          <table:table-cell office:value-type="float" office:value="24142" table:style-name="ce6">
            <text:p>24,142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46375" table:style-name="ce6">
            <text:p>46,375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15057" table:style-name="ce6">
            <text:p>15,057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20981" table:style-name="ce6">
            <text:p>20,981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28962" table:style-name="ce6">
            <text:p>28,962<text:s/></text:p>
          </table:table-cell>
          <table:table-cell office:value-type="float" office:value="16291" table:style-name="ce6">
            <text:p>16,291<text:s/></text:p>
          </table:table-cell>
          <table:table-cell office:value-type="float" office:value="18509" table:style-name="ce6">
            <text:p>18,509<text:s/></text:p>
          </table:table-cell>
          <table:table-cell office:value-type="float" office:value="18989" table:style-name="ce6">
            <text:p>18,989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15562" table:style-name="ce6">
            <text:p>15,562<text:s/></text:p>
          </table:table-cell>
          <table:table-cell office:value-type="float" office:value="11694" table:style-name="ce6">
            <text:p>11,694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4279" table:style-name="ce6">
            <text:p>4,279<text:s/></text:p>
          </table:table-cell>
          <table:table-cell table:number-columns-repeated="16264"/>
        </table:table-row>
        <table:table-row table:style-name="ro2">
          <table:table-cell office:value-type="date" office:date-value="2022-07-26T00:00:00" table:style-name="ce5">
            <text:p>2022/7/26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34031" table:style-name="ce6">
            <text:p>34,031<text:s/></text:p>
          </table:table-cell>
          <table:table-cell office:value-type="float" office:value="32216" table:style-name="ce6">
            <text:p>32,216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14518" table:style-name="ce6">
            <text:p>14,518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24192" table:style-name="ce6">
            <text:p>24,192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19649" table:style-name="ce6">
            <text:p>19,649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19304" table:style-name="ce6">
            <text:p>19,304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25913" table:style-name="ce6">
            <text:p>25,913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21303" table:style-name="ce6">
            <text:p>21,303<text:s/></text:p>
          </table:table-cell>
          <table:table-cell office:value-type="float" office:value="16810" table:style-name="ce6">
            <text:p>16,810<text:s/></text:p>
          </table:table-cell>
          <table:table-cell office:value-type="float" office:value="19566" table:style-name="ce6">
            <text:p>19,566<text:s/></text:p>
          </table:table-cell>
          <table:table-cell office:value-type="float" office:value="100398" table:style-name="ce6">
            <text:p>100,398<text:s/></text:p>
          </table:table-cell>
          <table:table-cell office:value-type="float" office:value="34317" table:style-name="ce6">
            <text:p>34,317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20122" table:style-name="ce6">
            <text:p>20,122<text:s/></text:p>
          </table:table-cell>
          <table:table-cell office:value-type="float" office:value="18315" table:style-name="ce6">
            <text:p>18,315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25034" table:style-name="ce6">
            <text:p>25,034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18024" table:style-name="ce6">
            <text:p>18,024<text:s/></text:p>
          </table:table-cell>
          <table:table-cell office:value-type="float" office:value="21074" table:style-name="ce6">
            <text:p>21,074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28364" table:style-name="ce6">
            <text:p>28,364<text:s/></text:p>
          </table:table-cell>
          <table:table-cell office:value-type="float" office:value="31042" table:style-name="ce6">
            <text:p>31,042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20527" table:style-name="ce6">
            <text:p>20,527<text:s/></text:p>
          </table:table-cell>
          <table:table-cell office:value-type="float" office:value="44844" table:style-name="ce6">
            <text:p>44,844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25427" table:style-name="ce6">
            <text:p>25,427<text:s/></text:p>
          </table:table-cell>
          <table:table-cell office:value-type="float" office:value="27052" table:style-name="ce6">
            <text:p>27,052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48596" table:style-name="ce6">
            <text:p>48,596<text:s/></text:p>
          </table:table-cell>
          <table:table-cell office:value-type="float" office:value="15807" table:style-name="ce6">
            <text:p>15,807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22215" table:style-name="ce6">
            <text:p>22,215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31169" table:style-name="ce6">
            <text:p>31,169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19332" table:style-name="ce6">
            <text:p>19,332<text:s/></text:p>
          </table:table-cell>
          <table:table-cell office:value-type="float" office:value="19243" table:style-name="ce6">
            <text:p>19,243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13471" table:style-name="ce6">
            <text:p>13,471<text:s/></text:p>
          </table:table-cell>
          <table:table-cell office:value-type="float" office:value="22543" table:style-name="ce6">
            <text:p>22,543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4407" table:style-name="ce6">
            <text:p>4,407<text:s/></text:p>
          </table:table-cell>
          <table:table-cell table:number-columns-repeated="16264"/>
        </table:table-row>
        <table:table-row table:style-name="ro2">
          <table:table-cell office:value-type="date" office:date-value="2022-07-27T00:00:00" table:style-name="ce5">
            <text:p>2022/7/27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33930" table:style-name="ce6">
            <text:p>33,930<text:s/></text:p>
          </table:table-cell>
          <table:table-cell office:value-type="float" office:value="33828" table:style-name="ce6">
            <text:p>33,828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25123" table:style-name="ce6">
            <text:p>25,123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9868" table:style-name="ce6">
            <text:p>19,868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19604" table:style-name="ce6">
            <text:p>19,604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26176" table:style-name="ce6">
            <text:p>26,176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28017" table:style-name="ce6">
            <text:p>28,017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21694" table:style-name="ce6">
            <text:p>21,694<text:s/></text:p>
          </table:table-cell>
          <table:table-cell office:value-type="float" office:value="16833" table:style-name="ce6">
            <text:p>16,833<text:s/></text:p>
          </table:table-cell>
          <table:table-cell office:value-type="float" office:value="19849" table:style-name="ce6">
            <text:p>19,849<text:s/></text:p>
          </table:table-cell>
          <table:table-cell office:value-type="float" office:value="103250" table:style-name="ce6">
            <text:p>103,250<text:s/></text:p>
          </table:table-cell>
          <table:table-cell office:value-type="float" office:value="35955" table:style-name="ce6">
            <text:p>35,955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18378" table:style-name="ce6">
            <text:p>18,378<text:s/></text:p>
          </table:table-cell>
          <table:table-cell office:value-type="float" office:value="19564" table:style-name="ce6">
            <text:p>19,564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20237" table:style-name="ce6">
            <text:p>20,237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23561" table:style-name="ce6">
            <text:p>23,561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25654" table:style-name="ce6">
            <text:p>25,654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29360" table:style-name="ce6">
            <text:p>29,360<text:s/></text:p>
          </table:table-cell>
          <table:table-cell office:value-type="float" office:value="31519" table:style-name="ce6">
            <text:p>31,519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21158" table:style-name="ce6">
            <text:p>21,158<text:s/></text:p>
          </table:table-cell>
          <table:table-cell office:value-type="float" office:value="46410" table:style-name="ce6">
            <text:p>46,410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26063" table:style-name="ce6">
            <text:p>26,063<text:s/></text:p>
          </table:table-cell>
          <table:table-cell office:value-type="float" office:value="28000" table:style-name="ce6">
            <text:p>28,000<text:s/></text:p>
          </table:table-cell>
          <table:table-cell office:value-type="float" office:value="16595" table:style-name="ce6">
            <text:p>16,595<text:s/></text:p>
          </table:table-cell>
          <table:table-cell office:value-type="float" office:value="49246" table:style-name="ce6">
            <text:p>49,246<text:s/></text:p>
          </table:table-cell>
          <table:table-cell office:value-type="float" office:value="16089" table:style-name="ce6">
            <text:p>16,089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31301" table:style-name="ce6">
            <text:p>31,301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19814" table:style-name="ce6">
            <text:p>19,814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23676" table:style-name="ce6">
            <text:p>23,676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4346" table:style-name="ce6">
            <text:p>4,346<text:s/></text:p>
          </table:table-cell>
          <table:table-cell table:number-columns-repeated="16264"/>
        </table:table-row>
        <table:table-row table:style-name="ro2">
          <table:table-cell office:value-type="date" office:date-value="2022-07-28T00:00:00" table:style-name="ce5">
            <text:p>2022/7/28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34819" table:style-name="ce6">
            <text:p>34,819<text:s/></text:p>
          </table:table-cell>
          <table:table-cell office:value-type="float" office:value="34217" table:style-name="ce6">
            <text:p>34,217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13695" table:style-name="ce6">
            <text:p>13,695<text:s/></text:p>
          </table:table-cell>
          <table:table-cell office:value-type="float" office:value="14647" table:style-name="ce6">
            <text:p>14,647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29418" table:style-name="ce6">
            <text:p>29,418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19781" table:style-name="ce6">
            <text:p>19,781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20652" table:style-name="ce6">
            <text:p>20,652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26165" table:style-name="ce6">
            <text:p>26,165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28238" table:style-name="ce6">
            <text:p>28,238<text:s/></text:p>
          </table:table-cell>
          <table:table-cell office:value-type="float" office:value="20960" table:style-name="ce6">
            <text:p>20,960<text:s/></text:p>
          </table:table-cell>
          <table:table-cell office:value-type="float" office:value="21565" table:style-name="ce6">
            <text:p>21,565<text:s/></text:p>
          </table:table-cell>
          <table:table-cell office:value-type="float" office:value="16997" table:style-name="ce6">
            <text:p>16,997<text:s/></text:p>
          </table:table-cell>
          <table:table-cell office:value-type="float" office:value="19454" table:style-name="ce6">
            <text:p>19,454<text:s/></text:p>
          </table:table-cell>
          <table:table-cell office:value-type="float" office:value="106913" table:style-name="ce6">
            <text:p>106,913<text:s/></text:p>
          </table:table-cell>
          <table:table-cell office:value-type="float" office:value="36638" table:style-name="ce6">
            <text:p>36,638<text:s/></text:p>
          </table:table-cell>
          <table:table-cell office:value-type="float" office:value="16598" table:style-name="ce6">
            <text:p>16,598<text:s/></text:p>
          </table:table-cell>
          <table:table-cell office:value-type="float" office:value="18326" table:style-name="ce6">
            <text:p>18,326<text:s/></text:p>
          </table:table-cell>
          <table:table-cell office:value-type="float" office:value="19576" table:style-name="ce6">
            <text:p>19,576<text:s/></text:p>
          </table:table-cell>
          <table:table-cell office:value-type="float" office:value="18958" table:style-name="ce6">
            <text:p>18,958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18384" table:style-name="ce6">
            <text:p>18,384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18333" table:style-name="ce6">
            <text:p>18,333<text:s/></text:p>
          </table:table-cell>
          <table:table-cell office:value-type="float" office:value="21160" table:style-name="ce6">
            <text:p>21,160<text:s/></text:p>
          </table:table-cell>
          <table:table-cell office:value-type="float" office:value="24246" table:style-name="ce6">
            <text:p>24,246<text:s/></text:p>
          </table:table-cell>
          <table:table-cell office:value-type="float" office:value="30002" table:style-name="ce6">
            <text:p>30,002<text:s/></text:p>
          </table:table-cell>
          <table:table-cell office:value-type="float" office:value="31681" table:style-name="ce6">
            <text:p>31,681<text:s/></text:p>
          </table:table-cell>
          <table:table-cell office:value-type="float" office:value="22475" table:style-name="ce6">
            <text:p>22,475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46742" table:style-name="ce6">
            <text:p>46,742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26541" table:style-name="ce6">
            <text:p>26,541<text:s/></text:p>
          </table:table-cell>
          <table:table-cell office:value-type="float" office:value="28093" table:style-name="ce6">
            <text:p>28,093<text:s/></text:p>
          </table:table-cell>
          <table:table-cell office:value-type="float" office:value="16567" table:style-name="ce6">
            <text:p>16,567<text:s/></text:p>
          </table:table-cell>
          <table:table-cell office:value-type="float" office:value="51236" table:style-name="ce6">
            <text:p>51,236<text:s/></text:p>
          </table:table-cell>
          <table:table-cell office:value-type="float" office:value="16208" table:style-name="ce6">
            <text:p>16,208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31927" table:style-name="ce6">
            <text:p>31,927<text:s/></text:p>
          </table:table-cell>
          <table:table-cell office:value-type="float" office:value="15984" table:style-name="ce6">
            <text:p>15,984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31610" table:style-name="ce6">
            <text:p>31,610<text:s/></text:p>
          </table:table-cell>
          <table:table-cell office:value-type="float" office:value="17584" table:style-name="ce6">
            <text:p>17,584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13632" table:style-name="ce6">
            <text:p>13,632<text:s/></text:p>
          </table:table-cell>
          <table:table-cell office:value-type="float" office:value="23256" table:style-name="ce6">
            <text:p>23,256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4407" table:style-name="ce6">
            <text:p>4,407<text:s/></text:p>
          </table:table-cell>
          <table:table-cell table:number-columns-repeated="16264"/>
        </table:table-row>
        <table:table-row table:style-name="ro2">
          <table:table-cell office:value-type="date" office:date-value="2022-07-29T00:00:00" table:style-name="ce5">
            <text:p>2022/7/29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35444" table:style-name="ce6">
            <text:p>35,444<text:s/></text:p>
          </table:table-cell>
          <table:table-cell office:value-type="float" office:value="38428" table:style-name="ce6">
            <text:p>38,428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4643" table:style-name="ce6">
            <text:p>14,643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30828" table:style-name="ce6">
            <text:p>30,828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20855" table:style-name="ce6">
            <text:p>20,855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21943" table:style-name="ce6">
            <text:p>21,943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27246" table:style-name="ce6">
            <text:p>27,246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29472" table:style-name="ce6">
            <text:p>29,472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22462" table:style-name="ce6">
            <text:p>22,462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19067" table:style-name="ce6">
            <text:p>19,067<text:s/></text:p>
          </table:table-cell>
          <table:table-cell office:value-type="float" office:value="121307" table:style-name="ce6">
            <text:p>121,307<text:s/></text:p>
          </table:table-cell>
          <table:table-cell office:value-type="float" office:value="41261" table:style-name="ce6">
            <text:p>41,261<text:s/></text:p>
          </table:table-cell>
          <table:table-cell office:value-type="float" office:value="17500" table:style-name="ce6">
            <text:p>17,500<text:s/></text:p>
          </table:table-cell>
          <table:table-cell office:value-type="float" office:value="19171" table:style-name="ce6">
            <text:p>19,171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20123" table:style-name="ce6">
            <text:p>20,123<text:s/></text:p>
          </table:table-cell>
          <table:table-cell office:value-type="float" office:value="21614" table:style-name="ce6">
            <text:p>21,614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26707" table:style-name="ce6">
            <text:p>26,707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8969" table:style-name="ce6">
            <text:p>18,969<text:s/></text:p>
          </table:table-cell>
          <table:table-cell office:value-type="float" office:value="21628" table:style-name="ce6">
            <text:p>21,628<text:s/></text:p>
          </table:table-cell>
          <table:table-cell office:value-type="float" office:value="25313" table:style-name="ce6">
            <text:p>25,313<text:s/></text:p>
          </table:table-cell>
          <table:table-cell office:value-type="float" office:value="32511" table:style-name="ce6">
            <text:p>32,511<text:s/></text:p>
          </table:table-cell>
          <table:table-cell office:value-type="float" office:value="33329" table:style-name="ce6">
            <text:p>33,329<text:s/></text:p>
          </table:table-cell>
          <table:table-cell office:value-type="float" office:value="23335" table:style-name="ce6">
            <text:p>23,335<text:s/></text:p>
          </table:table-cell>
          <table:table-cell office:value-type="float" office:value="22600" table:style-name="ce6">
            <text:p>22,600<text:s/></text:p>
          </table:table-cell>
          <table:table-cell office:value-type="float" office:value="53850" table:style-name="ce6">
            <text:p>53,850<text:s/></text:p>
          </table:table-cell>
          <table:table-cell office:value-type="float" office:value="17681" table:style-name="ce6">
            <text:p>17,681<text:s/></text:p>
          </table:table-cell>
          <table:table-cell office:value-type="float" office:value="28559" table:style-name="ce6">
            <text:p>28,559<text:s/></text:p>
          </table:table-cell>
          <table:table-cell office:value-type="float" office:value="30384" table:style-name="ce6">
            <text:p>30,384<text:s/></text:p>
          </table:table-cell>
          <table:table-cell office:value-type="float" office:value="17769" table:style-name="ce6">
            <text:p>17,769<text:s/></text:p>
          </table:table-cell>
          <table:table-cell office:value-type="float" office:value="57432" table:style-name="ce6">
            <text:p>57,432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32700" table:style-name="ce6">
            <text:p>32,700<text:s/></text:p>
          </table:table-cell>
          <table:table-cell office:value-type="float" office:value="16605" table:style-name="ce6">
            <text:p>16,605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32060" table:style-name="ce6">
            <text:p>32,060<text:s/></text:p>
          </table:table-cell>
          <table:table-cell office:value-type="float" office:value="17619" table:style-name="ce6">
            <text:p>17,619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14393" table:style-name="ce6">
            <text:p>14,393<text:s/></text:p>
          </table:table-cell>
          <table:table-cell office:value-type="float" office:value="23606" table:style-name="ce6">
            <text:p>23,606<text:s/></text:p>
          </table:table-cell>
          <table:table-cell office:value-type="float" office:value="18808" table:style-name="ce6">
            <text:p>18,808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10827" table:style-name="ce6">
            <text:p>10,827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4641" table:style-name="ce6">
            <text:p>4,641<text:s/></text:p>
          </table:table-cell>
          <table:table-cell table:number-columns-repeated="16264"/>
        </table:table-row>
        <table:table-row table:style-name="ro2">
          <table:table-cell office:value-type="date" office:date-value="2022-07-30T00:00:00" table:style-name="ce5">
            <text:p>2022/7/30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18606" table:style-name="ce6">
            <text:p>18,606<text:s/></text:p>
          </table:table-cell>
          <table:table-cell office:value-type="float" office:value="35290" table:style-name="ce6">
            <text:p>35,290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18710" table:style-name="ce6">
            <text:p>18,710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19447" table:style-name="ce6">
            <text:p>19,447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19649" table:style-name="ce6">
            <text:p>19,649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23734" table:style-name="ce6">
            <text:p>23,734<text:s/></text:p>
          </table:table-cell>
          <table:table-cell office:value-type="float" office:value="16390" table:style-name="ce6">
            <text:p>16,390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123086" table:style-name="ce6">
            <text:p>123,086<text:s/></text:p>
          </table:table-cell>
          <table:table-cell office:value-type="float" office:value="42133" table:style-name="ce6">
            <text:p>42,133<text:s/></text:p>
          </table:table-cell>
          <table:table-cell office:value-type="float" office:value="16458" table:style-name="ce6">
            <text:p>16,458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25428" table:style-name="ce6">
            <text:p>25,428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18570" table:style-name="ce6">
            <text:p>18,570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25751" table:style-name="ce6">
            <text:p>25,751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21599" table:style-name="ce6">
            <text:p>21,599<text:s/></text:p>
          </table:table-cell>
          <table:table-cell office:value-type="float" office:value="28235" table:style-name="ce6">
            <text:p>28,235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17651" table:style-name="ce6">
            <text:p>17,651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59892" table:style-name="ce6">
            <text:p>59,892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23874" table:style-name="ce6">
            <text:p>23,874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48924" table:style-name="ce6">
            <text:p>48,924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6338" table:style-name="ce6">
            <text:p>16,338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31684" table:style-name="ce6">
            <text:p>31,684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22614" table:style-name="ce6">
            <text:p>22,614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13803" table:style-name="ce6">
            <text:p>13,803<text:s/></text:p>
          </table:table-cell>
          <table:table-cell office:value-type="float" office:value="16414" table:style-name="ce6">
            <text:p>16,414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6262" table:style-name="ce6">
            <text:p>6,262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2506" table:style-name="ce6">
            <text:p>2,506<text:s/></text:p>
          </table:table-cell>
          <table:table-cell table:number-columns-repeated="16264"/>
        </table:table-row>
        <table:table-row table:style-name="ro2">
          <table:table-cell office:value-type="date" office:date-value="2022-07-31T00:00:00" table:style-name="ce5">
            <text:p>2022/7/31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27824" table:style-name="ce6">
            <text:p>27,824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17706" table:style-name="ce6">
            <text:p>17,706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4846" table:style-name="ce6">
            <text:p>14,846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18613" table:style-name="ce6">
            <text:p>18,613<text:s/></text:p>
          </table:table-cell>
          <table:table-cell office:value-type="float" office:value="12930" table:style-name="ce6">
            <text:p>12,930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110043" table:style-name="ce6">
            <text:p>110,043<text:s/></text:p>
          </table:table-cell>
          <table:table-cell office:value-type="float" office:value="32912" table:style-name="ce6">
            <text:p>32,912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22594" table:style-name="ce6">
            <text:p>22,594<text:s/></text:p>
          </table:table-cell>
          <table:table-cell office:value-type="float" office:value="17158" table:style-name="ce6">
            <text:p>17,158<text:s/></text:p>
          </table:table-cell>
          <table:table-cell office:value-type="float" office:value="15963" table:style-name="ce6">
            <text:p>15,963<text:s/></text:p>
          </table:table-cell>
          <table:table-cell office:value-type="float" office:value="12382" table:style-name="ce6">
            <text:p>12,382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12535" table:style-name="ce6">
            <text:p>12,535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24899" table:style-name="ce6">
            <text:p>24,899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17828" table:style-name="ce6">
            <text:p>17,828<text:s/></text:p>
          </table:table-cell>
          <table:table-cell office:value-type="float" office:value="24830" table:style-name="ce6">
            <text:p>24,830<text:s/></text:p>
          </table:table-cell>
          <table:table-cell office:value-type="float" office:value="19774" table:style-name="ce6">
            <text:p>19,774<text:s/></text:p>
          </table:table-cell>
          <table:table-cell office:value-type="float" office:value="14159" table:style-name="ce6">
            <text:p>14,159<text:s/></text:p>
          </table:table-cell>
          <table:table-cell office:value-type="float" office:value="16820" table:style-name="ce6">
            <text:p>16,820<text:s/></text:p>
          </table:table-cell>
          <table:table-cell office:value-type="float" office:value="45884" table:style-name="ce6">
            <text:p>45,884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20786" table:style-name="ce6">
            <text:p>20,786<text:s/></text:p>
          </table:table-cell>
          <table:table-cell office:value-type="float" office:value="18184" table:style-name="ce6">
            <text:p>18,184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41455" table:style-name="ce6">
            <text:p>41,455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27257" table:style-name="ce6">
            <text:p>27,257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13159" table:style-name="ce6">
            <text:p>13,159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2044" table:style-name="ce6">
            <text:p>2,044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8-10T06:01:09Z</meta:creation-date>
    <dc:date>2022-08-10T06:02:16Z</dc:date>
  </office:meta>
</office:document-meta>
</file>